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1" svg:font-family="'IBMPlexMono, monospace,', 'Droid Sans Fallback', '',', 'Droid Sans Mono', ',', monospace, ', monospace,', 'Droid Sans Fallback', 'font-weight: normal', 'font-size: 12px', 'line-height: 18px', 'white-space: pre'"/>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1b98a7d"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189a998" fo:background-color="#fffffe"/>
    </style:style>
    <style:style style:name="P17" style:family="paragraph" style:parent-style-name="Standard">
      <style:paragraph-properties fo:text-align="start" style:justify-single-word="false"/>
      <style:text-properties fo:color="#000000" loext:opacity="100%" style:font-name="Liberation Serif" officeooo:paragraph-rsid="00921cd4" fo:background-color="#fffffe"/>
    </style:style>
    <style:style style:name="P18"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19" style:family="paragraph" style:parent-style-name="Standard">
      <style:paragraph-properties fo:text-align="start" style:justify-single-word="false"/>
      <style:text-properties fo:color="#000000" loext:opacity="100%" style:font-name="Liberation Serif" officeooo:paragraph-rsid="01801211" fo:background-color="#fffffe"/>
    </style:style>
    <style:style style:name="P20" style:family="paragraph" style:parent-style-name="Standard">
      <style:paragraph-properties fo:text-align="start" style:justify-single-word="false"/>
      <style:text-properties fo:color="#000000" loext:opacity="100%" style:font-name="Liberation Serif" officeooo:paragraph-rsid="0180b38e" fo:background-color="#fffffe"/>
    </style:style>
    <style:style style:name="P21" style:family="paragraph" style:parent-style-name="Standard">
      <style:paragraph-properties fo:text-align="start" style:justify-single-word="false"/>
      <style:text-properties fo:color="#000000" loext:opacity="100%" style:font-name="Liberation Serif" officeooo:paragraph-rsid="018c6dc2" fo:background-color="#fffffe"/>
    </style:style>
    <style:style style:name="P22" style:family="paragraph" style:parent-style-name="Standard">
      <style:paragraph-properties fo:text-align="start" style:justify-single-word="false"/>
      <style:text-properties fo:color="#000000" loext:opacity="100%" style:font-name="Liberation Serif" officeooo:paragraph-rsid="00c4b776" fo:background-color="#fffffe"/>
    </style:style>
    <style:style style:name="P23"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4"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25"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6" style:family="paragraph" style:parent-style-name="Standard">
      <style:text-properties fo:color="#000000" loext:opacity="100%" style:font-name="Liberation Serif" officeooo:rsid="00b1b95f" officeooo:paragraph-rsid="00b1b95f" fo:background-color="#fffffe"/>
    </style:style>
    <style:style style:name="P27" style:family="paragraph" style:parent-style-name="Standard">
      <style:text-properties fo:color="#000000" loext:opacity="100%" style:font-name="Liberation Serif" officeooo:rsid="00b1b95f" officeooo:paragraph-rsid="00c20060" fo:background-color="#fffffe"/>
    </style:style>
    <style:style style:name="P28" style:family="paragraph" style:parent-style-name="Standard">
      <style:text-properties fo:color="#000000" loext:opacity="100%" style:font-name="Liberation Serif" officeooo:paragraph-rsid="00b8d30e" fo:background-color="#fffffe"/>
    </style:style>
    <style:style style:name="P29" style:family="paragraph" style:parent-style-name="Standard">
      <style:text-properties fo:color="#000000" loext:opacity="100%" style:font-name="Liberation Serif" officeooo:paragraph-rsid="00be9893" fo:background-color="#fffffe"/>
    </style:style>
    <style:style style:name="P30" style:family="paragraph" style:parent-style-name="Standard">
      <style:text-properties fo:color="#000000" loext:opacity="100%" style:font-name="Liberation Serif" officeooo:paragraph-rsid="00c18097" fo:background-color="#fffffe"/>
    </style:style>
    <style:style style:name="P31" style:family="paragraph" style:parent-style-name="Standard">
      <style:text-properties fo:color="#000000" loext:opacity="100%" style:font-name="Liberation Serif" officeooo:paragraph-rsid="00c20060" fo:background-color="#fffffe"/>
    </style:style>
    <style:style style:name="P32" style:family="paragraph" style:parent-style-name="Standard">
      <style:text-properties fo:color="#000000" loext:opacity="100%" style:font-name="Liberation Serif" officeooo:paragraph-rsid="00dca49b" fo:background-color="#fffffe"/>
    </style:style>
    <style:style style:name="P33" style:family="paragraph" style:parent-style-name="Standard">
      <style:text-properties fo:color="#000000" loext:opacity="100%" style:font-name="Liberation Serif" officeooo:paragraph-rsid="00e18b38" fo:background-color="#fffffe"/>
    </style:style>
    <style:style style:name="P34" style:family="paragraph" style:parent-style-name="Standard">
      <style:text-properties fo:color="#000000" loext:opacity="100%" style:font-name="Liberation Serif" officeooo:paragraph-rsid="0187db24" fo:background-color="#fffffe"/>
    </style:style>
    <style:style style:name="P35" style:family="paragraph" style:parent-style-name="Standard">
      <style:text-properties fo:color="#000000" loext:opacity="100%" style:font-name="Liberation Serif" officeooo:paragraph-rsid="019d5311" fo:background-color="#fffffe"/>
    </style:style>
    <style:style style:name="P36" style:family="paragraph" style:parent-style-name="Standard">
      <style:text-properties fo:color="#000000" loext:opacity="100%" style:font-name="Liberation Serif" officeooo:paragraph-rsid="0111b712" fo:background-color="#fffffe"/>
    </style:style>
    <style:style style:name="P37" style:family="paragraph" style:parent-style-name="Standard">
      <style:text-properties fo:color="#000000" loext:opacity="100%" style:font-name="Liberation Serif" officeooo:paragraph-rsid="01252fab" fo:background-color="#fffffe"/>
    </style:style>
    <style:style style:name="P38" style:family="paragraph" style:parent-style-name="Standard">
      <style:text-properties fo:color="#000000" loext:opacity="100%" style:font-name="Liberation Serif" officeooo:paragraph-rsid="01bc1403" fo:background-color="#fffffe"/>
    </style:style>
    <style:style style:name="P39" style:family="paragraph" style:parent-style-name="Standard">
      <style:text-properties fo:color="#000000" loext:opacity="100%" style:font-name="Liberation Serif" officeooo:paragraph-rsid="01c03e5a" fo:background-color="#fffffe"/>
    </style:style>
    <style:style style:name="P40" style:family="paragraph" style:parent-style-name="Standard">
      <style:text-properties fo:color="#000000" loext:opacity="100%" style:font-name="Liberation Serif" officeooo:paragraph-rsid="01b98a7d" fo:background-color="#fffffe"/>
    </style:style>
    <style:style style:name="P41" style:family="paragraph" style:parent-style-name="Standard">
      <style:text-properties fo:color="#000000" loext:opacity="100%" style:font-name="Liberation Serif" officeooo:paragraph-rsid="01ba607a" fo:background-color="#fffffe"/>
    </style:style>
    <style:style style:name="P4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80b38e" fo:background-color="#fffffe"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b98a7d"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4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54"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1b98a7d" fo:background-color="#fffffe" style:font-size-asian="12pt" style:font-weight-asian="normal" style:font-size-complex="12pt" style:font-weight-complex="normal"/>
    </style:style>
    <style:style style:name="P55"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1c9f3b6" fo:background-color="#fffffe"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c03e5a" fo:background-color="#fffffe"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7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80"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8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83"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85"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100"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101" style:family="paragraph" style:parent-style-name="Standard">
      <style:paragraph-properties fo:text-align="start" style:justify-single-word="false"/>
      <style:text-properties fo:color="#000000" loext:opacity="100%" style:font-name="Liberation Serif" fo:font-size="16pt" style:text-underline-style="none" fo:font-weight="normal" officeooo:rsid="00017eb6" officeooo:paragraph-rsid="0063b86d" fo:background-color="#fffffe" style:font-size-asian="16pt" style:font-weight-asian="normal" style:font-size-complex="16pt" style:font-weight-complex="normal"/>
    </style:style>
    <style:style style:name="P102" style:family="paragraph" style:parent-style-name="Standard">
      <style:paragraph-properties fo:text-align="start" style:justify-single-word="false"/>
      <style:text-properties fo:color="#000000" loext:opacity="100%" style:font-name="Liberation Serif" fo:font-size="14pt" style:text-underline-style="none" fo:font-weight="bold" officeooo:rsid="00081de4" officeooo:paragraph-rsid="01b98a7d" fo:background-color="#fffffe" style:font-size-asian="14pt" style:font-weight-asian="bold" style:font-size-complex="14pt" style:font-weight-complex="bold"/>
    </style:style>
    <style:style style:name="P103" style:family="paragraph" style:parent-style-name="Standard">
      <style:paragraph-properties fo:text-align="start" style:justify-single-word="false"/>
      <style:text-properties fo:color="#000000" loext:opacity="100%" style:font-name="Liberation Serif" fo:font-size="14pt" style:text-underline-style="none" fo:font-weight="bold" officeooo:rsid="000beb16" officeooo:paragraph-rsid="01ba607a" fo:background-color="#fffffe" style:font-size-asian="14pt" style:font-weight-asian="bold" style:font-size-complex="14pt" style:font-weight-complex="bold"/>
    </style:style>
    <style:style style:name="P104"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106"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107"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10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10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11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11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11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11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114"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115"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116" style:family="paragraph" style:parent-style-name="Standard">
      <style:paragraph-properties fo:text-align="start" style:justify-single-word="false"/>
      <style:text-properties style:font-name="Liberation Serif" fo:font-size="16pt" style:text-underline-style="none" fo:font-weight="normal" officeooo:rsid="00017eb6" officeooo:paragraph-rsid="00321d7d" style:font-size-asian="16pt" style:font-weight-asian="normal" style:font-size-complex="16pt" style:font-weight-complex="normal"/>
    </style:style>
    <style:style style:name="P117"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18"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2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12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12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12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12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2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2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2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2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2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3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3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3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3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3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3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3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b98a7d" style:font-size-asian="12pt" style:font-weight-asian="normal" style:font-size-complex="12pt" style:font-weight-complex="normal"/>
    </style:style>
    <style:style style:name="P13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38"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39"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40"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43"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45"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50"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0.5pt" style:font-weight-asian="normal" style:font-size-complex="12pt" style:font-weight-complex="normal"/>
    </style:style>
    <style:style style:name="P155"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626e3" style:font-size-asian="10.5pt" style:font-weight-asian="normal" style:font-size-complex="12pt" style:font-weight-complex="normal"/>
    </style:style>
    <style:style style:name="P156"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0081de4" officeooo:paragraph-rsid="01b98a7d"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3b86d" style:font-size-asian="10.5pt" style:font-weight-asian="normal" style:font-size-complex="12pt" style:font-weight-complex="normal"/>
    </style:style>
    <style:style style:name="P167"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168"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c6dc2"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184" style:family="paragraph" style:parent-style-name="Standard">
      <style:paragraph-properties fo:text-align="center" style:justify-single-word="false"/>
      <style:text-properties style:font-name="Liberation Serif" fo:font-size="12pt" style:text-underline-style="none" fo:font-weight="normal" officeooo:rsid="000f6eaf" officeooo:paragraph-rsid="00b5f856"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87"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88"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189"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03cd920" officeooo:paragraph-rsid="0063b86d"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192"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193"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195"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199"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00"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05"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06"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07"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style:text-underline-style="none" fo:font-weight="normal" officeooo:rsid="01171f13" officeooo:paragraph-rsid="012cc2b1" style:font-size-asian="10.5pt" style:font-weight-asian="normal" style:font-size-complex="12pt" style:font-weight-complex="normal"/>
    </style:style>
    <style:style style:name="P211"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212"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14"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15"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18"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19"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22"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223"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24"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9544a6" style:font-size-asian="10.5pt" style:font-weight-asian="normal" style:font-size-complex="12pt" style:font-weight-complex="normal"/>
    </style:style>
    <style:style style:name="P226" style:family="paragraph" style:parent-style-name="Standard">
      <style:paragraph-properties fo:text-align="center" style:justify-single-word="false"/>
      <style:text-properties style:font-name="Liberation Serif" fo:font-size="12pt" style:text-underline-style="none" fo:font-weight="normal" officeooo:rsid="014eaed4" officeooo:paragraph-rsid="0152c5ee"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31"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32"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33"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34"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35"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36"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40"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41"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42"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43"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b98a7d"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46"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center" style:justify-single-word="false"/>
      <style:text-properties style:font-name="Liberation Serif" fo:font-size="12pt" fo:font-weight="normal" officeooo:paragraph-rsid="013988ab"/>
    </style:style>
    <style:style style:name="P249" style:family="paragraph" style:parent-style-name="Standard">
      <style:paragraph-properties fo:text-align="center" style:justify-single-word="false"/>
      <style:text-properties style:font-name="Liberation Serif" fo:font-size="12pt" fo:font-weight="normal" officeooo:paragraph-rsid="015c6710"/>
    </style:style>
    <style:style style:name="P250"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51"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252"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253"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254"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255"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256"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257"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258"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259" style:family="paragraph" style:parent-style-name="Standard">
      <style:paragraph-properties fo:text-align="start" style:justify-single-word="false"/>
      <style:text-properties style:font-name="Liberation Serif" fo:font-size="14pt" style:text-underline-style="none" fo:font-weight="bold" officeooo:rsid="00081de4" officeooo:paragraph-rsid="01b41bbb" style:font-size-asian="14pt" style:font-weight-asian="bold" style:font-size-complex="14pt" style:font-weight-complex="bold"/>
    </style:style>
    <style:style style:name="P260"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261"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262" style:family="paragraph" style:parent-style-name="Standard">
      <style:paragraph-properties fo:text-align="start" style:justify-single-word="false"/>
      <style:text-properties style:font-name="Liberation Serif" fo:font-size="14pt" style:text-underline-style="none" fo:font-weight="bold" officeooo:rsid="000f6eaf" officeooo:paragraph-rsid="00c18097" style:font-size-asian="14pt" style:font-weight-asian="bold" style:font-size-complex="14pt" style:font-weight-complex="bold"/>
    </style:style>
    <style:style style:name="P263"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264" style:family="paragraph" style:parent-style-name="Standard">
      <style:paragraph-properties fo:text-align="start" style:justify-single-word="false"/>
      <style:text-properties style:font-name="Liberation Serif" fo:font-size="14pt" style:text-underline-style="none" fo:font-weight="bold" officeooo:rsid="000f6eaf" officeooo:paragraph-rsid="01cd00cd" style:font-size-asian="14pt" style:font-weight-asian="bold" style:font-size-complex="14pt" style:font-weight-complex="bold"/>
    </style:style>
    <style:style style:name="P265" style:family="paragraph" style:parent-style-name="Standard">
      <style:paragraph-properties fo:text-align="start" style:justify-single-word="false"/>
      <style:text-properties style:font-name="Liberation Serif" fo:font-size="14pt" style:text-underline-style="none" fo:font-weight="bold" officeooo:rsid="000f6eaf" officeooo:paragraph-rsid="01cf12ff" style:font-size-asian="14pt" style:font-weight-asian="bold" style:font-size-complex="14pt" style:font-weight-complex="bold"/>
    </style:style>
    <style:style style:name="P266" style:family="paragraph" style:parent-style-name="Standard">
      <style:paragraph-properties fo:text-align="start" style:justify-single-word="false"/>
      <style:text-properties style:font-name="Liberation Serif" fo:font-size="14pt" style:text-underline-style="none" fo:font-weight="bold" officeooo:rsid="000f6eaf" officeooo:paragraph-rsid="01d977d7" style:font-size-asian="14pt" style:font-weight-asian="bold" style:font-size-complex="14pt" style:font-weight-complex="bold"/>
    </style:style>
    <style:style style:name="P267"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268"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269"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270"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271"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272"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273"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274" style:family="paragraph" style:parent-style-name="Standard">
      <style:paragraph-properties fo:text-align="start" style:justify-single-word="false"/>
      <style:text-properties officeooo:paragraph-rsid="00c20060"/>
    </style:style>
    <style:style style:name="P275" style:family="paragraph" style:parent-style-name="Standard">
      <style:paragraph-properties fo:text-align="start" style:justify-single-word="false"/>
      <style:text-properties officeooo:paragraph-rsid="01403150"/>
    </style:style>
    <style:style style:name="P276"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277"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1d6b7c9"/>
    </style:style>
    <style:style style:name="P278"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27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28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28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28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28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2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2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28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1c9f3b6" style:font-size-asian="12pt" style:font-size-complex="12pt"/>
    </style:style>
    <style:style style:name="P28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288"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28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29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29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29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fo:background-color="#fffffe" style:font-size-asian="12pt" style:font-weight-asian="normal" style:font-size-complex="12pt" style:font-weight-complex="normal"/>
    </style:style>
    <style:style style:name="P29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29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29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29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30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0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0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30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30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30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30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30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30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0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31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31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1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31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1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31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31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31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31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31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32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e976dd" officeooo:paragraph-rsid="01e976dd" fo:background-color="#fffffe" style:font-size-asian="12pt" style:font-style-asian="italic" style:font-weight-asian="normal" style:font-size-complex="12pt" style:font-style-complex="italic" style:font-weight-complex="normal"/>
    </style:style>
    <style:style style:name="P32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32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32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32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32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32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2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52c5ee" style:font-size-asian="12pt" style:font-style-asian="italic" style:font-weight-asian="normal" style:font-size-complex="12pt" style:font-style-complex="italic" style:font-weight-complex="normal"/>
    </style:style>
    <style:style style:name="P32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52c5ee" style:font-size-asian="12pt" style:font-style-asian="italic" style:font-weight-asian="normal" style:font-size-complex="12pt" style:font-style-complex="italic" style:font-weight-complex="normal"/>
    </style:style>
    <style:style style:name="P32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3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33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33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33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33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3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33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33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3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3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4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4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4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34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34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34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5cda4" officeooo:paragraph-rsid="017a066c" fo:background-color="#fffffe" style:font-size-asian="12pt" style:font-weight-asian="normal" style:font-size-complex="12pt"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5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35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36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36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36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36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36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365"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21cd4" fo:background-color="#fffffe"/>
    </style:style>
    <style:style style:name="P366"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367" style:family="paragraph" style:parent-style-name="Standard">
      <style:paragraph-properties fo:text-align="center" style:justify-single-word="false"/>
      <style:text-properties officeooo:paragraph-rsid="007e6070"/>
    </style:style>
    <style:style style:name="P368" style:family="paragraph" style:parent-style-name="Standard">
      <style:paragraph-properties fo:text-align="center" style:justify-single-word="false"/>
      <style:text-properties officeooo:paragraph-rsid="00ac631a"/>
    </style:style>
    <style:style style:name="P369" style:family="paragraph" style:parent-style-name="Standard">
      <style:paragraph-properties fo:text-align="center" style:justify-single-word="false"/>
      <style:text-properties officeooo:paragraph-rsid="00b5f856"/>
    </style:style>
    <style:style style:name="P370" style:family="paragraph" style:parent-style-name="Standard">
      <style:paragraph-properties fo:text-align="center" style:justify-single-word="false"/>
      <style:text-properties officeooo:paragraph-rsid="00b8d30e"/>
    </style:style>
    <style:style style:name="P371" style:family="paragraph" style:parent-style-name="Standard">
      <style:paragraph-properties fo:text-align="center" style:justify-single-word="false"/>
      <style:text-properties officeooo:paragraph-rsid="00be9893"/>
    </style:style>
    <style:style style:name="P372" style:family="paragraph" style:parent-style-name="Standard">
      <style:paragraph-properties fo:text-align="center" style:justify-single-word="false"/>
      <style:text-properties officeooo:paragraph-rsid="00c20060"/>
    </style:style>
    <style:style style:name="P373" style:family="paragraph" style:parent-style-name="Standard">
      <style:paragraph-properties fo:text-align="center" style:justify-single-word="false"/>
      <style:text-properties officeooo:paragraph-rsid="00dca49b"/>
    </style:style>
    <style:style style:name="P374" style:family="paragraph" style:parent-style-name="Standard">
      <style:paragraph-properties fo:text-align="center" style:justify-single-word="false"/>
      <style:text-properties officeooo:paragraph-rsid="01435818"/>
    </style:style>
    <style:style style:name="P375" style:family="paragraph" style:parent-style-name="Standard">
      <style:paragraph-properties fo:text-align="center" style:justify-single-word="false"/>
      <style:text-properties officeooo:paragraph-rsid="014950c1"/>
    </style:style>
    <style:style style:name="P376" style:family="paragraph" style:parent-style-name="Standard">
      <style:text-properties fo:color="#a31515" loext:opacity="100%" style:font-name="Liberation Serif" fo:background-color="#fffffe"/>
    </style:style>
    <style:style style:name="P377" style:family="paragraph" style:parent-style-name="Standard">
      <style:paragraph-properties fo:text-align="start" style:justify-single-word="false"/>
      <style:text-properties fo:color="#a31515" loext:opacity="100%" style:font-name="Liberation Serif" fo:background-color="#fffffe"/>
    </style:style>
    <style:style style:name="P378"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379"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380" style:family="paragraph" style:parent-style-name="Standard">
      <style:text-properties fo:color="#a31515" loext:opacity="100%" style:font-name="Liberation Serif" officeooo:paragraph-rsid="01252fab" fo:background-color="#fffffe"/>
    </style:style>
    <style:style style:name="P381"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382" style:family="paragraph" style:parent-style-name="Standard">
      <style:paragraph-properties fo:text-align="start" style:justify-single-word="false"/>
      <style:text-properties fo:color="#a31515" loext:opacity="100%" style:font-name="Liberation Serif" fo:font-size="12pt" style:text-underline-style="none" fo:font-weight="normal" officeooo:rsid="000beb16" officeooo:paragraph-rsid="01c03e5a" fo:background-color="#fffffe" style:font-size-asian="10.5pt" style:font-weight-asian="normal" style:font-size-complex="12pt" style:font-weight-complex="normal"/>
    </style:style>
    <style:style style:name="P383"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384"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385" style:family="paragraph" style:parent-style-name="Standard" style:list-style-name="L1">
      <style:paragraph-properties fo:text-align="start" style:justify-single-word="false"/>
      <style:text-properties officeooo:paragraph-rsid="0035cda4"/>
    </style:style>
    <style:style style:name="P386" style:family="paragraph" style:parent-style-name="Standard" style:list-style-name="L10">
      <style:paragraph-properties fo:text-align="start" style:justify-single-word="false"/>
      <style:text-properties officeooo:paragraph-rsid="014eaed4"/>
    </style:style>
    <style:style style:name="P387"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388"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389"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390"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391"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392"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393"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394"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395" style:family="paragraph" style:parent-style-name="Standard" style:list-style-name="L1">
      <style:paragraph-properties fo:text-align="start" style:justify-single-word="false"/>
      <style:text-properties fo:color="#000000" loext:opacity="100%" style:font-name="Liberation Serif" officeooo:paragraph-rsid="017668fe" fo:background-color="#fffffe"/>
    </style:style>
    <style:style style:name="P396" style:family="paragraph" style:parent-style-name="Standard" style:list-style-name="L1">
      <style:paragraph-properties fo:text-align="start" style:justify-single-word="false"/>
      <style:text-properties fo:color="#000000" loext:opacity="100%" style:font-name="Liberation Serif" officeooo:paragraph-rsid="017b260f" fo:background-color="#fffffe"/>
    </style:style>
    <style:style style:name="P397"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398" style:family="paragraph" style:parent-style-name="Standard">
      <style:text-properties fo:color="#000000" loext:opacity="100%" style:font-name="Liberation Serif" fo:background-color="#fffffe"/>
    </style:style>
    <style:style style:name="P399" style:family="paragraph" style:parent-style-name="Standard">
      <style:paragraph-properties fo:text-align="start" style:justify-single-word="false"/>
      <style:text-properties fo:color="#000000" loext:opacity="100%" style:font-name="Liberation Serif" officeooo:paragraph-rsid="00be9893" fo:background-color="#fffffe"/>
    </style:style>
    <style:style style:name="P400" style:family="paragraph" style:parent-style-name="Standard" style:list-style-name="L1">
      <style:paragraph-properties fo:text-align="start" style:justify-single-word="false"/>
      <style:text-properties officeooo:rsid="017a066c" officeooo:paragraph-rsid="017a066c"/>
    </style:style>
    <style:style style:name="P401" style:family="paragraph" style:parent-style-name="Standard" style:list-style-name="L1">
      <style:paragraph-properties fo:text-align="start" style:justify-single-word="false"/>
      <style:text-properties style:font-name="Liberation Serif" fo:font-size="12pt" style:text-underline-style="none" fo:font-weight="normal" officeooo:rsid="000611e5" officeooo:paragraph-rsid="017b260f" style:font-size-asian="12pt" style:font-weight-asian="normal" style:font-size-complex="12pt" style:font-weight-complex="normal"/>
    </style:style>
    <style:style style:name="P402"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03"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04"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05"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bf4361" style:font-size-asian="10.5pt" style:font-weight-asian="normal" style:font-size-complex="12pt" style:font-weight-complex="normal"/>
    </style:style>
    <style:style style:name="P406"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07"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08"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09"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10"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11"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12"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13" style:family="paragraph" style:parent-style-name="Standard">
      <style:paragraph-properties fo:text-align="start" style:justify-single-word="false"/>
      <style:text-properties style:font-name="Liberation Serif" fo:font-size="14pt" style:text-underline-style="none" fo:font-weight="bold" officeooo:rsid="000f6eaf" officeooo:paragraph-rsid="01ebfbde" style:font-size-asian="14pt" style:font-weight-asian="bold" style:font-size-complex="14pt" style:font-weight-complex="bold"/>
    </style:style>
    <style:style style:name="P41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41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41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41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f06baf" officeooo:paragraph-rsid="00be9893" fo:background-color="#fffffe" style:font-size-asian="12pt" style:font-style-asian="italic" style:font-weight-asian="normal" style:font-size-complex="12pt" style:font-style-complex="italic" style:font-weight-complex="normal"/>
    </style:style>
    <style:style style:name="P41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419"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2cc2b1"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13bf306" style:font-size-asian="12pt"/>
    </style:style>
    <style:style style:name="T7" style:family="text">
      <style:text-properties officeooo:rsid="0009c32a"/>
    </style:style>
    <style:style style:name="T8" style:family="text">
      <style:text-properties officeooo:rsid="000ae0ba"/>
    </style:style>
    <style:style style:name="T9" style:family="text">
      <style:text-properties officeooo:rsid="000bd12f"/>
    </style:style>
    <style:style style:name="T10" style:family="text">
      <style:text-properties officeooo:rsid="000beb16"/>
    </style:style>
    <style:style style:name="T11" style:family="text">
      <style:text-properties officeooo:rsid="000d6d51"/>
    </style:style>
    <style:style style:name="T12" style:family="text">
      <style:text-properties officeooo:rsid="0015e198"/>
    </style:style>
    <style:style style:name="T13" style:family="text">
      <style:text-properties officeooo:rsid="001804fe"/>
    </style:style>
    <style:style style:name="T14" style:family="text">
      <style:text-properties officeooo:rsid="001c957c"/>
    </style:style>
    <style:style style:name="T15" style:family="text">
      <style:text-properties officeooo:rsid="001f6171"/>
    </style:style>
    <style:style style:name="T16" style:family="text">
      <style:text-properties officeooo:rsid="0020b8b3"/>
    </style:style>
    <style:style style:name="T17" style:family="text">
      <style:text-properties officeooo:rsid="00232514"/>
    </style:style>
    <style:style style:name="T18" style:family="text">
      <style:text-properties officeooo:rsid="002431dc"/>
    </style:style>
    <style:style style:name="T19" style:family="text">
      <style:text-properties fo:color="#a31515" loext:opacity="100%"/>
    </style:style>
    <style:style style:name="T20" style:family="text">
      <style:text-properties fo:color="#a31515" loext:opacity="100%" style:font-name="Liberation Serif" fo:background-color="#fffffe" loext:char-shading-value="0"/>
    </style:style>
    <style:style style:name="T21" style:family="text">
      <style:text-properties fo:color="#a31515" loext:opacity="100%" style:font-name="Liberation Serif" officeooo:rsid="01a6f914" fo:background-color="#fffffe" loext:char-shading-value="0"/>
    </style:style>
    <style:style style:name="T22"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3" style:family="text">
      <style:text-properties fo:color="#a31515" loext:opacity="100%" style:font-name="Liberation Serif" fo:font-size="12pt" style:text-underline-style="none" fo:font-weight="normal" officeooo:rsid="01a9bd23" fo:background-color="#fffffe" loext:char-shading-value="0" style:font-size-asian="12pt" style:font-weight-asian="normal" style:font-size-complex="12pt" style:font-weight-complex="normal"/>
    </style:style>
    <style:style style:name="T24" style:family="text">
      <style:text-properties fo:color="#a31515" loext:opacity="100%" officeooo:rsid="0041e812"/>
    </style:style>
    <style:style style:name="T25" style:family="text">
      <style:text-properties fo:color="#a31515" loext:opacity="100%" officeooo:rsid="014ce21f"/>
    </style:style>
    <style:style style:name="T26" style:family="text">
      <style:text-properties fo:color="#a31515" loext:opacity="100%" officeooo:rsid="0161b52c"/>
    </style:style>
    <style:style style:name="T27" style:family="text">
      <style:text-properties fo:color="#a31515" loext:opacity="100%" officeooo:rsid="01afe0b3"/>
    </style:style>
    <style:style style:name="T28" style:family="text">
      <style:text-properties fo:color="#a31515" loext:opacity="100%" officeooo:rsid="01b43e8d"/>
    </style:style>
    <style:style style:name="T29" style:family="text">
      <style:text-properties fo:color="#a31515" loext:opacity="100%" officeooo:rsid="01ba607a"/>
    </style:style>
    <style:style style:name="T30" style:family="text">
      <style:text-properties fo:color="#a31515" loext:opacity="100%" officeooo:rsid="01bc1403"/>
    </style:style>
    <style:style style:name="T31" style:family="text">
      <style:text-properties fo:color="#a31515" loext:opacity="100%" officeooo:rsid="01c5e2d2"/>
    </style:style>
    <style:style style:name="T32" style:family="text">
      <style:text-properties fo:color="#000000" loext:opacity="100%" fo:background-color="#fffffe" loext:char-shading-value="0"/>
    </style:style>
    <style:style style:name="T33" style:family="text">
      <style:text-properties fo:color="#000000" loext:opacity="100%" officeooo:rsid="002dffd5" fo:background-color="#fffffe" loext:char-shading-value="0"/>
    </style:style>
    <style:style style:name="T34" style:family="text">
      <style:text-properties fo:color="#000000" loext:opacity="100%" officeooo:rsid="003cd920" fo:background-color="#fffffe" loext:char-shading-value="0"/>
    </style:style>
    <style:style style:name="T35" style:family="text">
      <style:text-properties fo:color="#000000" loext:opacity="100%" officeooo:rsid="0009c32a" fo:background-color="#fffffe" loext:char-shading-value="0"/>
    </style:style>
    <style:style style:name="T36" style:family="text">
      <style:text-properties fo:color="#000000" loext:opacity="100%" officeooo:rsid="000bd12f" fo:background-color="#fffffe" loext:char-shading-value="0"/>
    </style:style>
    <style:style style:name="T37" style:family="text">
      <style:text-properties fo:color="#000000" loext:opacity="100%" officeooo:rsid="00140c0b" fo:background-color="#fffffe" loext:char-shading-value="0"/>
    </style:style>
    <style:style style:name="T38"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39"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40"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1"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2"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3" style:family="text">
      <style:text-properties fo:color="#000000" loext:opacity="100%" style:font-name="Liberation Serif" fo:font-size="12pt" style:text-underline-style="none" fo:font-weight="normal" officeooo:rsid="01a9bd23" fo:background-color="#fffffe" loext:char-shading-value="0" style:font-size-asian="12pt" style:font-weight-asian="normal" style:font-size-complex="12pt" style:font-weight-complex="normal"/>
    </style:style>
    <style:style style:name="T44" style:family="text">
      <style:text-properties fo:color="#000000" loext:opacity="100%" style:font-name="Liberation Serif" fo:font-size="12pt" style:text-underline-style="none" fo:font-weight="normal" officeooo:rsid="01ab6c1f" fo:background-color="#fffffe" loext:char-shading-value="0" style:font-size-asian="12pt" style:font-weight-asian="normal" style:font-size-complex="12pt" style:font-weight-complex="normal"/>
    </style:style>
    <style:style style:name="T45"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6"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7" style:family="text">
      <style:text-properties fo:color="#000000" loext:opacity="100%" style:font-name="Liberation Serif" fo:font-size="12pt" fo:font-weight="normal" fo:background-color="#fffffe" loext:char-shading-value="0" style:font-size-asian="12pt" style:font-size-complex="12pt"/>
    </style:style>
    <style:style style:name="T48"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49" style:family="text">
      <style:text-properties fo:color="#000000" loext:opacity="100%" style:font-name="Liberation Serif" fo:font-size="12pt" fo:font-weight="normal" officeooo:rsid="01dc6d58" fo:background-color="#fffffe" loext:char-shading-value="0" style:font-size-asian="12pt" style:font-size-complex="12pt"/>
    </style:style>
    <style:style style:name="T50" style:family="text">
      <style:text-properties fo:color="#000000" loext:opacity="100%" style:font-name="Liberation Serif" fo:font-size="12pt" fo:font-weight="normal" officeooo:rsid="01e8333e" fo:background-color="#fffffe" loext:char-shading-value="0" style:font-size-asian="12pt" style:font-size-complex="12pt"/>
    </style:style>
    <style:style style:name="T51" style:family="text">
      <style:text-properties fo:color="#000000" loext:opacity="100%" style:font-name="Liberation Serif" fo:background-color="#fffffe" loext:char-shading-value="0"/>
    </style:style>
    <style:style style:name="T52" style:family="text">
      <style:text-properties fo:color="#0451a5" loext:opacity="100%"/>
    </style:style>
    <style:style style:name="T53" style:family="text">
      <style:text-properties fo:color="#0451a5" loext:opacity="100%" style:font-name="Liberation Serif" fo:background-color="#fffffe" loext:char-shading-value="0"/>
    </style:style>
    <style:style style:name="T54" style:family="text">
      <style:text-properties fo:color="#0451a5" loext:opacity="100%" style:font-name="Liberation Serif" officeooo:rsid="01a6f914" fo:background-color="#fffffe" loext:char-shading-value="0"/>
    </style:style>
    <style:style style:name="T55"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6" style:family="text">
      <style:text-properties fo:color="#0451a5" loext:opacity="100%" style:font-name="Liberation Serif" fo:font-size="12pt" style:text-underline-style="none" fo:font-weight="normal" officeooo:rsid="01a9bd23" fo:background-color="#fffffe" loext:char-shading-value="0" style:font-size-asian="12pt" style:font-weight-asian="normal" style:font-size-complex="12pt" style:font-weight-complex="normal"/>
    </style:style>
    <style:style style:name="T57" style:family="text">
      <style:text-properties fo:color="#0451a5" loext:opacity="100%" style:font-name="Liberation Serif" fo:font-size="12pt" style:text-underline-style="none" fo:font-weight="normal" officeooo:rsid="01ab6c1f" fo:background-color="#fffffe" loext:char-shading-value="0" style:font-size-asian="12pt" style:font-weight-asian="normal" style:font-size-complex="12pt" style:font-weight-complex="normal"/>
    </style:style>
    <style:style style:name="T58" style:family="text">
      <style:text-properties fo:color="#0451a5" loext:opacity="100%" style:font-name="Liberation Serif" fo:font-size="12pt" style:text-underline-style="none" fo:font-weight="normal" officeooo:rsid="01abb0a5" fo:background-color="#fffffe" loext:char-shading-value="0" style:font-size-asian="12pt" style:font-weight-asian="normal" style:font-size-complex="12pt" style:font-weight-complex="normal"/>
    </style:style>
    <style:style style:name="T59" style:family="text">
      <style:text-properties fo:color="#0451a5" loext:opacity="100%" officeooo:rsid="01afe0b3"/>
    </style:style>
    <style:style style:name="T60" style:family="text">
      <style:text-properties fo:color="#0451a5" loext:opacity="100%" officeooo:rsid="01b43e8d"/>
    </style:style>
    <style:style style:name="T61" style:family="text">
      <style:text-properties fo:color="#0451a5" loext:opacity="100%" officeooo:rsid="01ba607a"/>
    </style:style>
    <style:style style:name="T62" style:family="text">
      <style:text-properties fo:color="#0451a5" loext:opacity="100%" officeooo:rsid="01bc1403"/>
    </style:style>
    <style:style style:name="T63" style:family="text">
      <style:text-properties fo:color="#0451a5" loext:opacity="100%" officeooo:rsid="01c5e2d2"/>
    </style:style>
    <style:style style:name="T64" style:family="text">
      <style:text-properties officeooo:rsid="0035cda4"/>
    </style:style>
    <style:style style:name="T65" style:family="text">
      <style:text-properties style:font-name="Liberation Serif"/>
    </style:style>
    <style:style style:name="T66"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67"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68" style:family="text">
      <style:text-properties style:font-name="Liberation Serif" fo:font-size="12pt" style:text-underline-style="none" fo:font-weight="normal" officeooo:rsid="0189a998" style:font-size-asian="10.5pt" style:font-weight-asian="normal" style:font-size-complex="12pt" style:font-weight-complex="normal"/>
    </style:style>
    <style:style style:name="T69"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0" style:family="text">
      <style:text-properties style:font-name="Liberation Serif" fo:font-size="12pt" fo:font-weight="normal" style:font-size-asian="12pt" style:font-size-complex="12pt"/>
    </style:style>
    <style:style style:name="T71" style:family="text">
      <style:text-properties style:font-name="Liberation Serif" fo:font-size="12pt" fo:font-weight="normal" officeooo:rsid="00889376" style:font-size-asian="12pt" style:font-size-complex="12pt"/>
    </style:style>
    <style:style style:name="T72" style:family="text">
      <style:text-properties style:font-name="Liberation Serif" fo:font-size="12pt" fo:font-weight="normal" officeooo:rsid="00b2a361" style:font-size-asian="12pt" style:font-size-complex="12pt"/>
    </style:style>
    <style:style style:name="T73" style:family="text">
      <style:text-properties style:font-name="Liberation Serif" fo:font-size="12pt" fo:font-weight="normal" officeooo:rsid="00c7b50b" style:font-size-asian="12pt" style:font-size-complex="12pt"/>
    </style:style>
    <style:style style:name="T74" style:family="text">
      <style:text-properties style:font-name="Liberation Serif" fo:font-size="12pt" fo:font-weight="normal" officeooo:rsid="01c55c1f" style:font-size-asian="12pt" style:font-size-complex="12pt"/>
    </style:style>
    <style:style style:name="T75" style:family="text">
      <style:text-properties style:font-name="Liberation Serif" fo:font-size="12pt" fo:font-weight="normal" officeooo:rsid="01c5e2d2" style:font-size-asian="12pt" style:font-size-complex="12pt"/>
    </style:style>
    <style:style style:name="T76" style:family="text">
      <style:text-properties style:font-name="Liberation Serif" fo:font-size="12pt" fo:font-weight="normal" officeooo:rsid="01d283cd" style:font-size-asian="12pt" style:font-size-complex="12pt"/>
    </style:style>
    <style:style style:name="T77" style:family="text">
      <style:text-properties style:font-name="Liberation Serif" fo:font-size="12pt" fo:font-weight="normal" officeooo:rsid="01e1437c" style:font-size-asian="12pt" style:font-size-complex="12pt"/>
    </style:style>
    <style:style style:name="T78" style:family="text">
      <style:text-properties style:font-name="Liberation Serif" fo:font-size="12pt" fo:font-weight="normal" officeooo:rsid="01eda38f" style:font-size-asian="12pt" style:font-size-complex="12pt"/>
    </style:style>
    <style:style style:name="T79" style:family="text">
      <style:text-properties style:font-name="Liberation Serif" fo:font-size="12pt" fo:font-weight="normal" officeooo:rsid="01ee21f3" style:font-size-asian="12pt" style:font-size-complex="12pt"/>
    </style:style>
    <style:style style:name="T80" style:family="text">
      <style:text-properties style:font-name="Liberation Serif" style:text-underline-style="none"/>
    </style:style>
    <style:style style:name="T81" style:family="text">
      <style:text-properties style:font-name="Liberation Serif" style:text-underline-style="none" officeooo:rsid="00140c0b"/>
    </style:style>
    <style:style style:name="T82" style:family="text">
      <style:text-properties style:font-name="Liberation Serif" style:text-underline-style="none" officeooo:rsid="010a79c8"/>
    </style:style>
    <style:style style:name="T83" style:family="text">
      <style:text-properties style:font-name="Liberation Serif" style:text-underline-style="none" officeooo:rsid="01314cdc"/>
    </style:style>
    <style:style style:name="T84" style:family="text">
      <style:text-properties style:font-name="Liberation Serif" style:text-underline-style="none" officeooo:rsid="01315593"/>
    </style:style>
    <style:style style:name="T85" style:family="text">
      <style:text-properties style:font-name="Liberation Serif" style:text-underline-style="none" officeooo:rsid="015c6710" style:font-size-asian="12pt" style:font-weight-asian="normal" style:font-size-complex="12pt" style:font-weight-complex="normal"/>
    </style:style>
    <style:style style:name="T86" style:family="text">
      <style:text-properties style:font-name="Liberation Serif" style:text-underline-style="none" officeooo:rsid="001804fe"/>
    </style:style>
    <style:style style:name="T87" style:family="text">
      <style:text-properties style:font-name="Liberation Serif" officeooo:rsid="015c6710" style:font-size-asian="12pt"/>
    </style:style>
    <style:style style:name="T88"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89"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90"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91"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92" style:family="text">
      <style:text-properties officeooo:rsid="00633d13"/>
    </style:style>
    <style:style style:name="T93" style:family="text">
      <style:text-properties officeooo:rsid="0063b86d"/>
    </style:style>
    <style:style style:name="T94" style:family="text">
      <style:text-properties officeooo:rsid="00747cd6"/>
    </style:style>
    <style:style style:name="T95" style:family="text">
      <style:text-properties officeooo:rsid="007c2178"/>
    </style:style>
    <style:style style:name="T96"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97"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98"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99"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100"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01"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02"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03"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04"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05"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06"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07"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08" style:family="text">
      <style:text-properties fo:font-variant="normal" fo:text-transform="none" fo:color="#212121" loext:opacity="100%" style:font-name="Liberation Serif" fo:letter-spacing="normal" fo:font-style="italic" officeooo:rsid="007e6070" style:font-size-asian="12pt" style:font-style-asian="italic" style:font-style-complex="italic"/>
    </style:style>
    <style:style style:name="T109" style:family="text">
      <style:text-properties fo:font-variant="normal" fo:text-transform="none" fo:color="#212121" loext:opacity="100%" style:font-name="Liberation Serif" fo:letter-spacing="normal" fo:font-style="italic" officeooo:rsid="0144490e" style:font-size-asian="12pt" style:font-style-asian="italic" style:font-style-complex="italic"/>
    </style:style>
    <style:style style:name="T110" style:family="text">
      <style:text-properties fo:font-variant="normal" fo:text-transform="none" fo:color="#212121" loext:opacity="100%" style:font-name="Liberation Serif" fo:letter-spacing="normal" fo:font-style="italic" officeooo:rsid="013bf306" style:font-size-asian="12pt" style:font-style-asian="italic" style:font-style-complex="italic"/>
    </style:style>
    <style:style style:name="T111" style:family="text">
      <style:text-properties fo:font-variant="normal" fo:text-transform="none" fo:color="#212121" loext:opacity="100%" style:font-name="Liberation Serif" fo:letter-spacing="normal" fo:font-style="italic" officeooo:rsid="014626e3" style:font-size-asian="12pt" style:font-style-asian="italic" style:font-style-complex="italic"/>
    </style:style>
    <style:style style:name="T112" style:family="text">
      <style:text-properties fo:font-variant="normal" fo:text-transform="none" fo:color="#212121" loext:opacity="100%" style:font-name="Liberation Serif" fo:letter-spacing="normal" fo:font-style="normal"/>
    </style:style>
    <style:style style:name="T113" style:family="text">
      <style:text-properties fo:font-variant="normal" fo:text-transform="none" fo:color="#212121" loext:opacity="100%" style:font-name="Liberation Serif" fo:letter-spacing="normal" fo:font-style="normal" style:font-size-asian="12pt"/>
    </style:style>
    <style:style style:name="T114" style:family="text">
      <style:text-properties fo:font-variant="normal" fo:text-transform="none" fo:color="#212121" loext:opacity="100%" style:font-name="Liberation Serif" fo:letter-spacing="normal" fo:font-style="normal" officeooo:rsid="013bf306" style:font-size-asian="12pt"/>
    </style:style>
    <style:style style:name="T115" style:family="text">
      <style:text-properties fo:font-variant="normal" fo:text-transform="none" fo:color="#212121" loext:opacity="100%" style:font-name="Liberation Serif" fo:letter-spacing="normal" fo:font-style="normal" officeooo:rsid="01435818" style:font-size-asian="12pt"/>
    </style:style>
    <style:style style:name="T116" style:family="text">
      <style:text-properties fo:font-variant="normal" fo:text-transform="none" fo:color="#212121" loext:opacity="100%" style:font-name="Liberation Serif" fo:letter-spacing="normal" fo:font-style="normal" officeooo:rsid="014be187" style:font-size-asian="12pt"/>
    </style:style>
    <style:style style:name="T117" style:family="text">
      <style:text-properties fo:font-variant="normal" fo:text-transform="none" fo:color="#212121" loext:opacity="100%" style:font-name="Liberation Serif" fo:letter-spacing="normal" fo:font-style="normal" style:font-size-asian="12pt" style:font-size-complex="12pt"/>
    </style:style>
    <style:style style:name="T118" style:family="text">
      <style:text-properties fo:font-variant="normal" fo:text-transform="none" fo:color="#212121" loext:opacity="100%" style:font-name="Liberation Serif" fo:letter-spacing="normal" fo:font-style="normal" officeooo:rsid="013a8c37"/>
    </style:style>
    <style:style style:name="T119"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20"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21"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22"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23"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24"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25"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26"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27"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28"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29"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30"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31" style:family="text">
      <style:text-properties fo:font-variant="normal" fo:text-transform="none" fo:color="#212121" loext:opacity="100%" fo:letter-spacing="normal" fo:font-style="italic" officeooo:rsid="01e11d90" fo:background-color="#fffffe" loext:char-shading-value="0" style:font-style-asian="italic" style:font-style-complex="italic"/>
    </style:style>
    <style:style style:name="T132" style:family="text">
      <style:text-properties fo:font-variant="normal" fo:text-transform="none" fo:color="#212121" loext:opacity="100%" fo:letter-spacing="normal" fo:font-style="italic" officeooo:rsid="01e1437c" fo:background-color="#fffffe" loext:char-shading-value="0" style:font-style-asian="italic" style:font-style-complex="italic"/>
    </style:style>
    <style:style style:name="T133" style:family="text">
      <style:text-properties fo:font-variant="normal" fo:text-transform="none" fo:color="#212121" loext:opacity="100%" fo:letter-spacing="normal" fo:font-style="italic" style:font-size-asian="12pt" style:font-style-asian="italic" style:font-style-complex="italic"/>
    </style:style>
    <style:style style:name="T134" style:family="text">
      <style:text-properties fo:font-variant="normal" fo:text-transform="none" fo:color="#212121" loext:opacity="100%" fo:letter-spacing="normal" fo:font-style="italic" style:font-style-asian="italic" style:font-style-complex="italic"/>
    </style:style>
    <style:style style:name="T135" style:family="text">
      <style:text-properties fo:font-variant="normal" fo:text-transform="none" fo:color="#212121" loext:opacity="100%" fo:letter-spacing="normal" fo:font-style="italic" officeooo:rsid="007e6070" style:font-style-asian="italic" style:font-style-complex="italic"/>
    </style:style>
    <style:style style:name="T136" style:family="text">
      <style:text-properties fo:font-variant="normal" fo:text-transform="none" fo:color="#212121" loext:opacity="100%" fo:letter-spacing="normal" fo:font-style="italic" officeooo:rsid="008b9dde" style:font-style-asian="italic" style:font-style-complex="italic"/>
    </style:style>
    <style:style style:name="T137" style:family="text">
      <style:text-properties fo:font-variant="normal" fo:text-transform="none" fo:color="#212121" loext:opacity="100%" fo:letter-spacing="normal" fo:font-style="italic" officeooo:rsid="01c9f3b6" style:font-style-asian="italic" style:font-style-complex="italic"/>
    </style:style>
    <style:style style:name="T138" style:family="text">
      <style:text-properties fo:font-variant="normal" fo:text-transform="none" fo:color="#212121" loext:opacity="100%" fo:letter-spacing="normal" fo:background-color="#fffffe" loext:char-shading-value="0"/>
    </style:style>
    <style:style style:name="T139" style:family="text">
      <style:text-properties fo:font-variant="normal" fo:text-transform="none" fo:color="#212121" loext:opacity="100%" fo:letter-spacing="normal" officeooo:rsid="00950782" fo:background-color="#fffffe" loext:char-shading-value="0"/>
    </style:style>
    <style:style style:name="T140" style:family="text">
      <style:text-properties fo:font-variant="normal" fo:text-transform="none" fo:color="#212121" loext:opacity="100%" fo:letter-spacing="normal" fo:font-style="normal"/>
    </style:style>
    <style:style style:name="T141" style:family="text">
      <style:text-properties fo:font-variant="normal" fo:text-transform="none" fo:color="#212121" loext:opacity="100%" fo:letter-spacing="normal" fo:font-style="normal" officeooo:rsid="014251e3"/>
    </style:style>
    <style:style style:name="T142" style:family="text">
      <style:text-properties fo:font-variant="normal" fo:text-transform="none" fo:color="#212121" loext:opacity="100%" fo:letter-spacing="normal" fo:font-style="normal" style:text-underline-style="none" officeooo:rsid="001804fe"/>
    </style:style>
    <style:style style:name="T143" style:family="text">
      <style:text-properties fo:font-variant="normal" fo:text-transform="none" fo:color="#212121" loext:opacity="100%" style:font-name="Inter" fo:font-size="9pt" fo:letter-spacing="normal" fo:font-style="normal"/>
    </style:style>
    <style:style style:name="T144" style:family="text">
      <style:text-properties fo:font-variant="normal" fo:text-transform="none" fo:color="#212121" loext:opacity="100%" style:font-name="Inter" fo:font-size="9pt" fo:letter-spacing="normal" fo:font-style="normal" officeooo:rsid="013bf306"/>
    </style:style>
    <style:style style:name="T145" style:family="text">
      <style:text-properties fo:font-variant="normal" fo:text-transform="none" fo:color="#212121" loext:opacity="100%" style:font-name="Inter" fo:font-size="9pt" fo:letter-spacing="normal" fo:font-style="normal" officeooo:rsid="013bf306" style:font-size-asian="12pt"/>
    </style:style>
    <style:style style:name="T146" style:family="text">
      <style:text-properties fo:font-variant="normal" fo:text-transform="none" fo:color="#212121" loext:opacity="100%" style:font-name="Inter" fo:font-size="9pt" fo:letter-spacing="normal" fo:font-style="italic" officeooo:rsid="007e6070" style:font-size-asian="12pt" style:font-style-asian="italic" style:font-style-complex="italic"/>
    </style:style>
    <style:style style:name="T147" style:family="text">
      <style:text-properties fo:font-variant="normal" fo:text-transform="none" fo:color="#212121" loext:opacity="100%" style:font-name="Inter" fo:font-size="9pt" fo:letter-spacing="normal" fo:font-style="italic" officeooo:rsid="013bf306" style:font-size-asian="12pt" style:font-style-asian="italic" style:font-style-complex="italic"/>
    </style:style>
    <style:style style:name="T148" style:family="text">
      <style:text-properties fo:font-variant="normal" fo:text-transform="none" fo:color="#212121" loext:opacity="100%" style:font-name="Inter" fo:font-size="9pt" fo:letter-spacing="normal" fo:font-style="italic" officeooo:rsid="013d8868" style:font-size-asian="12pt" style:font-style-asian="italic" style:font-style-complex="italic"/>
    </style:style>
    <style:style style:name="T149" style:family="text">
      <style:text-properties fo:font-variant="normal" fo:text-transform="none" fo:color="#000000" loext:opacity="100%" fo:letter-spacing="normal" fo:font-style="normal" fo:background-color="#fffffe" loext:char-shading-value="0"/>
    </style:style>
    <style:style style:name="T150" style:family="text">
      <style:text-properties fo:font-variant="normal" fo:text-transform="none" fo:color="#000000" loext:opacity="100%" fo:letter-spacing="normal" fo:font-style="normal" officeooo:rsid="002dffd5" fo:background-color="#fffffe" loext:char-shading-value="0"/>
    </style:style>
    <style:style style:name="T151" style:family="text">
      <style:text-properties fo:font-variant="normal" fo:text-transform="none" fo:color="#000000" loext:opacity="100%" fo:letter-spacing="normal" fo:font-style="normal" officeooo:rsid="00c062c3" fo:background-color="#fffffe" loext:char-shading-value="0"/>
    </style:style>
    <style:style style:name="T152" style:family="text">
      <style:text-properties fo:font-variant="normal" fo:text-transform="none" fo:color="#000000" loext:opacity="100%" fo:letter-spacing="normal" fo:font-style="normal" officeooo:rsid="00db3da2" fo:background-color="#fffffe" loext:char-shading-value="0"/>
    </style:style>
    <style:style style:name="T153" style:family="text">
      <style:text-properties fo:font-variant="normal" fo:text-transform="none" fo:color="#000000" loext:opacity="100%" fo:letter-spacing="normal" fo:font-style="normal" officeooo:rsid="00e03f06" fo:background-color="#fffffe" loext:char-shading-value="0"/>
    </style:style>
    <style:style style:name="T154" style:family="text">
      <style:text-properties fo:font-variant="normal" fo:text-transform="none" fo:color="#000000" loext:opacity="100%" fo:letter-spacing="normal" fo:font-style="normal" officeooo:rsid="00e34249" fo:background-color="#fffffe" loext:char-shading-value="0"/>
    </style:style>
    <style:style style:name="T155"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56"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57"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58"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59"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60"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61"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62"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63"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64" style:family="text">
      <style:text-properties fo:font-variant="normal" fo:text-transform="none" fo:color="#000000" loext:opacity="100%" style:font-name="Liberation Serif" fo:font-size="12pt" fo:letter-spacing="normal" fo:font-style="normal" style:text-underline-style="none" fo:font-weight="normal" officeooo:rsid="01e8333e" fo:background-color="#fffffe" loext:char-shading-value="0" style:font-size-asian="12pt" style:font-weight-asian="normal" style:font-size-complex="12pt" style:font-weight-complex="normal"/>
    </style:style>
    <style:style style:name="T165" style:family="text">
      <style:text-properties fo:font-variant="normal" fo:text-transform="none" fo:color="#000000" loext:opacity="100%" style:font-name="Liberation Serif" fo:font-size="12pt" fo:letter-spacing="normal" fo:font-style="normal" style:text-underline-style="none" fo:font-weight="normal" officeooo:rsid="01f25564" fo:background-color="#fffffe" loext:char-shading-value="0" style:font-size-asian="12pt" style:font-weight-asian="normal" style:font-size-complex="12pt" style:font-weight-complex="normal"/>
    </style:style>
    <style:style style:name="T166" style:family="text">
      <style:text-properties fo:font-variant="normal" fo:text-transform="none" fo:letter-spacing="normal" fo:font-style="normal"/>
    </style:style>
    <style:style style:name="T167" style:family="text">
      <style:text-properties fo:font-variant="normal" fo:text-transform="none" fo:letter-spacing="normal" fo:font-style="normal" officeooo:rsid="002dffd5"/>
    </style:style>
    <style:style style:name="T168" style:family="text">
      <style:text-properties fo:font-variant="normal" fo:text-transform="none" fo:letter-spacing="normal" fo:font-style="normal" officeooo:rsid="00e03f06"/>
    </style:style>
    <style:style style:name="T169" style:family="text">
      <style:text-properties fo:font-variant="normal" fo:text-transform="none" fo:letter-spacing="normal" fo:font-style="normal" officeooo:rsid="00e34249"/>
    </style:style>
    <style:style style:name="T170" style:family="text">
      <style:text-properties fo:font-variant="normal" fo:text-transform="none" fo:letter-spacing="normal" fo:font-style="normal" officeooo:rsid="00e3f27d"/>
    </style:style>
    <style:style style:name="T171" style:family="text">
      <style:text-properties fo:font-variant="normal" fo:text-transform="none" fo:letter-spacing="normal" fo:font-style="normal" officeooo:rsid="00e5876b"/>
    </style:style>
    <style:style style:name="T172" style:family="text">
      <style:text-properties fo:font-variant="normal" fo:text-transform="none" fo:letter-spacing="normal" fo:font-style="normal" officeooo:rsid="00e301f4"/>
    </style:style>
    <style:style style:name="T173" style:family="text">
      <style:text-properties fo:font-variant="normal" fo:text-transform="none" fo:letter-spacing="normal" fo:font-style="normal" officeooo:rsid="00ea50b4"/>
    </style:style>
    <style:style style:name="T174" style:family="text">
      <style:text-properties fo:font-variant="normal" fo:text-transform="none" fo:letter-spacing="normal" fo:font-style="normal" officeooo:rsid="00ebdf59"/>
    </style:style>
    <style:style style:name="T175" style:family="text">
      <style:text-properties fo:font-variant="normal" fo:text-transform="none" fo:letter-spacing="normal" fo:font-style="normal" officeooo:rsid="0100e8ee"/>
    </style:style>
    <style:style style:name="T176" style:family="text">
      <style:text-properties fo:font-variant="normal" fo:text-transform="none" fo:letter-spacing="normal" fo:font-style="normal" officeooo:rsid="01012d80"/>
    </style:style>
    <style:style style:name="T177" style:family="text">
      <style:text-properties fo:font-variant="normal" fo:text-transform="none" fo:letter-spacing="normal" fo:font-style="normal" officeooo:rsid="01014e06"/>
    </style:style>
    <style:style style:name="T178" style:family="text">
      <style:text-properties officeooo:rsid="00882d25"/>
    </style:style>
    <style:style style:name="T179" style:family="text">
      <style:text-properties fo:color="#098658" loext:opacity="100%"/>
    </style:style>
    <style:style style:name="T180" style:family="text">
      <style:text-properties fo:color="#098658" loext:opacity="100%" officeooo:rsid="014ce21f"/>
    </style:style>
    <style:style style:name="T181" style:family="text">
      <style:text-properties fo:color="#098658" loext:opacity="100%" officeooo:rsid="0161b52c"/>
    </style:style>
    <style:style style:name="T182" style:family="text">
      <style:text-properties fo:color="#098658" loext:opacity="100%" officeooo:rsid="01c5e2d2"/>
    </style:style>
    <style:style style:name="T183" style:family="text">
      <style:text-properties officeooo:rsid="00910175"/>
    </style:style>
    <style:style style:name="T184" style:family="text">
      <style:text-properties officeooo:rsid="0096e211"/>
    </style:style>
    <style:style style:name="T185" style:family="text">
      <style:text-properties officeooo:rsid="009adb59"/>
    </style:style>
    <style:style style:name="T186" style:family="text">
      <style:text-properties officeooo:rsid="009ccc76"/>
    </style:style>
    <style:style style:name="T187" style:family="text">
      <style:text-properties officeooo:rsid="00ac631a"/>
    </style:style>
    <style:style style:name="T188" style:family="text">
      <style:text-properties officeooo:rsid="00adbb8b"/>
    </style:style>
    <style:style style:name="T189" style:family="text">
      <style:text-properties officeooo:rsid="00ae3154"/>
    </style:style>
    <style:style style:name="T190" style:family="text">
      <style:text-properties officeooo:rsid="00c7b50b"/>
    </style:style>
    <style:style style:name="T191" style:family="text">
      <style:text-properties officeooo:rsid="00c8fb84"/>
    </style:style>
    <style:style style:name="T192" style:family="text">
      <style:text-properties officeooo:rsid="00ca5029"/>
    </style:style>
    <style:style style:name="T193" style:family="text">
      <style:text-properties officeooo:rsid="00d9de91"/>
    </style:style>
    <style:style style:name="T194" style:family="text">
      <style:text-properties officeooo:rsid="007e6070"/>
    </style:style>
    <style:style style:name="T195" style:family="text">
      <style:text-properties officeooo:rsid="008b9dde"/>
    </style:style>
    <style:style style:name="T196" style:family="text">
      <style:text-properties officeooo:rsid="00dca49b"/>
    </style:style>
    <style:style style:name="T197" style:family="text">
      <style:text-properties fo:font-style="italic" officeooo:rsid="007e6070" style:font-size-asian="12pt" style:font-style-asian="italic" style:font-style-complex="italic"/>
    </style:style>
    <style:style style:name="T198" style:family="text">
      <style:text-properties fo:font-style="italic" officeooo:rsid="013bf306" style:font-size-asian="12pt" style:font-style-asian="italic" style:font-style-complex="italic"/>
    </style:style>
    <style:style style:name="T199" style:family="text">
      <style:text-properties fo:font-style="italic" style:text-underline-style="none" officeooo:rsid="007e6070"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officeooo:rsid="00e1a709"/>
    </style:style>
    <style:style style:name="T202" style:family="text">
      <style:text-properties officeooo:rsid="00e301f4"/>
    </style:style>
    <style:style style:name="T203" style:family="text">
      <style:text-properties officeooo:rsid="00e7d508"/>
    </style:style>
    <style:style style:name="T204" style:family="text">
      <style:text-properties officeooo:rsid="00e8a403"/>
    </style:style>
    <style:style style:name="T205" style:family="text">
      <style:text-properties officeooo:rsid="00fa66af"/>
    </style:style>
    <style:style style:name="T206" style:family="text">
      <style:text-properties officeooo:rsid="01138bc2"/>
    </style:style>
    <style:style style:name="T207" style:family="text">
      <style:text-properties officeooo:rsid="011b4696"/>
    </style:style>
    <style:style style:name="T208" style:family="text">
      <style:text-properties officeooo:rsid="012cc2b1"/>
    </style:style>
    <style:style style:name="T209" style:family="text">
      <style:text-properties style:text-underline-style="none" officeooo:rsid="013bf306" style:font-size-asian="10.5pt" style:font-weight-asian="normal" style:font-size-complex="12pt" style:font-weight-complex="normal"/>
    </style:style>
    <style:style style:name="T210" style:family="text">
      <style:text-properties style:text-underline-style="none" officeooo:rsid="012cc2b1" style:font-size-asian="10.5pt" style:font-weight-asian="normal" style:font-size-complex="12pt" style:font-weight-complex="normal"/>
    </style:style>
    <style:style style:name="T211" style:family="text">
      <style:text-properties style:text-underline-style="none" officeooo:rsid="013bc118" style:font-size-asian="10.5pt" style:font-weight-asian="normal" style:font-size-complex="12pt" style:font-weight-complex="normal"/>
    </style:style>
    <style:style style:name="T212" style:family="text">
      <style:text-properties style:text-underline-style="none" officeooo:rsid="015c6710" style:font-size-asian="10.5pt" style:font-weight-asian="normal" style:font-size-complex="12pt" style:font-weight-complex="normal"/>
    </style:style>
    <style:style style:name="T213" style:family="text">
      <style:text-properties style:text-underline-style="none" officeooo:rsid="000611e5"/>
    </style:style>
    <style:style style:name="T214" style:family="text">
      <style:text-properties style:text-underline-style="none" officeooo:rsid="00081de4"/>
    </style:style>
    <style:style style:name="T215" style:family="text">
      <style:text-properties style:text-underline-style="none" officeooo:rsid="013a8c37"/>
    </style:style>
    <style:style style:name="T216" style:family="text">
      <style:text-properties style:text-underline-style="none" officeooo:rsid="001804fe"/>
    </style:style>
    <style:style style:name="T217" style:family="text">
      <style:text-properties style:text-underline-style="none" officeooo:rsid="001b3cc2"/>
    </style:style>
    <style:style style:name="T218" style:family="text">
      <style:text-properties style:text-underline-style="none" officeooo:rsid="014950c1"/>
    </style:style>
    <style:style style:name="T219" style:family="text">
      <style:text-properties style:text-underline-style="none" officeooo:rsid="01b8123b"/>
    </style:style>
    <style:style style:name="T220" style:family="text">
      <style:text-properties style:text-underline-style="none" officeooo:rsid="01ba607a"/>
    </style:style>
    <style:style style:name="T221" style:family="text">
      <style:text-properties officeooo:rsid="014eaed4"/>
    </style:style>
    <style:style style:name="T222" style:family="text">
      <style:text-properties officeooo:rsid="0151af3e"/>
    </style:style>
    <style:style style:name="T223" style:family="text">
      <style:text-properties officeooo:rsid="01538694"/>
    </style:style>
    <style:style style:name="T224" style:family="text">
      <style:text-properties officeooo:rsid="01573b3f"/>
    </style:style>
    <style:style style:name="T225" style:family="text">
      <style:text-properties officeooo:rsid="0159b1e7"/>
    </style:style>
    <style:style style:name="T226" style:family="text">
      <style:text-properties officeooo:rsid="015c6710"/>
    </style:style>
    <style:style style:name="T227" style:family="text">
      <style:text-properties officeooo:rsid="01611a1d"/>
    </style:style>
    <style:style style:name="T228" style:family="text">
      <style:text-properties loext:padding="0in" loext:border="none"/>
    </style:style>
    <style:style style:name="T229" style:family="text">
      <style:text-properties officeooo:rsid="000611e5"/>
    </style:style>
    <style:style style:name="T230" style:family="text">
      <style:text-properties officeooo:rsid="00140c0b"/>
    </style:style>
    <style:style style:name="T231" style:family="text">
      <style:text-properties officeooo:rsid="019ea145"/>
    </style:style>
    <style:style style:name="T232" style:family="text">
      <style:text-properties officeooo:rsid="01a01b42"/>
    </style:style>
    <style:style style:name="T233" style:family="text">
      <style:text-properties officeooo:rsid="01a0727b"/>
    </style:style>
    <style:style style:name="T234" style:family="text">
      <style:text-properties fo:font-size="12pt" style:text-underline-style="none" fo:font-weight="normal" officeooo:rsid="017668fe" style:font-size-asian="12pt" style:font-weight-asian="normal" style:font-size-complex="12pt" style:font-weight-complex="normal"/>
    </style:style>
    <style:style style:name="T235" style:family="text">
      <style:text-properties fo:font-size="12pt" style:text-underline-style="none" fo:font-weight="normal" officeooo:rsid="0189a998" style:font-size-asian="10.5pt" style:font-weight-asian="normal" style:font-size-complex="12pt" style:font-weight-complex="normal"/>
    </style:style>
    <style:style style:name="T236" style:family="text">
      <style:text-properties officeooo:rsid="01a4b9d4"/>
    </style:style>
    <style:style style:name="T237" style:family="text">
      <style:text-properties officeooo:rsid="01a6f914"/>
    </style:style>
    <style:style style:name="T238" style:family="text">
      <style:text-properties officeooo:rsid="01acf475"/>
    </style:style>
    <style:style style:name="T239" style:family="text">
      <style:text-properties officeooo:rsid="01aed9c0"/>
    </style:style>
    <style:style style:name="T240" style:family="text">
      <style:text-properties officeooo:rsid="01b3b536"/>
    </style:style>
    <style:style style:name="T241" style:family="text">
      <style:text-properties officeooo:rsid="01b41bbb"/>
    </style:style>
    <style:style style:name="T242" style:family="text">
      <style:text-properties officeooo:rsid="01b8123b"/>
    </style:style>
    <style:style style:name="T243" style:family="text">
      <style:text-properties officeooo:rsid="01ba607a"/>
    </style:style>
    <style:style style:name="T244" style:family="text">
      <style:text-properties officeooo:rsid="00081de4"/>
    </style:style>
    <style:style style:name="T245" style:family="text">
      <style:text-properties officeooo:rsid="01bb50f6"/>
    </style:style>
    <style:style style:name="T246" style:family="text">
      <style:text-properties officeooo:rsid="01bb72ce"/>
    </style:style>
    <style:style style:name="T247" style:family="text">
      <style:text-properties officeooo:rsid="01c303c3"/>
    </style:style>
    <style:style style:name="T248" style:family="text">
      <style:text-properties officeooo:rsid="01c322aa"/>
    </style:style>
    <style:style style:name="T249" style:family="text">
      <style:text-properties officeooo:rsid="01c55c1f"/>
    </style:style>
    <style:style style:name="T250" style:family="text">
      <style:text-properties officeooo:rsid="01c5e2d2"/>
    </style:style>
    <style:style style:name="T251" style:family="text">
      <style:text-properties officeooo:rsid="01c8c134"/>
    </style:style>
    <style:style style:name="T252" style:family="text">
      <style:text-properties officeooo:rsid="01c9f3b6"/>
    </style:style>
    <style:style style:name="T253" style:family="text">
      <style:text-properties officeooo:rsid="01cf12ff"/>
    </style:style>
    <style:style style:name="T254" style:family="text">
      <style:text-properties officeooo:rsid="01dab52e"/>
    </style:style>
    <style:style style:name="T255" style:family="text">
      <style:text-properties officeooo:rsid="01dc6d58"/>
    </style:style>
    <style:style style:name="T256" style:family="text">
      <style:text-properties officeooo:rsid="01de28f3"/>
    </style:style>
    <style:style style:name="T257" style:family="text">
      <style:text-properties officeooo:rsid="01e54bbe"/>
    </style:style>
    <style:style style:name="T258" style:family="text">
      <style:text-properties officeooo:rsid="01ece397"/>
    </style:style>
    <style:style style:name="T259" style:family="text">
      <style:text-properties officeooo:rsid="01eda3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STS DE CAJA NEGRA - ABM <text:span text:style-name="T231">ROL</text:span> -:</text:p>
      <text:p text:style-name="P107"/>
      <text:p text:style-name="P107"/>
      <text:p text:style-name="P108">ADD <text:span text:style-name="T231">ROLE</text:span>:</text:p>
      <text:p text:style-name="P108"/>
      <text:p text:style-name="P111">OUTPUTS OK:</text:p>
      <text:p text:style-name="P5"/>
      <text:p text:style-name="P250">Insertar <text:span text:style-name="T232">rol</text:span> al momento inexistente, con todos los campos <text:span text:style-name="T94">(salvo el campo id)</text:span> y valores sintácticamente correctos, <text:span text:style-name="T1">definiendo </text:span><text:span text:style-name="T232">usuarios y servicios asociados al rol,</text:span><text:span text:style-name="T1"> sintácticamente correcto</text:span><text:span text:style-name="T232">s </text:span><text:span text:style-name="T233">(usuarios y servicios deben existir, no se agregan si no existen)</text:span><text:span text:style-name="T1">: </text:span></text:p>
      <text:p text:style-name="P117"/>
      <text:p text:style-name="P125"><text:span text:style-name="T32">Input para output </text:span><text:span text:style-name="T33">OK</text:span><text:span text:style-name="T32">:</text:span></text:p>
      <text:p text:style-name="P46">{</text:p>
      <text:p text:style-name="P1"><text:span text:style-name="T19">"nameRole"</text:span>:<text:span text:style-name="T52">"role6"</text:span>,</text:p>
      <text:p text:style-name="P1"><text:span text:style-name="T19">"description"</text:span>:<text:span text:style-name="T52">"desc1"</text:span>,</text:p>
      <text:p text:style-name="P1"><text:span text:style-name="T19">"services"</text:span>: [{<text:span text:style-name="T19">"name"</text:span>:<text:span text:style-name="T52">"A"</text:span>},{<text:span text:style-name="T19">"name"</text:span>:<text:span text:style-name="T52">"B"</text:span>}],</text:p>
      <text:p text:style-name="P1"><text:span text:style-name="T19">"users"</text:span>:[{<text:span text:style-name="T19">"name"</text:span>:<text:span text:style-name="T52">"rootmod"</text:span>}]</text:p>
      <text:p text:style-name="P1">}</text:p>
      <text:p text:style-name="P119"/>
      <text:p text:style-name="P118"/>
      <text:p text:style-name="P251">Insertar <text:span text:style-name="T236">rol</text:span> con los campos mínimos admisibles, sintácticamente correctos:</text:p>
      <text:p text:style-name="P138"/>
      <text:p text:style-name="P120"><text:span text:style-name="T32">Input para output </text:span><text:span text:style-name="T33">OK</text:span><text:span text:style-name="T32">:</text:span></text:p>
      <text:p text:style-name="P138"/>
      <text:p text:style-name="P47">{</text:p>
      <text:p text:style-name="P1"><text:span text:style-name="T19">"nameRole"</text:span>:<text:span text:style-name="T52">"role2"</text:span></text:p>
      <text:p text:style-name="P1">}</text:p>
      <text:p text:style-name="P116"/>
      <text:p text:style-name="P109">OUTPUTS NOT OK:</text:p>
      <text:p text:style-name="P112"/>
      <text:p text:style-name="P114"/>
      <text:p text:style-name="P252">Insertar input <text:span text:style-name="T64">OK </text:span>con endpoint incorrecto:</text:p>
      <text:p text:style-name="P150"/>
      <text:list xml:id="list2474780291" text:style-name="L1">
        <text:list-item>
          <text:p text:style-name="P385"><text:span text:style-name="T66">Input: </text:span><text:span text:style-name="T40">{</text:span><text:span text:style-name="T20">"name</text:span><text:span text:style-name="T21">Role</text:span><text:span text:style-name="T20">"</text:span><text:span text:style-name="T51">:</text:span><text:span text:style-name="T53">"</text:span><text:span text:style-name="T54">role3</text:span><text:span text:style-name="T53">"</text:span><text:span text:style-name="T40">}</text:span></text:p>
          <text:p text:style-name="P387">Tipo de envío: POST. </text:p>
          <text:p text:style-name="P387">Endpoint: <text:a xlink:type="simple" xlink:href="http://localhost:8040/user/addd" text:style-name="Internet_20_link" text:visited-style-name="Visited_20_Internet_20_Link">http://localhost:8040/</text:a><text:a xlink:type="simple" xlink:href="http://localhost:8040/user/addd" text:style-name="Internet_20_link" text:visited-style-name="Visited_20_Internet_20_Link"><text:span text:style-name="T237">role</text:span></text:a><text:a xlink:type="simple" xlink:href="http://localhost:8040/user/addd" text:style-name="Internet_20_link" text:visited-style-name="Visited_20_Internet_20_Link">/addd</text:a></text:p>
          <text:p text:style-name="P388">Output:</text:p>
          <text:p text:style-name="P395">{</text:p>
        </text:list-item>
      </text:list>
      <text:p text:style-name="P2"><text:span text:style-name="T19"><text:tab/>"timestamp"</text:span>: <text:span text:style-name="T52">"2021-07-08T10:51:33.910+00:00"</text:span>,</text:p>
      <text:p text:style-name="P2"><text:span text:style-name="T19"><text:tab/>"status"</text:span>: <text:span text:style-name="T179">404</text:span>,</text:p>
      <text:p text:style-name="P2"><text:span text:style-name="T19"><text:tab/>"error"</text:span>: <text:span text:style-name="T52">"Not Found"</text:span>,</text:p>
      <text:p text:style-name="P2"><text:span text:style-name="T19"><text:tab/>"path"</text:span>: <text:span text:style-name="T52">"/role/addd"</text:span></text:p>
      <text:p text:style-name="P2"><text:tab/>}</text:p>
      <text:p text:style-name="P2"/>
      <text:p text:style-name="P2"/>
      <text:p text:style-name="P2"/>
      <text:list xml:id="list212838514480286" text:continue-numbering="true" text:style-name="L1">
        <text:list-header>
          <text:p text:style-name="P387"/>
        </text:list-header>
        <text:list-item>
          <text:p text:style-name="P385"><text:soft-page-break/><text:span text:style-name="T45">Input: </text:span><text:span text:style-name="T40">{</text:span><text:span text:style-name="T22">"name</text:span><text:span text:style-name="T23">Role</text:span><text:span text:style-name="T22">"</text:span><text:span text:style-name="T41">:</text:span><text:span text:style-name="T55">"</text:span><text:span text:style-name="T56">role3</text:span><text:span text:style-name="T55">"</text:span><text:span text:style-name="T40">}</text:span></text:p>
          <text:p text:style-name="P387">Tipo de envío: POST.</text:p>
          <text:p text:style-name="P385"><text:span text:style-name="T41">Endpoint: http://localhost:8040/</text:span><text:span text:style-name="T43">rolee</text:span><text:span text:style-name="T41">/add</text:span></text:p>
          <text:p text:style-name="P389">Output:</text:p>
        </text:list-item>
      </text:list>
      <text:p text:style-name="P18"><text:span text:style-name="T234"><text:tab/></text:span>{</text:p>
      <text:p text:style-name="P1"><text:span text:style-name="T19"><text:tab/>"timestamp"</text:span>: <text:span text:style-name="T52">"2021-07-08T10:53:14.898+00:00"</text:span>,</text:p>
      <text:p text:style-name="P1"><text:span text:style-name="T19"><text:tab/>"status"</text:span>: <text:span text:style-name="T179">404</text:span>,</text:p>
      <text:p text:style-name="P1"><text:span text:style-name="T19"><text:tab/>"error"</text:span>: <text:span text:style-name="T52">"Not Found"</text:span>,</text:p>
      <text:p text:style-name="P1"><text:span text:style-name="T19"><text:tab/>"path"</text:span>: <text:span text:style-name="T52">"/rolee/add"</text:span></text:p>
      <text:p text:style-name="P1"><text:tab/>}</text:p>
      <text:list xml:id="list212839082038604" text:continue-numbering="true" text:style-name="L1">
        <text:list-header>
          <text:p text:style-name="P387"/>
        </text:list-header>
        <text:list-item>
          <text:p text:style-name="P385"><text:span text:style-name="T45">Input: </text:span><text:span text:style-name="T40">{</text:span><text:span text:style-name="T22">"name"</text:span><text:span text:style-name="T41">:</text:span><text:span text:style-name="T55">"</text:span><text:span text:style-name="T57">role3</text:span><text:span text:style-name="T55">"</text:span><text:span text:style-name="T40">}</text:span></text:p>
          <text:p text:style-name="P387">Tipo de envío: POST.</text:p>
          <text:p text:style-name="P385"><text:span text:style-name="T41">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2">1</text:span></text:a><text:a xlink:type="simple" xlink:href="http://localhost:8041/user/add" text:style-name="Internet_20_link" text:visited-style-name="Visited_20_Internet_20_Link"><text:span text:style-name="T41">/</text:span></text:a><text:a xlink:type="simple" xlink:href="http://localhost:8041/user/add" text:style-name="Internet_20_link" text:visited-style-name="Visited_20_Internet_20_Link"><text:span text:style-name="T44">role</text:span></text:a><text:a xlink:type="simple" xlink:href="http://localhost:8041/user/add" text:style-name="Internet_20_link" text:visited-style-name="Visited_20_Internet_20_Link"><text:span text:style-name="T41">/add</text:span></text:a></text:p>
          <text:p text:style-name="P400"><text:span text:style-name="T41">O</text:span><text:span text:style-name="T39">utput:</text:span></text:p>
        </text:list-item>
      </text:list>
      <text:p text:style-name="P352"><text:tab/>Could not send request</text:p>
      <text:p text:style-name="P366"><text:span text:style-name="T38"><text:tab/></text:span><text:span text:style-name="T228">Error: connect ECONNREFUSED 127.0.0.1:8041</text:span></text:p>
      <text:p text:style-name="P59"/>
      <text:list xml:id="list212838305524212" text:continue-numbering="true" text:style-name="L1">
        <text:list-header>
          <text:p text:style-name="P387"/>
        </text:list-header>
        <text:list-item>
          <text:p text:style-name="P385"><text:span text:style-name="T45">Input: </text:span><text:span text:style-name="T40">{</text:span><text:span text:style-name="T22">"name"</text:span><text:span text:style-name="T41">:</text:span><text:span text:style-name="T55">"</text:span><text:span text:style-name="T58">role3</text:span><text:span text:style-name="T55">"</text:span><text:span text:style-name="T40">}</text:span></text:p>
          <text:p text:style-name="P385"><text:span text:style-name="T41">Tipo de envío: P</text:span><text:span text:style-name="T42">UT</text:span><text:span text:style-name="T41">. </text:span></text:p>
          <text:p text:style-name="P387">Endpoint: <text:a xlink:type="simple" xlink:href="http://localhost:8040/user/add" text:style-name="Internet_20_link" text:visited-style-name="Visited_20_Internet_20_Link">http://localhost:8040/user/add</text:a></text:p>
          <text:p text:style-name="P390">Output:</text:p>
          <text:p text:style-name="P396">{</text:p>
        </text:list-item>
      </text:list>
      <text:p text:style-name="P1"><text:span text:style-name="T19"><text:tab/>"timestamp"</text:span>: <text:span text:style-name="T52">"2021-07-08T10:55:00.352+00:00"</text:span>,</text:p>
      <text:p text:style-name="P1"><text:span text:style-name="T19"><text:tab/>"status"</text:span>: <text:span text:style-name="T179">405</text:span>,</text:p>
      <text:p text:style-name="P1"><text:span text:style-name="T19"><text:tab/>"error"</text:span>: <text:span text:style-name="T52">"Method Not Allowed"</text:span>,</text:p>
      <text:p text:style-name="P1"><text:span text:style-name="T19"><text:tab/>"path"</text:span>: <text:span text:style-name="T52">"/role/add"</text:span></text:p>
      <text:p text:style-name="P1"><text:tab/>}</text:p>
      <text:list xml:id="list212837994141874" text:continue-numbering="true" text:style-name="L1">
        <text:list-header>
          <text:p text:style-name="P401"/>
        </text:list-header>
      </text:list>
      <text:p text:style-name="P254"><text:span text:style-name="T229">Insertar </text:span><text:span text:style-name="T240">rol con</text:span><text:span text:style-name="T229"> </text:span><text:span text:style-name="T239">campo </text:span><text:span text:style-name="T238">nombre</text:span><text:span text:style-name="T229"> sintácticamente </text:span><text:span text:style-name="T238">incorrecto:</text:span></text:p>
      <text:p text:style-name="P159"/>
      <text:p text:style-name="P121"><text:span text:style-name="T32">Input para output </text:span><text:span text:style-name="T34">NOT </text:span><text:span text:style-name="T33">OK</text:span></text:p>
      <text:p text:style-name="P49"/>
      <text:p text:style-name="P42">{</text:p>
      <text:p text:style-name="P3"><text:span text:style-name="T19"><text:tab/>"</text:span><text:span text:style-name="T27">nameRole</text:span>:<text:span text:style-name="T52">"</text:span><text:span text:style-name="T59">role3</text:span><text:span text:style-name="T52">"</text:span></text:p>
      <text:p text:style-name="P42">}</text:p>
      <text:p text:style-name="P42"/>
      <text:p text:style-name="P58">Output NOT OK</text:p>
      <text:p text:style-name="P58"/>
      <text:p text:style-name="P19">{</text:p>
      <text:p text:style-name="P1"><text:span text:style-name="T19">"timestamp"</text:span>: <text:span text:style-name="T52">"2021-07-08T10:58:21.606+00:00"</text:span>,</text:p>
      <text:p text:style-name="P1"><text:span text:style-name="T19">"status"</text:span>: <text:span text:style-name="T179">400</text:span>,</text:p>
      <text:p text:style-name="P1"><text:span text:style-name="T19">"error"</text:span>: <text:span text:style-name="T52">"Bad Request"</text:span>,</text:p>
      <text:p text:style-name="P1"><text:span text:style-name="T19">"path"</text:span>: <text:span text:style-name="T52">"/role/add"</text:span></text:p>
      <text:p text:style-name="P1">}</text:p>
      <text:p text:style-name="P42"/>
      <text:p text:style-name="P42"/>
      <text:p text:style-name="P42"/>
      <text:p text:style-name="P42"/>
      <text:p text:style-name="P42"/>
      <text:p text:style-name="P42"/>
      <text:p text:style-name="P259"><text:soft-page-break/><text:span text:style-name="T229">Insertar </text:span><text:span text:style-name="T240">rol con</text:span><text:span text:style-name="T229"> </text:span><text:span text:style-name="T241">valor del </text:span><text:span text:style-name="T239">campo </text:span><text:span text:style-name="T238">nombre</text:span><text:span text:style-name="T229"> sintácticamente </text:span><text:span text:style-name="T238">incorrecto:</text:span></text:p>
      <text:p text:style-name="P159"/>
      <text:p text:style-name="P122"><text:span text:style-name="T32">Input para output </text:span><text:span text:style-name="T34">NOT </text:span><text:span text:style-name="T33">OK</text:span><text:span text:style-name="T32">:</text:span></text:p>
      <text:p text:style-name="P50"/>
      <text:p text:style-name="P43">{</text:p>
      <text:p text:style-name="P4"><text:span text:style-name="T19"><text:tab/>"n</text:span><text:span text:style-name="T24">ame</text:span><text:span text:style-name="T28">Role</text:span><text:span text:style-name="T19">"</text:span>:<text:span text:style-name="T60">role3</text:span></text:p>
      <text:p text:style-name="P43">}</text:p>
      <text:p text:style-name="P159"/>
      <text:p text:style-name="P242">Output NOT OK</text:p>
      <text:p text:style-name="P242"/>
      <text:p text:style-name="P20">{</text:p>
      <text:p text:style-name="P1"><text:span text:style-name="T19">"timestamp"</text:span>: <text:span text:style-name="T52">"2021-07-08T11:00:30.424+00:00"</text:span>,</text:p>
      <text:p text:style-name="P1"><text:span text:style-name="T19">"status"</text:span>: <text:span text:style-name="T179">400</text:span>,</text:p>
      <text:p text:style-name="P1"><text:span text:style-name="T19">"error"</text:span>: <text:span text:style-name="T52">"Bad Request"</text:span>,</text:p>
      <text:p text:style-name="P1"><text:span text:style-name="T19">"path"</text:span>: <text:span text:style-name="T52">"/role/add"</text:span></text:p>
      <text:p text:style-name="P41">}</text:p>
      <text:p text:style-name="P41"/>
      <text:p text:style-name="P41"/>
      <text:p text:style-name="P102"><text:span text:style-name="T229">Insertar </text:span><text:span text:style-name="T240">rol con</text:span><text:span text:style-name="T229"> </text:span><text:span text:style-name="T241">valor del </text:span><text:span text:style-name="T239">campo </text:span><text:span text:style-name="T238">nombre</text:span><text:span text:style-name="T229"> sintácticamente </text:span><text:span text:style-name="T238">incorrecto:</text:span></text:p>
      <text:p text:style-name="P165"/>
      <text:p text:style-name="P136"><text:span text:style-name="T32">Input para output </text:span><text:span text:style-name="T34">NOT </text:span><text:span text:style-name="T33">OK</text:span><text:span text:style-name="T32">:</text:span></text:p>
      <text:p text:style-name="P54"/>
      <text:p text:style-name="P45">{</text:p>
      <text:p text:style-name="P15"><text:span text:style-name="T19"><text:tab/>"n</text:span><text:span text:style-name="T24">ame</text:span><text:span text:style-name="T28">Role</text:span><text:span text:style-name="T19">"</text:span>:<text:span text:style-name="T60">role3</text:span></text:p>
      <text:p text:style-name="P45">}</text:p>
      <text:p text:style-name="P165"/>
      <text:p text:style-name="P243">Output NOT OK</text:p>
      <text:p text:style-name="P243"/>
      <text:p text:style-name="P15">{</text:p>
      <text:p text:style-name="P40"><text:span text:style-name="T19">"timestamp"</text:span>: <text:span text:style-name="T52">"2021-07-08T11:00:30.424+00:00"</text:span>,</text:p>
      <text:p text:style-name="P40"><text:span text:style-name="T19">"status"</text:span>: <text:span text:style-name="T179">400</text:span>,</text:p>
      <text:p text:style-name="P40"><text:span text:style-name="T19">"error"</text:span>: <text:span text:style-name="T52">"Bad Request"</text:span>,</text:p>
      <text:p text:style-name="P40"><text:span text:style-name="T19">"path"</text:span>: <text:span text:style-name="T52">"/role/add"</text:span></text:p>
      <text:p text:style-name="P41">}</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71"><text:soft-page-break/><text:span text:style-name="T213">Insertar </text:span><text:span text:style-name="T219">rol</text:span><text:span text:style-name="T213"> </text:span><text:span text:style-name="T219">con</text:span><text:span text:style-name="T220"> </text:span><text:span text:style-name="T219">campo</text:span><text:span text:style-name="T214"> </text:span><text:span text:style-name="T219">de </text:span><text:span text:style-name="T220">servicios</text:span><text:span text:style-name="T214"> mal definido sintáctic</text:span><text:span text:style-name="T220">amente</text:span><text:span text:style-name="T214">:</text:span></text:p>
      <text:p text:style-name="P169"/>
      <text:p text:style-name="P169"/>
      <text:p text:style-name="P123"><text:span text:style-name="T32">Input para output </text:span><text:span text:style-name="T34">NOT </text:span><text:span text:style-name="T33">OK</text:span><text:span text:style-name="T32">:</text:span></text:p>
      <text:p text:style-name="P170"/>
      <text:p text:style-name="P48"><text:tab/>{</text:p>
      <text:p text:style-name="P34"><text:span text:style-name="T19"><text:tab/>"name</text:span><text:span text:style-name="T29">Role</text:span><text:span text:style-name="T19">"</text:span>:<text:span text:style-name="T52">"</text:span><text:span text:style-name="T61">role3</text:span><text:span text:style-name="T52">"</text:span>,</text:p>
      <text:p text:style-name="P34"><text:span text:style-name="T19"><text:tab/>"</text:span><text:span text:style-name="T29">services</text:span>:[]</text:p>
      <text:p text:style-name="P60"><text:tab/>}</text:p>
      <text:p text:style-name="P60"/>
      <text:p text:style-name="P82">Output NOT OK</text:p>
      <text:p text:style-name="P60"/>
      <text:p text:style-name="P60"><text:tab/><text:span text:style-name="T65">{</text:span></text:p>
      <text:p text:style-name="P1"><text:span text:style-name="T19"><text:tab/>"timestamp"</text:span>: <text:span text:style-name="T52">"2021-07-08T11:06:11.781+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role/add"</text:span></text:p>
      <text:p text:style-name="P1"><text:tab/>}</text:p>
      <text:p text:style-name="P64"/>
      <text:p text:style-name="P64"/>
      <text:p text:style-name="P103"><text:span text:style-name="T229">Insertar </text:span><text:span text:style-name="T242">rol</text:span><text:span text:style-name="T229"> </text:span><text:span text:style-name="T242">con</text:span><text:span text:style-name="T243"> valor del </text:span><text:span text:style-name="T242">campo</text:span><text:span text:style-name="T244"> </text:span><text:span text:style-name="T242">de </text:span><text:span text:style-name="T243">servicios</text:span><text:span text:style-name="T244"> mal definido sintáctic</text:span><text:span text:style-name="T243">a </text:span><text:span text:style-name="T245">o semánticamente:</text:span></text:p>
      <text:p text:style-name="P103"/>
      <text:p text:style-name="P103"/>
      <text:list xml:id="list1251520308" text:style-name="L2">
        <text:list-item>
          <text:p text:style-name="P404">Insertar el campo nombre de <text:span text:style-name="T246">servicio</text:span>, mal definido sintácticamente:</text:p>
        </text:list-item>
      </text:list>
      <text:p text:style-name="P169"/>
      <text:p text:style-name="P124"><text:span text:style-name="T32">Input para output </text:span><text:span text:style-name="T34">NOT </text:span><text:span text:style-name="T33">OK</text:span></text:p>
      <text:p text:style-name="P171"/>
      <text:p text:style-name="P61"><text:tab/>{</text:p>
      <text:p text:style-name="P1"><text:span text:style-name="T19"><text:tab/>"name</text:span><text:span text:style-name="T30">Role</text:span><text:span text:style-name="T19">"</text:span>:<text:span text:style-name="T52">"</text:span><text:span text:style-name="T62">role3</text:span><text:span text:style-name="T52">"</text:span>,</text:p>
      <text:p text:style-name="P38"><text:span text:style-name="T19"><text:tab/>"</text:span><text:span text:style-name="T30">serivices</text:span><text:span text:style-name="T19">"</text:span>:[{<text:span text:style-name="T19">"nameRole</text:span>:<text:span text:style-name="T19">"</text:span>role1<text:span text:style-name="T52">"</text:span><text:span text:style-name="T19">}]</text:span></text:p>
      <text:p text:style-name="P376"><text:tab/>}</text:p>
      <text:p text:style-name="P61"/>
      <text:p text:style-name="P61"/>
      <text:p text:style-name="P83">Output NOT OK</text:p>
      <text:p text:style-name="P83"/>
      <text:p text:style-name="P16"><text:span text:style-name="T235"><text:tab/></text:span><text:span text:style-name="T68">{</text:span></text:p>
      <text:p text:style-name="P1"><text:span text:style-name="T19"><text:tab/>"timestamp"</text:span>: <text:span text:style-name="T52">"2021-07-08T11:13:19.267+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role/add"</text:span></text:p>
      <text:p text:style-name="P1"><text:tab/>}</text:p>
      <text:p text:style-name="P84"/>
      <text:p text:style-name="P83"/>
      <text:p text:style-name="P83"/>
      <text:p text:style-name="P83"/>
      <text:p text:style-name="P83"/>
      <text:p text:style-name="P83"/>
      <text:p text:style-name="P83"/>
      <text:p text:style-name="P83"/>
      <text:p text:style-name="P83"/>
      <text:list xml:id="list212839064474432" text:continue-numbering="true" text:style-name="L2">
        <text:list-item>
          <text:p text:style-name="P405"><text:soft-page-break/>Insertar el valor del campo nombre de <text:span text:style-name="T246">servicio</text:span>, mal definido sintácticamente:</text:p>
        </text:list-item>
      </text:list>
      <text:p text:style-name="P173"/>
      <text:p text:style-name="P134"><text:span text:style-name="T32">Input para output </text:span><text:span text:style-name="T34">NOT </text:span><text:span text:style-name="T33">OK</text:span><text:span text:style-name="T32">:</text:span></text:p>
      <text:p text:style-name="P173"/>
      <text:p text:style-name="P65"><text:tab/>{</text:p>
      <text:p text:style-name="P39"><text:span text:style-name="T19"><text:tab/>"name</text:span><text:span text:style-name="T30">Role</text:span><text:span text:style-name="T19">"</text:span>:<text:span text:style-name="T52">"</text:span><text:span text:style-name="T62">role3</text:span><text:span text:style-name="T52">"</text:span>,</text:p>
      <text:p text:style-name="P39"><text:span text:style-name="T19"><text:tab/>"</text:span><text:span text:style-name="T30">serivices</text:span><text:span text:style-name="T19">"</text:span>:[{<text:span text:style-name="T19">"nameRole"</text:span>:role1<text:span text:style-name="T52">"</text:span><text:span text:style-name="T19">}]</text:span></text:p>
      <text:p text:style-name="P382"><text:tab/>}</text:p>
      <text:p text:style-name="P62"/>
      <text:p text:style-name="P85">Output NOT OK</text:p>
      <text:p text:style-name="P86"/>
      <text:p text:style-name="P21"><text:tab/>{</text:p>
      <text:p text:style-name="P1"><text:span text:style-name="T19"><text:tab/>"timestamp"</text:span>: <text:span text:style-name="T52">"2021-07-08T11:15:32.040+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role/add"</text:span></text:p>
      <text:p text:style-name="P1"><text:tab/>}</text:p>
      <text:p text:style-name="P174"/>
      <text:p text:style-name="P100">OUTPUTS <text:span text:style-name="T92">WARNINGS </text:span></text:p>
      <text:p text:style-name="P100"><text:span text:style-name="T93">(se realiza la persistencia en BD con devolución de warning al cliente)</text:span>:</text:p>
      <text:p text:style-name="P101"/>
      <text:p text:style-name="P190"/>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58"/>
      <text:p text:style-name="P108"><text:soft-page-break/>UPDATE <text:span text:style-name="T247">ROLE</text:span>:</text:p>
      <text:p text:style-name="P108"/>
      <text:p text:style-name="P109">OUTPUTS OK:</text:p>
      <text:p text:style-name="P245"/>
      <text:p text:style-name="P264">Modificar de <text:span text:style-name="T248">rol</text:span> existente <text:s/><text:span text:style-name="T178">(</text:span><text:span text:style-name="T251">con token correspondiente a </text:span><text:span text:style-name="T178">usuario autenticad</text:span><text:span text:style-name="T251">o sin el rol a modificar)</text:span>, <text:span text:style-name="T248">el </text:span>nombre <text:span text:style-name="T248">del rol </text:span>con campo y valor sintáctica <text:span text:style-name="T248">y semánticamente</text:span> correcto:</text:p>
      <text:p text:style-name="P175"/>
      <text:p text:style-name="P367"><text:span text:style-name="T69">Get previo a update con enpoints </text:span><text:span text:style-name="T70">http://localhost:8040/</text:span><text:span text:style-name="T74">role</text:span><text:span text:style-name="T70">/get/name/</text:span><text:span text:style-name="T75">role1</text:span><text:span text:style-name="T96">:</text:span></text:p>
      <text:p text:style-name="P329"/>
      <text:p text:style-name="P334">{"nameRole":"role1", "description":"desc1", "date":"2021-07-08", "services":[]}</text:p>
      <text:p text:style-name="P279"/>
      <text:p text:style-name="P279"/>
      <text:p text:style-name="P126"><text:span text:style-name="T149">Input para output </text:span><text:span text:style-name="T150">OK</text:span><text:span text:style-name="T149">:</text:span></text:p>
      <text:p text:style-name="P337"/>
      <text:p text:style-name="P342">{</text:p>
      <text:p text:style-name="P1"><text:span text:style-name="T19">"id"</text:span>:<text:span text:style-name="T179">4</text:span><text:span text:style-name="T182">2</text:span>,</text:p>
      <text:p text:style-name="P1"><text:span text:style-name="T19">"name</text:span><text:span text:style-name="T31">Role</text:span><text:span text:style-name="T19">"</text:span>:<text:span text:style-name="T52">"</text:span><text:span text:style-name="T63">role1mod</text:span><text:span text:style-name="T52">"</text:span></text:p>
      <text:p text:style-name="P1">}</text:p>
      <text:p text:style-name="P316"/>
      <text:p text:style-name="P314"/>
      <text:p text:style-name="P135"><text:span text:style-name="T121">Get </text:span><text:span text:style-name="T123">posterior</text:span><text:span text:style-name="T121"> a update con enpoints </text:span><text:span text:style-name="T120">http://localhost:8040/user/get/name/</text:span><text:span text:style-name="T122">nameuser</text:span><text:span text:style-name="T123">mod</text:span><text:span text:style-name="T120">:</text:span></text:p>
      <text:p text:style-name="P279"/>
      <text:p text:style-name="P279">{"nameRole":"role1mod", "description":"null", "date":"null", "services":[]}</text:p>
      <text:p text:style-name="P279"/>
      <text:p text:style-name="P279"/>
      <text:p text:style-name="P260">Modificar de <text:span text:style-name="T251">rol </text:span>existente <text:s/><text:span text:style-name="T178">(</text:span><text:span text:style-name="T251">con token correspondiente a </text:span><text:span text:style-name="T178">usuario autenticad</text:span><text:span text:style-name="T251">o sin el rol a modificar)</text:span>, <text:span text:style-name="T251">descripcion </text:span>de <text:span text:style-name="T251">rol</text:span> con campo y valor sintácticamente correcto:</text:p>
      <text:p text:style-name="P177"/>
      <text:p text:style-name="P284"/>
      <text:p text:style-name="P286"><text:span text:style-name="T199">Get previo a update con enpoints </text:span>http://localhost:8040/<text:span text:style-name="T249">role</text:span>/get/name/<text:span text:style-name="T250">role1</text:span><text:span text:style-name="T252">mod</text:span><text:span text:style-name="T200">:</text:span></text:p>
      <text:p text:style-name="P284"/>
      <text:p text:style-name="P284">{"nameRole":"role1mod", "description":"null", "date":"null", "services":[]}</text:p>
      <text:p text:style-name="P284"/>
      <text:p text:style-name="P284"/>
      <text:p text:style-name="P137"><text:span text:style-name="T149">Input para output </text:span><text:span text:style-name="T150">OK</text:span><text:span text:style-name="T149">: </text:span></text:p>
      <text:p text:style-name="P341"/>
      <text:p text:style-name="P343">{</text:p>
      <text:p text:style-name="P2"><text:span text:style-name="T19">"nameRole"</text:span>:<text:span text:style-name="T52">"role1mod"</text:span>,</text:p>
      <text:p text:style-name="P2"><text:span text:style-name="T19">"description"</text:span>:<text:span text:style-name="T52">"description for role1mod"</text:span></text:p>
      <text:p text:style-name="P2">}</text:p>
      <text:p text:style-name="P341"/>
      <text:p text:style-name="P17"/>
      <text:p text:style-name="P55"><text:span text:style-name="T135">Get </text:span><text:span text:style-name="T136">posterior</text:span><text:span text:style-name="T135"> a update con enpoints </text:span><text:span text:style-name="T134">http://localhost:8040/</text:span><text:span text:style-name="T137">role</text:span><text:span text:style-name="T134">/get/name/</text:span><text:span text:style-name="T137">role1mod</text:span><text:span text:style-name="T134">:</text:span></text:p>
      <text:p text:style-name="P365"/>
      <text:p text:style-name="P343">{"nameRole":"role1mod", "description":"description for role1mod", "date":"null", "services":[]}</text:p>
      <text:p text:style-name="P319"/>
      <text:p text:style-name="P178"/>
      <text:p text:style-name="P176"/>
      <text:p text:style-name="P265"><text:soft-page-break/>Modificar de <text:span text:style-name="T248">rol</text:span> existente <text:s/><text:span text:style-name="T178">(</text:span><text:span text:style-name="T251">con token correspondiente a </text:span><text:span text:style-name="T178">usuario autenticad</text:span><text:span text:style-name="T251">o </text:span><text:span text:style-name="T253">con</text:span><text:span text:style-name="T251"> el rol a modificar)</text:span>, <text:span text:style-name="T255">l</text:span><text:span text:style-name="T256">os servicios</text:span> <text:span text:style-name="T248">del rol </text:span>con campo y valor sintáctica <text:span text:style-name="T248">y semánticamente</text:span> correcto:</text:p>
      <text:p text:style-name="P179"/>
      <text:p text:style-name="P368"><text:span text:style-name="T69">Get previo a update con enpoints </text:span><text:span text:style-name="T70">http://localhost:8040/</text:span><text:span text:style-name="T77">role</text:span><text:span text:style-name="T70">/get/name/</text:span><text:span text:style-name="T76">add</text:span><text:span text:style-name="T96">:</text:span></text:p>
      <text:p text:style-name="P330"/>
      <text:p text:style-name="P330">{"nameRole":"add", "description":"new description for add", "date":"null", "services":[]}</text:p>
      <text:p text:style-name="P280"/>
      <text:p text:style-name="P280"/>
      <text:p text:style-name="P127"><text:span text:style-name="T149">Input para output </text:span><text:span text:style-name="T150">OK</text:span><text:span text:style-name="T149">:</text:span></text:p>
      <text:p text:style-name="P338"/>
      <text:p text:style-name="P8">{</text:p>
      <text:p text:style-name="P1"><text:span text:style-name="T19">"nameRole"</text:span>:<text:span text:style-name="T52">"add"</text:span>,</text:p>
      <text:p text:style-name="P1"><text:span text:style-name="T19">"services"</text:span>:[{<text:span text:style-name="T19">"name"</text:span>:<text:span text:style-name="T52">"A"</text:span>}]</text:p>
      <text:p text:style-name="P1">}</text:p>
      <text:p text:style-name="P8"/>
      <text:p text:style-name="P8"/>
      <text:p text:style-name="P26">Se revoca el token en uso, y se devuelve nuevo token y token de refresco</text:p>
      <text:p text:style-name="P309"/>
      <text:p text:style-name="P309"/>
      <text:p text:style-name="P127"><text:span text:style-name="T121">Get </text:span><text:span text:style-name="T123">posterior</text:span><text:span text:style-name="T121"> a update </text:span><text:span text:style-name="T126">con nuevo token y</text:span><text:span text:style-name="T121"> enpoints </text:span><text:span text:style-name="T120">http://localhost:8040/</text:span><text:span text:style-name="T132">role</text:span><text:span text:style-name="T120">/get/name/</text:span><text:span text:style-name="T131">add</text:span><text:span text:style-name="T120">:</text:span></text:p>
      <text:p text:style-name="P276"/>
      <text:p text:style-name="P280"/>
      <text:p text:style-name="P280">{"nameRole":"add", "description":"new description for add", "date":"2021-07-08", "services":[{id:3, name:'A', description:'service A', date:null}]}</text:p>
      <text:p text:style-name="P280"/>
      <text:p text:style-name="P276"/>
      <text:p text:style-name="P276"/>
      <text:p text:style-name="P276"/>
      <text:p text:style-name="P276"/>
      <text:p text:style-name="P277"/>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text:soft-page-break/></text:p>
      <text:p text:style-name="P276"/>
      <text:p text:style-name="P266">Modificar de <text:span text:style-name="T248">rol</text:span> existente <text:s/><text:span text:style-name="T178">(</text:span><text:span text:style-name="T251">con token correspondiente a </text:span><text:span text:style-name="T178">usuario autenticad</text:span><text:span text:style-name="T251">o </text:span><text:span text:style-name="T253">con</text:span><text:span text:style-name="T251"> el rol a modificar)</text:span>, <text:span text:style-name="T254">l</text:span><text:span text:style-name="T257">os usuarios asociados al</text:span><text:span text:style-name="T254"> rol,</text:span> con campo y valor sintácticamente correcto:</text:p>
      <text:p text:style-name="P179"/>
      <text:p text:style-name="P369"><text:span text:style-name="T46">Get previo a update con enpoints </text:span><text:span text:style-name="T47">http://localhost:8040/</text:span><text:span text:style-name="T50">role</text:span><text:span text:style-name="T47">/get/name/</text:span><text:span text:style-name="T49">add</text:span></text:p>
      <text:p text:style-name="P335"/>
      <text:p text:style-name="P335"/>
      <text:p text:style-name="P335">{"nameRole":"add", "description":"new description for add", "date":"2021-07-08", "services":[{id:3, name:'A', description:'service A', date:null}], "users":[{"name":"root"}]}</text:p>
      <text:p text:style-name="P184"/>
      <text:p text:style-name="P285"/>
      <text:p text:style-name="P127"><text:span text:style-name="T149">Input para output </text:span><text:span text:style-name="T150">OK</text:span><text:span text:style-name="T149">: </text:span></text:p>
      <text:p text:style-name="P338"/>
      <text:p text:style-name="P22">{</text:p>
      <text:p text:style-name="P1"><text:span text:style-name="T19">"nameRole"</text:span>:<text:span text:style-name="T52">"add"</text:span>,</text:p>
      <text:p text:style-name="P1"><text:span text:style-name="T19">"users"</text:span>:[{<text:span text:style-name="T19">"name"</text:span>:<text:span text:style-name="T52">"user"</text:span>},{<text:span text:style-name="T19">"name"</text:span>:<text:span text:style-name="T52">"root"</text:span>}]</text:p>
      <text:p text:style-name="P1">}</text:p>
      <text:p text:style-name="P355"/>
      <text:p text:style-name="P354">Se revoca el token en uso, y se devuelve nuevo token y token de refresco</text:p>
      <text:p text:style-name="P354"/>
      <text:p text:style-name="P28"/>
      <text:p text:style-name="P370"><text:span text:style-name="T155">Get p</text:span><text:span text:style-name="T156">osterior</text:span><text:span text:style-name="T155"> a update </text:span><text:span text:style-name="T157">con nuevo token y</text:span><text:span text:style-name="T155"> enpoints </text:span><text:a xlink:type="simple" xlink:href="http://localhost:8040/user/get/name/root" text:style-name="Internet_20_link" text:visited-style-name="Visited_20_Internet_20_Link"><text:span text:style-name="T159">http://localhost:8040/</text:span></text:a><text:a xlink:type="simple" xlink:href="http://localhost:8040/user/get/name/root" text:style-name="Internet_20_link" text:visited-style-name="Visited_20_Internet_20_Link"><text:span text:style-name="T164">role</text:span></text:a><text:a xlink:type="simple" xlink:href="http://localhost:8040/user/get/name/root" text:style-name="Internet_20_link" text:visited-style-name="Visited_20_Internet_20_Link"><text:span text:style-name="T159">/get/name/</text:span></text:a><text:span text:style-name="T164">add</text:span><text:span text:style-name="T98">: </text:span></text:p>
      <text:p text:style-name="P415"/>
      <text:p text:style-name="P370"/>
      <text:p text:style-name="P370">{"nameRole":"add", "description":"new description for add", "date":"2021-07-08", "services":[{id:3, name:'A', description:'service A', date:null}], "users":[{"name":"root"}, {"name":"user"}]}</text:p>
      <text:p text:style-name="P358"/>
      <text:p text:style-name="P315"/>
      <text:p text:style-name="P315"/>
      <text:p text:style-name="P23"/>
      <text:p text:style-name="P360"/>
      <text:p text:style-name="P320"/>
      <text:p text:style-name="P179"/>
      <text:p text:style-name="P179"/>
      <text:p text:style-name="P179"/>
      <text:p text:style-name="P179"/>
      <text:p text:style-name="P179"/>
      <text:p text:style-name="P179"/>
      <text:p text:style-name="P179"/>
      <text:p text:style-name="P179"/>
      <text:p text:style-name="P176"/>
      <text:p text:style-name="P176"/>
      <text:p text:style-name="P176"/>
      <text:p text:style-name="P176"/>
      <text:p text:style-name="P176"/>
      <text:p text:style-name="P176"/>
      <text:p text:style-name="P176"/>
      <text:p text:style-name="P176"/>
      <text:p text:style-name="P176"/>
      <text:p text:style-name="P176"/>
      <text:p text:style-name="P109"><text:soft-page-break/>OUTPUTS NOT OK:</text:p>
      <text:p text:style-name="P109"/>
      <text:p text:style-name="P413">Modificar de <text:span text:style-name="T248">rol</text:span> existente <text:s/><text:span text:style-name="T178">(</text:span><text:span text:style-name="T251">con token correspondiente a </text:span><text:span text:style-name="T178">usuario autenticad</text:span><text:span text:style-name="T251">o </text:span><text:span text:style-name="T259">sin</text:span><text:span text:style-name="T251"> el rol a modificar)</text:span>, nombre de <text:span text:style-name="T258">rol</text:span> con campo y valor sintácticamente correcto:</text:p>
      <text:p text:style-name="P180"/>
      <text:p text:style-name="P371"><text:span text:style-name="T69">Get previo a update con enpoints </text:span><text:span text:style-name="T70">http://localhost:8040/</text:span><text:span text:style-name="T78">rol</text:span><text:span text:style-name="T79">e</text:span><text:span text:style-name="T70">/get/name/</text:span><text:span text:style-name="T78">add</text:span><text:span text:style-name="T96">:</text:span></text:p>
      <text:p text:style-name="P331"/>
      <text:p text:style-name="P281">{"nameRole":"add", "description":"permission for add user", "date":"2021-07-08", "services":[], "users":[{"name":"user"}]}</text:p>
      <text:p text:style-name="P281"/>
      <text:p text:style-name="P128"><text:span text:style-name="T149">Input para output </text:span><text:span text:style-name="T151">NOT </text:span><text:span text:style-name="T150">OK</text:span><text:span text:style-name="T149">:</text:span></text:p>
      <text:p text:style-name="P418"/>
      <text:p text:style-name="P399">{</text:p>
      <text:p text:style-name="P1"><text:span text:style-name="T19">"id"</text:span>:<text:span text:style-name="T179">57</text:span>,</text:p>
      <text:p text:style-name="P1"><text:span text:style-name="T19">"nameRole"</text:span>:<text:span text:style-name="T52">"addmod"</text:span>,</text:p>
      <text:p text:style-name="P1"><text:span text:style-name="T19">"users"</text:span>:[{<text:span text:style-name="T19">"name"</text:span>:<text:span text:style-name="T52">"user"</text:span>}]</text:p>
      <text:p text:style-name="P1">}</text:p>
      <text:p text:style-name="P418"/>
      <text:p text:style-name="P371"><text:span text:style-name="T155">Get p</text:span><text:span text:style-name="T156">osterior</text:span><text:span text:style-name="T155"> a update con enpoints </text:span><text:a xlink:type="simple" xlink:href="http://localhost:8040/user/get/name/nameuser" text:style-name="Internet_20_link" text:visited-style-name="Visited_20_Internet_20_Link"><text:span text:style-name="T159">http://localhost:8040/user/get/name/</text:span></text:a><text:span text:style-name="T165">add</text:span><text:span text:style-name="T98">:</text:span></text:p>
      <text:p text:style-name="P310"/>
      <text:p text:style-name="P310"/>
      <text:p text:style-name="P310">{"error":"java.lang.NullPointerException"}</text:p>
      <text:p text:style-name="P310"/>
      <text:p text:style-name="P417">HASTA ACA HECHO DE ABM ROL</text:p>
      <text:p text:style-name="P417"/>
      <text:p text:style-name="P417"/>
      <text:p text:style-name="P417"/>
      <text:p text:style-name="P417"/>
      <text:p text:style-name="P417"/>
      <text:p text:style-name="P181"/>
      <text:p text:style-name="P262">Modificar de usuario existente <text:s/><text:span text:style-name="T178">(distinto al nombre de usuario autenticado por medio del cliente)</text:span>, <text:span text:style-name="T183">contraseña</text:span> de usuario con campo y valor sintácticamente correcto:</text:p>
      <text:p text:style-name="P283"/>
      <text:p text:style-name="P129"><text:span text:style-name="T149">Input para output </text:span><text:span text:style-name="T152">NOT </text:span><text:span text:style-name="T150">OK</text:span><text:span text:style-name="T149">: </text:span></text:p>
      <text:p text:style-name="P339"/>
      <text:p text:style-name="P344">{</text:p>
      <text:p text:style-name="P30"><text:span text:style-name="T19">"id"</text:span>:<text:span text:style-name="T179">4</text:span>,</text:p>
      <text:p text:style-name="P30"><text:span text:style-name="T19">"password"</text:span>:<text:span text:style-name="T52">"passusermod"</text:span></text:p>
      <text:p text:style-name="P30">}</text:p>
      <text:p text:style-name="P361"/>
      <text:p text:style-name="P363">&lt;Tener en cuenta que los endpoints ‘get’ no informan sobre la contraseña del usuario&gt;</text:p>
      <text:p text:style-name="P344"/>
      <text:p text:style-name="P139"><text:span text:style-name="T128">S</text:span><text:span text:style-name="T120">olicitar token (loguearse – iniciar sesión) </text:span><text:span text:style-name="T125">después de la modificación, </text:span><text:span text:style-name="T120">con el usuario y la nueva contraseña, y las credenciales del cliente adecuadas:</text:span></text:p>
      <text:p text:style-name="P317"/>
      <text:p text:style-name="P141"><text:span text:style-name="T120">Id de cliente: “</text:span><text:span text:style-name="T124">IdClient1</text:span><text:span text:style-name="T120">”, </text:span><text:span text:style-name="T130">c</text:span><text:span text:style-name="T120">ontraseña de cliente: “</text:span><text:span text:style-name="T124">passClient1</text:span><text:span text:style-name="T120">”, </text:span></text:p>
      <text:p text:style-name="P141"><text:span text:style-name="T130">n</text:span><text:span text:style-name="T120">ombre de usuario: “</text:span><text:span text:style-name="T124">nameusermod</text:span><text:span text:style-name="T120">”, </text:span><text:span text:style-name="T130">c</text:span><text:span text:style-name="T120">ontraseña de usuario anterior: </text:span><text:span text:style-name="T124">passuser</text:span></text:p>
      <text:p text:style-name="P317"/>
      <text:p text:style-name="P246"><text:span text:style-name="T138">Como el token y token de refresco </text:span><text:span text:style-name="T139">no</text:span><text:span text:style-name="T138"> es recibido, se corrobora </text:span><text:span text:style-name="T139">que la autenticación del usuario con la contraseña anterior, ya no es válida. Lo que el servidor le devuelve al cliente es:</text:span></text:p>
      <text:p text:style-name="P289"><text:soft-page-break/></text:p>
      <text:p text:style-name="P291">{</text:p>
      <text:p text:style-name="P30"><text:span text:style-name="T19">"error"</text:span>: <text:span text:style-name="T52">"invalid_grant"</text:span>,</text:p>
      <text:p text:style-name="P30"><text:span text:style-name="T19">"error_description"</text:span>: <text:span text:style-name="T52">"Bad credentials"</text:span></text:p>
      <text:p text:style-name="P30">}</text:p>
      <text:p text:style-name="P263">Modificar de usuario existente <text:span text:style-name="T187">autenticado</text:span>, nombre de usuario con campo y valor sintácticamente correcto:</text:p>
      <text:p text:style-name="P182"/>
      <text:p text:style-name="P372"><text:span text:style-name="T69">Get previo a update con enpoints </text:span><text:span text:style-name="T70">http://localhost:8040/user/get/name/</text:span><text:span text:style-name="T72">root</text:span><text:span text:style-name="T96">:</text:span></text:p>
      <text:p text:style-name="P332"/>
      <text:p text:style-name="P332">{"name":"root", "date":"2021-07-05", "roles":[{"name<text:span text:style-name="T191">Role</text:span>":"delete", "description":"permission for delete user", "date":"2021-07-05", "services":[]}, {"name<text:span text:style-name="T191">Role</text:span>":"add", "description":"permission for add user", "date":"2021-07-05", "services":[]}, {"name<text:span text:style-name="T191">Role</text:span>":"update", "description":"permission for update user", "date":"2021-07-05", "services":[]}]}</text:p>
      <text:p text:style-name="P282"/>
      <text:p text:style-name="P282"/>
      <text:p text:style-name="P130"><text:span text:style-name="T149">Input para output </text:span><text:span text:style-name="T152">NOT </text:span><text:span text:style-name="T150">OK</text:span><text:span text:style-name="T149">:</text:span></text:p>
      <text:p text:style-name="P340"/>
      <text:p text:style-name="P345">{</text:p>
      <text:p text:style-name="P31"><text:span text:style-name="T19">"id"</text:span>:<text:span text:style-name="T179">24</text:span>,</text:p>
      <text:p text:style-name="P31"><text:span text:style-name="T19">"name"</text:span>:<text:span text:style-name="T52">"rootmod"</text:span></text:p>
      <text:p text:style-name="P31">}</text:p>
      <text:p text:style-name="P31"/>
      <text:p text:style-name="P27">Se revoca el token en uso, y se devuelve nuevo token y token de refresco</text:p>
      <text:p text:style-name="P340"/>
      <text:p text:style-name="P340"/>
      <text:p text:style-name="P372"><text:span text:style-name="T155">Get p</text:span><text:span text:style-name="T156">osterior</text:span><text:span text:style-name="T155"> a update </text:span><text:span text:style-name="T157">con token revocado y</text:span><text:span text:style-name="T155"> enpoints </text:span><text:a xlink:type="simple" xlink:href="http://localhost:8040/user/get/name/root" text:style-name="Internet_20_link" text:visited-style-name="Visited_20_Internet_20_Link"><text:span text:style-name="T159">http://localhost:8040/user/get/name/</text:span></text:a><text:a xlink:type="simple" xlink:href="http://localhost:8040/user/get/name/root" text:style-name="Internet_20_link" text:visited-style-name="Visited_20_Internet_20_Link"><text:span text:style-name="T161">root</text:span></text:a><text:span text:style-name="T98">: </text:span></text:p>
      <text:p text:style-name="P311"/>
      <text:p text:style-name="P356">{</text:p>
      <text:p text:style-name="P31"><text:span text:style-name="T19">"error"</text:span>: <text:span text:style-name="T52">"invalid_token"</text:span>,</text:p>
      <text:p text:style-name="P31"><text:span text:style-name="T19">"error_description"</text:span>: <text:span text:style-name="T52">"Invalid access token: 668424880-1f33-4209-8cec-08bced5dd700"</text:span></text:p>
      <text:p text:style-name="P31">}</text:p>
      <text:p text:style-name="P31"/>
      <text:p text:style-name="P372"><text:span text:style-name="T155">Get p</text:span><text:span text:style-name="T156">osterior</text:span><text:span text:style-name="T155"> a update </text:span><text:span text:style-name="T157">con nuevo token y</text:span><text:span text:style-name="T155"> enpoints </text:span><text:a xlink:type="simple" xlink:href="http://localhost:8040/user/get/name/root" text:style-name="Internet_20_link" text:visited-style-name="Visited_20_Internet_20_Link"><text:span text:style-name="T159">http://localhost:8040/user/get/name/</text:span></text:a><text:a xlink:type="simple" xlink:href="http://localhost:8040/user/get/name/root" text:style-name="Internet_20_link" text:visited-style-name="Visited_20_Internet_20_Link"><text:span text:style-name="T161">root</text:span></text:a><text:span text:style-name="T98">: </text:span></text:p>
      <text:p text:style-name="P359"/>
      <text:p text:style-name="P359">{"error":"Not found-&gt;User name not found"}</text:p>
      <text:p text:style-name="P359"/>
      <text:p text:style-name="P274"><text:span text:style-name="T155">Get p</text:span><text:span text:style-name="T156">osterior</text:span><text:span text:style-name="T155"> a update </text:span><text:span text:style-name="T157">con </text:span><text:span text:style-name="T158">t</text:span><text:span text:style-name="T157">oken revocado y</text:span><text:span text:style-name="T155"> enpoints </text:span><text:a xlink:type="simple" xlink:href="http://localhost:8040/user/get/name/root" text:style-name="Internet_20_link" text:visited-style-name="Visited_20_Internet_20_Link"><text:span text:style-name="T159">http://localhost:8040/user/get/name/</text:span></text:a><text:a xlink:type="simple" xlink:href="http://localhost:8040/user/get/name/root" text:style-name="Internet_20_link" text:visited-style-name="Visited_20_Internet_20_Link"><text:span text:style-name="T161">root</text:span></text:a><text:span text:style-name="T162">mod</text:span><text:span text:style-name="T98">: </text:span></text:p>
      <text:p text:style-name="P311"/>
      <text:p text:style-name="P356">{</text:p>
      <text:p text:style-name="P31"><text:span text:style-name="T19">"error"</text:span>: <text:span text:style-name="T52">"invalid_token"</text:span>,</text:p>
      <text:p text:style-name="P31"><text:span text:style-name="T19">"error_description"</text:span>: <text:span text:style-name="T52">"Invalid access token: 668424880-1f33-4209-8cec-08bced5dd700"</text:span></text:p>
      <text:p text:style-name="P69">}</text:p>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263">Modificar de usuario existente <text:span text:style-name="T188">autenticado</text:span>, <text:span text:style-name="T183">contraseña</text:span> de usuario con campo y valor sintácticamente correcto:</text:p>
      <text:p text:style-name="P182"/>
      <text:p text:style-name="P372"><text:span text:style-name="T46">Get previo a update con enpoints </text:span><text:span text:style-name="T47">http://localhost:8040/user/get/name/</text:span><text:span text:style-name="T48">root</text:span><text:span text:style-name="T97">:</text:span></text:p>
      <text:p text:style-name="P336"/>
      <text:p text:style-name="P336">{"name":"rootmod", "date":"2021-07-05", "roles":[{"name<text:span text:style-name="T191">Role</text:span>":"delete", "description":"permission for delete user", "date":"2021-07-05", "services":[]}, {"name<text:span text:style-name="T191">Role</text:span>":"add", "description":"permission for add user", "date":"2021-07-05", "services":[]}, {"name<text:span text:style-name="T191">Role</text:span>":"update", "description":"permission for update user", "date":"2021-07-05", "services":[]}]}</text:p>
      <text:p text:style-name="P288"/>
      <text:p text:style-name="P130"><text:span text:style-name="T149">Input para output </text:span><text:span text:style-name="T152">NOT </text:span><text:span text:style-name="T150">OK</text:span><text:span text:style-name="T149">: </text:span></text:p>
      <text:p text:style-name="P340"/>
      <text:p text:style-name="P345">{</text:p>
      <text:p text:style-name="P1"><text:span text:style-name="T19">"name"</text:span>:<text:span text:style-name="T52">"rootmod"</text:span>,</text:p>
      <text:p text:style-name="P1"><text:span text:style-name="T19">"password"</text:span>:<text:span text:style-name="T52">"passrootmod"</text:span></text:p>
      <text:p text:style-name="P1">}</text:p>
      <text:p text:style-name="P340"/>
      <text:p text:style-name="P340"/>
      <text:p text:style-name="P347">Se revoca el token en uso, y se devuelve nuevo token y token de refresco</text:p>
      <text:p text:style-name="P340"/>
      <text:p text:style-name="P372"><text:span text:style-name="T155">Get p</text:span><text:span text:style-name="T156">osterior</text:span><text:span text:style-name="T155"> a update </text:span><text:span text:style-name="T157">con token revocado y</text:span><text:span text:style-name="T155"> enpoints </text:span><text:a xlink:type="simple" xlink:href="http://localhost:8040/user/get/name/root" text:style-name="Internet_20_link" text:visited-style-name="Visited_20_Internet_20_Link"><text:span text:style-name="T159">http://localhost:8040/user/get/name/</text:span></text:a><text:a xlink:type="simple" xlink:href="http://localhost:8040/user/get/name/root" text:style-name="Internet_20_link" text:visited-style-name="Visited_20_Internet_20_Link"><text:span text:style-name="T161">root</text:span></text:a><text:span text:style-name="T163">mod</text:span><text:span text:style-name="T98">: </text:span></text:p>
      <text:p text:style-name="P311"/>
      <text:p text:style-name="P6">{</text:p>
      <text:p text:style-name="P31"><text:span text:style-name="T19">"error"</text:span>: <text:span text:style-name="T52">"invalid_token"</text:span>,</text:p>
      <text:p text:style-name="P31"><text:span text:style-name="T19">"error_description"</text:span>: <text:span text:style-name="T52">"Invalid access token: 54bdba5d-0dba-418b-8838-787c67308e87"</text:span></text:p>
      <text:p text:style-name="P31">}</text:p>
      <text:p text:style-name="P24"/>
      <text:p text:style-name="P362"/>
      <text:p text:style-name="P364">&lt;Tener en cuenta que los endpoints ‘get’ no informan sobre la contraseña del usuario&gt;</text:p>
      <text:p text:style-name="P345"/>
      <text:p text:style-name="P140"><text:span text:style-name="T129">S</text:span><text:span text:style-name="T120">olicitar token (loguearse – iniciar sesión) </text:span><text:span text:style-name="T125">después de la modificación,</text:span><text:span text:style-name="T120"> con el usuario y la contraseña anterior, <text:s/>y las credenciales del cliente adecuadas:</text:span></text:p>
      <text:p text:style-name="P318"/>
      <text:p text:style-name="P140"><text:span text:style-name="T120">Id de cliente: “</text:span><text:span text:style-name="T124">IdClient1</text:span><text:span text:style-name="T120">”</text:span></text:p>
      <text:p text:style-name="P140"><text:span text:style-name="T120">Contraseña de cliente: “</text:span><text:span text:style-name="T124">passClient1</text:span><text:span text:style-name="T120">”</text:span></text:p>
      <text:p text:style-name="P140"><text:span text:style-name="T120">Nombre de usuario: “</text:span><text:span text:style-name="T127">rootmod</text:span><text:span text:style-name="T120">”</text:span></text:p>
      <text:p text:style-name="P140"><text:span text:style-name="T120">Contraseña de usuario anterior: “</text:span><text:span text:style-name="T127">passroot”</text:span></text:p>
      <text:p text:style-name="P318"/>
      <text:p text:style-name="P247"><text:span text:style-name="T138">Como el token y token de refresco </text:span><text:span text:style-name="T139">no</text:span><text:span text:style-name="T138"> es recibido, se corrobora </text:span><text:span text:style-name="T139">que la autenticación del usuario con la contraseña anterior, ya no es válida. Lo que el servidor le devuelve al cliente es:</text:span></text:p>
      <text:p text:style-name="P290"/>
      <text:p text:style-name="P353">{</text:p>
      <text:p text:style-name="P31"><text:span text:style-name="T19">"error"</text:span>: <text:span text:style-name="T52">"invalid_grant"</text:span>,</text:p>
      <text:p text:style-name="P31"><text:span text:style-name="T19">"error_description"</text:span>: <text:span text:style-name="T52">"Bad credentials"</text:span></text:p>
      <text:p text:style-name="P69">}</text:p>
      <text:p text:style-name="P69"/>
      <text:p text:style-name="P69"/>
      <text:p text:style-name="P69"><text:soft-page-break/></text:p>
      <text:p text:style-name="P69"/>
      <text:p text:style-name="P261">Modificar de usuario existente <text:span text:style-name="T189">autenticado</text:span>, <text:span text:style-name="T184">nombre de rol</text:span> de usuario con campo y valor sintácticamente correcto. <text:span text:style-name="T185">Para la modificación, se requiere obligatoriamente definir el ID del rol </text:span><text:span text:style-name="T186">del cual se modifica su nombre</text:span>:</text:p>
      <text:p text:style-name="P183"/>
      <text:p text:style-name="P183"/>
      <text:p text:style-name="P373"><text:span text:style-name="T69">Get previo a update con enpoints </text:span><text:span text:style-name="T70">http://localhost:8040/user/get/name/</text:span><text:span text:style-name="T73">rootmod</text:span><text:span text:style-name="T96">:</text:span></text:p>
      <text:p text:style-name="P333"/>
      <text:p text:style-name="P313">{"name":"rootmod", "date":"2021-07-05", "roles":[{"nameRole":"delete", "description":"permission for delete user", "date":"2021-07-05", "services":[]}, {"nameRole":"add", "description":"permission for add user", "date":"2021-07-05", "services":[]}, {"nameRole":"update", "description":"permission for update user", "date":"2021-07-05", "services":[]}]}</text:p>
      <text:p text:style-name="P287"/>
      <text:p text:style-name="P131"><text:span text:style-name="T149">Input para output </text:span><text:span text:style-name="T153">NOT</text:span><text:span text:style-name="T149"> </text:span><text:span text:style-name="T150">OK</text:span><text:span text:style-name="T149">:</text:span></text:p>
      <text:p text:style-name="P25"/>
      <text:p text:style-name="P7">{</text:p>
      <text:p text:style-name="P32"><text:span text:style-name="T19">"name"</text:span>:<text:span text:style-name="T52">"rootmod"</text:span>,</text:p>
      <text:p text:style-name="P32"><text:span text:style-name="T19">"roles"</text:span>:[{<text:span text:style-name="T19">"nameRole"</text:span>:<text:span text:style-name="T52">"delete"</text:span>, <text:span text:style-name="T19">"description"</text:span>:<text:span text:style-name="T52">"permission for delete user"</text:span>, <text:span text:style-name="T19">"date"</text:span>:<text:span text:style-name="T52">"2021-07-05"</text:span>, <text:span text:style-name="T19">"services"</text:span>:[]}, {<text:span text:style-name="T19">"nameRole"</text:span>:<text:span text:style-name="T52">"addmod"</text:span>, <text:span text:style-name="T19">"description"</text:span>:<text:span text:style-name="T52">"permission for add user"</text:span>, <text:span text:style-name="T19">"date"</text:span>:<text:span text:style-name="T52">"2021-07-05"</text:span>, <text:span text:style-name="T19">"services"</text:span>:[]}, {<text:span text:style-name="T19">"nameRole"</text:span>:<text:span text:style-name="T52">"update"</text:span>, <text:span text:style-name="T19">"description"</text:span>:<text:span text:style-name="T52">"permission for update user"</text:span>, <text:span text:style-name="T19">"date"</text:span>:<text:span text:style-name="T52">"2021-07-05"</text:span>, <text:span text:style-name="T19">"services"</text:span>:[]}]</text:p>
      <text:p text:style-name="P32">}</text:p>
      <text:p text:style-name="P7"/>
      <text:p text:style-name="P346">Se revoca el token en uso, y se devuelve nuevo token y token de refresco</text:p>
      <text:p text:style-name="P313"/>
      <text:p text:style-name="P313"><text:span text:style-name="T194">Get </text:span><text:span text:style-name="T195">posterior</text:span><text:span text:style-name="T194"> a update </text:span><text:span text:style-name="T193">con token </text:span><text:span text:style-name="T196">revocado</text:span><text:span text:style-name="T193"> y</text:span><text:span text:style-name="T194"> enpoints </text:span><text:a xlink:type="simple" xlink:href="http://localhost:8040/user/get/name/nameusermod" text:style-name="Internet_20_link" text:visited-style-name="Visited_20_Internet_20_Link">http://localhost:8040/user/get/</text:a><text:span text:style-name="T190">rootmod</text:span>:</text:p>
      <text:p text:style-name="P312"/>
      <text:p text:style-name="P357">{</text:p>
      <text:p text:style-name="P1"><text:span text:style-name="T19">"error"</text:span>: <text:span text:style-name="T52">"invalid_token"</text:span>,</text:p>
      <text:p text:style-name="P1"><text:span text:style-name="T19">"error_description"</text:span>: <text:span text:style-name="T52">"Invalid access token: 6b76319b-fa92-463e-8b49-7d14dd780ae9"</text:span></text:p>
      <text:p text:style-name="P1">}</text:p>
      <text:p text:style-name="P186"/>
      <text:p text:style-name="P267">Modificar usuario inexistente:</text:p>
      <text:p text:style-name="P187"/>
      <text:p text:style-name="P188"><text:span text:style-name="T197">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33">:</text:span></text:p>
      <text:p text:style-name="P321"/>
      <text:p text:style-name="P321">{"error":"Not found-&gt;User name not found"}</text:p>
      <text:p text:style-name="P186"/>
      <text:p text:style-name="P132"><text:span text:style-name="T149">Input para output </text:span><text:span text:style-name="T153">NOT</text:span><text:span text:style-name="T149"> </text:span><text:span text:style-name="T150">OK</text:span></text:p>
      <text:p text:style-name="P348"/>
      <text:p text:style-name="P350">{</text:p>
      <text:p text:style-name="P1"><text:span text:style-name="T19">"name"</text:span>:<text:span text:style-name="T52">"newroot"</text:span>,</text:p>
      <text:p text:style-name="P1"><text:span text:style-name="T19">"roles"</text:span>:[{<text:span text:style-name="T19">"nameRole"</text:span>:<text:span text:style-name="T52">"delete"</text:span>, <text:span text:style-name="T19">"description"</text:span>:<text:span text:style-name="T52">"permission for delete user"</text:span>, <text:span text:style-name="T19">"date"</text:span>:<text:span text:style-name="T52">"2021-07-05"</text:span>, <text:span text:style-name="T19">"services"</text:span>:[]}, {<text:span text:style-name="T19">"nameRole"</text:span>:<text:span text:style-name="T52">"add"</text:span>, <text:span text:style-name="T19">"description"</text:span>:<text:span text:style-name="T52">"permission for add user"</text:span>, <text:span text:style-name="T19">"date"</text:span>:<text:span text:style-name="T52">"2021-07-05"</text:span>, <text:span text:style-name="T19">"services"</text:span>:[]}, {<text:span text:style-name="T19">"nameRole"</text:span>:<text:span text:style-name="T52">"update"</text:span>, <text:span text:style-name="T19">"description"</text:span>:<text:span text:style-name="T52">"permission for update user"</text:span>, <text:span text:style-name="T19">"date"</text:span>:<text:span text:style-name="T52">"2021-07-05"</text:span>, <text:span text:style-name="T19">"services"</text:span>:[]}]</text:p>
      <text:p text:style-name="P1">}</text:p>
      <text:p text:style-name="P350"/>
      <text:p text:style-name="P133"><text:span text:style-name="T154">O</text:span><text:span text:style-name="T150">utput </text:span><text:span text:style-name="T153">NOT</text:span><text:span text:style-name="T150"> OK</text:span></text:p>
      <text:p text:style-name="P348"/>
      <text:p text:style-name="P186"><text:soft-page-break/>{"error":"User not found-&gt;Null or incorrect ID user"}</text:p>
      <text:p text:style-name="P186"/>
      <text:p text:style-name="P255"><text:span text:style-name="T230">Modificar de un usuario existente,</text:span> el campo id mal definido sintácticamente <text:span text:style-name="T201">o <text:s/>semánticamente</text:span>:</text:p>
      <text:p text:style-name="P160"/>
      <text:list xml:id="list3470592506" text:style-name="L3">
        <text:list-item>
          <text:p text:style-name="P397"/>
        </text:list-item>
      </text:list>
      <text:p text:style-name="P105"/>
      <text:p text:style-name="P51"><text:span text:style-name="T166">Input para output </text:span><text:span text:style-name="T168">NOT</text:span><text:span text:style-name="T166"> </text:span><text:span text:style-name="T167">OK</text:span></text:p>
      <text:p text:style-name="P66"><text:tab/>{</text:p>
      <text:p text:style-name="P33"><text:tab/>id:<text:span text:style-name="T179">24</text:span>,</text:p>
      <text:p text:style-name="P33"><text:span text:style-name="T19"><text:tab/>"name"</text:span>:<text:span text:style-name="T52">"rootmod"</text:span>,</text:p>
      <text:p text:style-name="P35"><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p>
      <text:p text:style-name="P35"><text:span text:style-name="T19"><text:tab/><text:tab/>"description"</text:span>:<text:span text:style-name="T52">"permission for update user"</text:span>, <text:span text:style-name="T19">"date"</text:span>:<text:span text:style-name="T52">"2021-07-05"</text:span>, <text:span text:style-name="T19">"services"</text:span>:[]}]</text:p>
      <text:p text:style-name="P33"><text:tab/>}</text:p>
      <text:p text:style-name="P104"/>
      <text:p text:style-name="P51"><text:span text:style-name="T169">O</text:span><text:span text:style-name="T166">utput </text:span><text:span text:style-name="T168">NOT</text:span><text:span text:style-name="T166"> </text:span><text:span text:style-name="T167">OK</text:span></text:p>
      <text:p text:style-name="P104"/>
      <text:p text:style-name="P66"><text:tab/>{</text:p>
      <text:p text:style-name="P33"><text:span text:style-name="T19"><text:tab/>"timestamp"</text:span>: <text:span text:style-name="T52">"2021-07-06T19:01:42.105+00:00"</text:span>,</text:p>
      <text:p text:style-name="P33"><text:span text:style-name="T19"><text:tab/>"status"</text:span>: <text:span text:style-name="T179">400</text:span>,</text:p>
      <text:p text:style-name="P33"><text:span text:style-name="T19"><text:tab/>"error"</text:span>: <text:span text:style-name="T52">"Bad Request"</text:span>,</text:p>
      <text:p text:style-name="P33"><text:span text:style-name="T19"><text:tab/>"path"</text:span>: <text:span text:style-name="T52">"/user/update"</text:span></text:p>
      <text:p text:style-name="P74"><text:tab/>}</text:p>
      <text:p text:style-name="P105"/>
      <text:list xml:id="list212838792154523" text:continue-numbering="true" text:style-name="L3">
        <text:list-item>
          <text:p text:style-name="P397"/>
        </text:list-item>
      </text:list>
      <text:p text:style-name="P105"/>
      <text:p text:style-name="P52"><text:span text:style-name="T166">Input para output </text:span><text:span text:style-name="T168">NOT</text:span><text:span text:style-name="T166"> </text:span><text:span text:style-name="T167">OK</text:span></text:p>
      <text:p text:style-name="P74"><text:tab/>{</text:p>
      <text:p text:style-name="P376"><text:tab/>"id:24,</text:p>
      <text:p text:style-name="P1"><text:span text:style-name="T19"><text:tab/>"</text:span>name<text:span text:style-name="T19">":"</text:span>rootmod<text:span text:style-name="T19">",</text:span></text:p>
      <text:p text:style-name="P1"><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9">2021-07-<text:tab/><text:tab/>05</text:span><text:span text:style-name="T19">", "</text:span>services<text:span text:style-name="T19">":[]}, {"</text:span>nameRole<text:span text:style-name="T19">":"</text:span>add<text:span text:style-name="T19">", "</text:span>description<text:span text:style-name="T19">":"</text:span>permission for add user<text:span text:style-name="T19">", <text:tab/><text:tab/>"</text:span>date<text:span text:style-name="T19">":"</text:span><text:span text:style-name="T179">2021-07-05</text:span><text:span text:style-name="T19">", "</text:span>services<text:span text:style-name="T19">":[]}, {"</text:span>nameRole<text:span text:style-name="T19">":"</text:span>update<text:span text:style-name="T19">", <text:tab/><text:tab/><text:tab/><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76"><text:tab/>}</text:p>
      <text:p text:style-name="P105"/>
      <text:p text:style-name="P52"><text:span text:style-name="T170">O</text:span><text:span text:style-name="T166">utput </text:span><text:span text:style-name="T168">NOT</text:span><text:span text:style-name="T166"> </text:span><text:span text:style-name="T167">OK</text:span></text:p>
      <text:p text:style-name="P105"/>
      <text:p text:style-name="P74"><text:tab/>{</text:p>
      <text:p text:style-name="P1"><text:span text:style-name="T19"><text:tab/>"timestamp"</text:span>: <text:span text:style-name="T52">"2021-07-06T19:05:44.350+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05"/>
      <text:p text:style-name="P105"/>
      <text:p text:style-name="P105"/>
      <text:p text:style-name="P105"/>
      <text:p text:style-name="P105"><text:soft-page-break/></text:p>
      <text:p text:style-name="P105"/>
      <text:list xml:id="list212838300758729" text:continue-numbering="true" text:style-name="L3">
        <text:list-item>
          <text:p text:style-name="P397"/>
        </text:list-item>
      </text:list>
      <text:p text:style-name="P105"/>
      <text:p text:style-name="P52"><text:span text:style-name="T166">Input para output </text:span><text:span text:style-name="T168">NOT</text:span><text:span text:style-name="T166"> </text:span><text:span text:style-name="T167">OK</text:span></text:p>
      <text:p text:style-name="P74"/>
      <text:p text:style-name="P74"><text:tab/>{</text:p>
      <text:p text:style-name="P1"><text:span text:style-name="T19"><text:tab/>"idd"</text:span>:<text:span text:style-name="T179">24</text:span>,</text:p>
      <text:p text:style-name="P1"><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1"><text:tab/>}</text:p>
      <text:p text:style-name="P105"/>
      <text:p text:style-name="P52"><text:span text:style-name="T170">O</text:span><text:span text:style-name="T166">utput </text:span><text:span text:style-name="T168">NOT</text:span><text:span text:style-name="T166"> </text:span><text:span text:style-name="T167">OK</text:span></text:p>
      <text:p text:style-name="P105"/>
      <text:p text:style-name="P74"><text:tab/>{"error":"insuficient information"}</text:p>
      <text:p text:style-name="P105"/>
      <text:list xml:id="list212838773128937" text:continue-numbering="true" text:style-name="L3">
        <text:list-item>
          <text:p text:style-name="P391"><text:span text:style-name="T202">Al p</text:span>oner nombre o etiqueta de campo id <text:span text:style-name="T202">de usuario,</text:span> bien definido sintácticamente y mal definido semánticamente (nombre que no es el definido en la API) <text:span text:style-name="T202">pero bien definido sintáctica y semánticamente el nombre del usuario, no se espera error. Se busca el usuario por su nombre y el campo id mal definido es omitido para el servidor</text:span></text:p>
        </text:list-item>
      </text:list>
      <text:p text:style-name="P160"/>
      <text:p text:style-name="P160"/>
      <text:p text:style-name="P255"><text:span text:style-name="T230">Modificar de un usuario existente,</text:span> el <text:span text:style-name="T7">valor del </text:span>campo id mal definido sintáctica <text:span text:style-name="T204">y/</text:span><text:span text:style-name="T203">o semanticamente incorrecto</text:span>:</text:p>
      <text:p text:style-name="P160"/>
      <text:list xml:id="list2304866246" text:style-name="L4">
        <text:list-item>
          <text:p text:style-name="P407"/>
        </text:list-item>
      </text:list>
      <text:p text:style-name="P191"/>
      <text:p text:style-name="P53"><text:span text:style-name="T166">Input para output </text:span><text:span text:style-name="T168">NOT</text:span><text:span text:style-name="T166"> </text:span><text:span text:style-name="T167">OK</text:span></text:p>
      <text:p text:style-name="P349"/>
      <text:p text:style-name="P351"><text:tab/>{</text:p>
      <text:p text:style-name="P2"><text:span text:style-name="T19"><text:tab/>"id"</text:span>:<text:span text:style-name="T52">"24,</text:span></text:p>
      <text:p text:style-name="P2"><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9">2021-07-<text:tab/><text:tab/>05</text:span><text:span text:style-name="T19">", "</text:span>services<text:span text:style-name="T19">":[]}, {"</text:span>nameRole<text:span text:style-name="T19">":"</text:span>add<text:span text:style-name="T19">", "</text:span>description<text:span text:style-name="T19">":"</text:span>permission for add user<text:span text:style-name="T19">", <text:tab/><text:tab/>"</text:span>date<text:span text:style-name="T19">":"</text:span><text:span text:style-name="T179">2021-07-05</text:span><text:span text:style-name="T19">", "</text:span>services<text:span text:style-name="T19">":[]}, {"</text:span>nameRole<text:span text:style-name="T19">":"</text:span>update<text:span text:style-name="T19">", <text:tab/><text:tab/><text:tab/><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77"><text:tab/>}</text:p>
      <text:p text:style-name="P349"/>
      <text:p text:style-name="P53"><text:span text:style-name="T171">O</text:span><text:span text:style-name="T167">utput </text:span><text:span text:style-name="T168">NOT</text:span><text:span text:style-name="T167"> OK</text:span></text:p>
      <text:p text:style-name="P191"/>
      <text:p text:style-name="P191"/>
      <text:p text:style-name="P70"><text:tab/>{</text:p>
      <text:p text:style-name="P1"><text:span text:style-name="T19"><text:tab/>"timestamp"</text:span>: <text:span text:style-name="T52">"2021-07-06T19:29:03.718+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91"/>
      <text:p text:style-name="P191"/>
      <text:p text:style-name="P191"/>
      <text:p text:style-name="P191"><text:soft-page-break/></text:p>
      <text:list xml:id="list212837390493559" text:continue-numbering="true" text:style-name="L4">
        <text:list-item>
          <text:p text:style-name="P407"/>
        </text:list-item>
      </text:list>
      <text:p text:style-name="P53"><text:span text:style-name="T166">Input para output </text:span><text:span text:style-name="T168">NOT</text:span><text:span text:style-name="T166"> </text:span><text:span text:style-name="T167">OK</text:span></text:p>
      <text:p text:style-name="P349"/>
      <text:p text:style-name="P351"><text:tab/>{</text:p>
      <text:p text:style-name="P2"><text:span text:style-name="T19"><text:tab/>"id"</text:span>:<text:span text:style-name="T52">"100"</text:span>,</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351"/>
      <text:p text:style-name="P349"/>
      <text:p text:style-name="P53"><text:span text:style-name="T171">O</text:span><text:span text:style-name="T167">utput </text:span><text:span text:style-name="T168">NOT</text:span><text:span text:style-name="T167"> OK</text:span></text:p>
      <text:p text:style-name="P191"/>
      <text:p text:style-name="P191"><text:tab/>{"error":"User not found-&gt;Null or incorrect ID user"}</text:p>
      <text:p text:style-name="P191"/>
      <text:list xml:id="list212838678869212" text:continue-numbering="true" text:style-name="L4">
        <text:list-item>
          <text:p text:style-name="P407"/>
        </text:list-item>
      </text:list>
      <text:p text:style-name="P191"/>
      <text:p text:style-name="P53"><text:span text:style-name="T166">Input para output </text:span><text:span text:style-name="T168">NOT</text:span><text:span text:style-name="T166"> </text:span><text:span text:style-name="T167">OK</text:span></text:p>
      <text:p text:style-name="P351"/>
      <text:p text:style-name="P351"><text:tab/>{</text:p>
      <text:p text:style-name="P2"><text:span text:style-name="T19"><text:tab/>"id"</text:span>:<text:span text:style-name="T52">"cien"</text:span>,</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351"/>
      <text:p text:style-name="P349"/>
      <text:p text:style-name="P53"><text:span text:style-name="T171">O</text:span><text:span text:style-name="T167">utput </text:span><text:span text:style-name="T168">NOT</text:span><text:span text:style-name="T167"> OK</text:span></text:p>
      <text:p text:style-name="P70"><text:tab/>{</text:p>
      <text:p text:style-name="P1"><text:span text:style-name="T19"><text:tab/>"timestamp"</text:span>: <text:span text:style-name="T52">"2021-07-06T19:33:14.225+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91"/>
      <text:p text:style-name="P191"/>
      <text:list xml:id="list212837470044266" text:continue-numbering="true" text:style-name="L4">
        <text:list-item>
          <text:p text:style-name="P392"><text:span text:style-name="T172">Al p</text:span><text:span text:style-name="T166">oner </text:span><text:span text:style-name="T173">el valor del</text:span><text:span text:style-name="T166"> nombre o etiqueta de campo id </text:span><text:span text:style-name="T172">de usuario,</text:span><text:span text:style-name="T166"> bien definido sintácticamente y mal definido semánticamente </text:span><text:span text:style-name="T174">(es decir id inexistente en base de datos)</text:span><text:span text:style-name="T166">, </text:span><text:span text:style-name="T172">pero bien definido sintáctica y semánticamente el nombre del usuario, no se espera error. Se busca el usuario por su nombre y el </text:span><text:span text:style-name="T173">valor del </text:span><text:span text:style-name="T172">campo id mal definido es omitido para el servidor</text:span></text:p>
        </text:list-item>
      </text:list>
      <text:p text:style-name="P349"/>
      <text:p text:style-name="P160"/>
      <text:p text:style-name="P160"/>
      <text:p text:style-name="P160"/>
      <text:p text:style-name="P160"/>
      <text:p text:style-name="P160"/>
      <text:p text:style-name="P160"/>
      <text:p text:style-name="P160"/>
      <text:p text:style-name="P160"><text:soft-page-break/></text:p>
      <text:p text:style-name="P256"><text:span text:style-name="T230">Modificar de un usuario existente,</text:span> el campo <text:span text:style-name="T8">nombre</text:span> mal definido sintáctica <text:span text:style-name="T206">o semánticamente</text:span>:</text:p>
      <text:p text:style-name="P160"/>
      <text:p text:style-name="P143"/>
      <text:list xml:id="list485077123" text:style-name="L5">
        <text:list-item>
          <text:p text:style-name="P402"/>
        </text:list-item>
      </text:list>
      <text:p text:style-name="P144"/>
      <text:p text:style-name="P146">Input para output NOT OK</text:p>
      <text:p text:style-name="P146"/>
      <text:p text:style-name="P71"><text:tab/>{</text:p>
      <text:p text:style-name="P2"><text:span text:style-name="T19"><text:tab/>"name:"</text:span>rootmod<text:span text:style-name="T19">",</text:span></text:p>
      <text:p text:style-name="P2"><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9">2021-07-<text:tab/><text:tab/>05</text:span><text:span text:style-name="T19">", "</text:span>services<text:span text:style-name="T19">":[]}, {"</text:span>nameRole<text:span text:style-name="T19">":"</text:span>add<text:span text:style-name="T19">", "</text:span>description<text:span text:style-name="T19">":"</text:span>permission for add user<text:span text:style-name="T19">", <text:tab/><text:tab/>"</text:span>date<text:span text:style-name="T19">":"</text:span><text:span text:style-name="T179">2021-07-05</text:span><text:span text:style-name="T19">", "</text:span>services<text:span text:style-name="T19">":[]}, {"</text:span>nameRole<text:span text:style-name="T19">":"</text:span>update<text:span text:style-name="T19">", <text:tab/><text:tab/><text:tab/><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77"><text:tab/>}</text:p>
      <text:p text:style-name="P192"/>
      <text:p text:style-name="P146"/>
      <text:p text:style-name="P146">Output NOT OK</text:p>
      <text:p text:style-name="P146"/>
      <text:p text:style-name="P56"><text:tab/>{</text:p>
      <text:p text:style-name="P1"><text:span text:style-name="T19"><text:tab/>"timestamp"</text:span>: <text:span text:style-name="T52">"2021-07-06T19:48:40.797+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44"/>
      <text:p text:style-name="P144"/>
      <text:list xml:id="list212837352905562" text:continue-numbering="true" text:style-name="L5">
        <text:list-item>
          <text:p text:style-name="P403"/>
        </text:list-item>
      </text:list>
      <text:p text:style-name="P144"/>
      <text:p text:style-name="P147">Input para output NOT OK</text:p>
      <text:p text:style-name="P145"/>
      <text:p text:style-name="P57"><text:tab/>{</text:p>
      <text:p text:style-name="P2"><text:tab/>name:<text:span text:style-name="T52">"rootmod"</text:span>,</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147"/>
      <text:p text:style-name="P147">Output NOT OK</text:p>
      <text:p text:style-name="P145"/>
      <text:p text:style-name="P57"><text:tab/>{</text:p>
      <text:p text:style-name="P2"><text:span text:style-name="T19"><text:tab/>"timestamp"</text:span>: <text:span text:style-name="T52">"2021-07-06T19:48:40.797+00:00"</text:span>,</text:p>
      <text:p text:style-name="P2"><text:span text:style-name="T19"><text:tab/>"status"</text:span>: <text:span text:style-name="T179">400</text:span>,</text:p>
      <text:p text:style-name="P2"><text:span text:style-name="T19"><text:tab/>"error"</text:span>: <text:span text:style-name="T52">"Bad Request"</text:span>,</text:p>
      <text:p text:style-name="P2"><text:span text:style-name="T19"><text:tab/>"path"</text:span>: <text:span text:style-name="T52">"/user/update"</text:span></text:p>
      <text:p text:style-name="P2"><text:tab/>}</text:p>
      <text:p text:style-name="P147"/>
      <text:p text:style-name="P147"/>
      <text:p text:style-name="P147"/>
      <text:p text:style-name="P147"/>
      <text:p text:style-name="P147"><text:soft-page-break/></text:p>
      <text:p text:style-name="P147"/>
      <text:list xml:id="list212838267832798" text:continue-numbering="true" text:style-name="L5">
        <text:list-item>
          <text:p text:style-name="P403"/>
        </text:list-item>
      </text:list>
      <text:p text:style-name="P144"/>
      <text:p text:style-name="P147">Input para output NOT OK</text:p>
      <text:p text:style-name="P147"/>
      <text:p text:style-name="P57"><text:tab/>{</text:p>
      <text:p text:style-name="P2"><text:span text:style-name="T19"><text:tab/>"1name"</text:span>:<text:span text:style-name="T52">"rootmod"</text:span>,</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147"/>
      <text:p text:style-name="P147"/>
      <text:p text:style-name="P147">Output NOT OK</text:p>
      <text:p text:style-name="P147"/>
      <text:p text:style-name="P147">{"error":"insuficient information"}</text:p>
      <text:p text:style-name="P147"/>
      <text:p text:style-name="P147"/>
      <text:list xml:id="list212839312722462" text:continue-numbering="true" text:style-name="L5">
        <text:list-item>
          <text:p text:style-name="P393"><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43"/>
      <text:p text:style-name="P142"/>
      <text:p text:style-name="P256"><text:span text:style-name="T230">Modificar de un usuario existente,</text:span> el <text:span text:style-name="T7">valor del </text:span>campo <text:span text:style-name="T8">nombre</text:span> mal definido sintáctica <text:span text:style-name="T205">o semánticamente</text:span>:</text:p>
      <text:p text:style-name="P161"/>
      <text:p text:style-name="P161"/>
      <text:list xml:id="list3929116208" text:style-name="L6">
        <text:list-item>
          <text:p text:style-name="P408"/>
        </text:list-item>
      </text:list>
      <text:p text:style-name="P194"/>
      <text:p text:style-name="P195">Input para output NOT OK</text:p>
      <text:p text:style-name="P195"/>
      <text:p text:style-name="P72"><text:tab/>{</text:p>
      <text:p text:style-name="P2"><text:span text:style-name="T19"><text:tab/>"name"</text:span>: “rootmod,</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 <text:tab/><text:tab/><text:tab/>modif"</text:span>, <text:span text:style-name="T19">"date"</text:span>:<text:span text:style-name="T52">"2021-07-05"</text:span>, <text:span text:style-name="T19">"services"</text:span>:[]}, {<text:span text:style-name="T19">"nameRole"</text:span>:<text:span text:style-name="T52">"update"</text:span>, <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195"/>
      <text:p text:style-name="P195"/>
      <text:p text:style-name="P195">Output NOT OK</text:p>
      <text:p text:style-name="P73"><text:tab/>{</text:p>
      <text:p text:style-name="P1"><text:span text:style-name="T19"><text:tab/>"timestamp"</text:span>: <text:span text:style-name="T52">"2021-07-06T20:02:54.748+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
      <text:p text:style-name="P1"/>
      <text:p text:style-name="P193"><text:soft-page-break/></text:p>
      <text:list xml:id="list212837849413844" text:continue-numbering="true" text:style-name="L6">
        <text:list-item>
          <text:p text:style-name="P408"/>
        </text:list-item>
      </text:list>
      <text:p text:style-name="P194"/>
      <text:p text:style-name="P195">Input para output NOT OK</text:p>
      <text:p text:style-name="P196"/>
      <text:p text:style-name="P72"><text:tab/>{</text:p>
      <text:p text:style-name="P2"><text:span text:style-name="T19"><text:tab/>"name"</text:span>:rootmod,</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 <text:tab/><text:tab/><text:tab/>modif"</text:span>, <text:span text:style-name="T19">"date"</text:span>:<text:span text:style-name="T52">"2021-07-05"</text:span>, <text:span text:style-name="T19">"services"</text:span>:[]}, {<text:span text:style-name="T19">"nameRole"</text:span>:<text:span text:style-name="T52">"update"</text:span>, <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195"/>
      <text:p text:style-name="P195"/>
      <text:p text:style-name="P195">Output NOT OK</text:p>
      <text:p text:style-name="P73"><text:tab/>{</text:p>
      <text:p text:style-name="P1"><text:span text:style-name="T19"><text:tab/>"timestamp"</text:span>: <text:span text:style-name="T52">"2021-07-06T20:02:54.748+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94"/>
      <text:list xml:id="list212839354518238" text:continue-numbering="true" text:style-name="L6">
        <text:list-item>
          <text:p text:style-name="P408"/>
        </text:list-item>
      </text:list>
      <text:p text:style-name="P194"/>
      <text:p text:style-name="P189"><text:span text:style-name="T197">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33">:</text:span></text:p>
      <text:p text:style-name="P322"/>
      <text:p text:style-name="P322">{"error":"Not found-&gt;User name not found"}</text:p>
      <text:p text:style-name="P195"/>
      <text:p text:style-name="P195"/>
      <text:p text:style-name="P195">Input para output NOT OK</text:p>
      <text:p text:style-name="P195"/>
      <text:p text:style-name="P72"><text:tab/>{</text:p>
      <text:p text:style-name="P2"><text:span text:style-name="T19"><text:tab/>"name"</text:span>:<text:span text:style-name="T52">"newroot"</text:span>,</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 <text:tab/><text:tab/><text:tab/>modif"</text:span>, <text:span text:style-name="T19">"date"</text:span>:<text:span text:style-name="T52">"2021-07-05"</text:span>, <text:span text:style-name="T19">"services"</text:span>:[]}, {<text:span text:style-name="T19">"nameRole"</text:span>:<text:span text:style-name="T52">"update"</text:span>, <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195"/>
      <text:p text:style-name="P195"/>
      <text:p text:style-name="P195">Output NOT OK</text:p>
      <text:p text:style-name="P195"/>
      <text:p text:style-name="P195"/>
      <text:p text:style-name="P194"><text:tab/>{"error":"User not found-&gt;Null or incorrect ID user"}</text:p>
      <text:p text:style-name="P194"/>
      <text:p text:style-name="P194"/>
      <text:list xml:id="list212837610735954" text:continue-numbering="true" text:style-name="L6">
        <text:list-item>
          <text:p text:style-name="P394"><text:span text:style-name="T172">Al p</text:span><text:span text:style-name="T166">oner </text:span><text:span text:style-name="T173">el valor del</text:span><text:span text:style-name="T166"> nombre o etiqueta de campo </text:span><text:span text:style-name="T175">nombre</text:span><text:span text:style-name="T166"> </text:span><text:span text:style-name="T172">de usuario,</text:span><text:span text:style-name="T166"> bien definido sintácticamente y mal definido semánticamente </text:span><text:span text:style-name="T174">(es decir </text:span><text:span text:style-name="T176">nombre de usuario</text:span><text:span text:style-name="T174"> inexistente en base de datos)</text:span><text:span text:style-name="T166">, </text:span><text:span text:style-name="T172">pero bien definido sintáctica y semánticamente el </text:span><text:span text:style-name="T176">id</text:span><text:span text:style-name="T172"> del usuario, no se espera error. Se busca el usuario por su </text:span><text:span text:style-name="T176">id</text:span><text:span text:style-name="T172"> y el </text:span><text:span text:style-name="T173">valor del </text:span><text:span text:style-name="T172">campo </text:span><text:span text:style-name="T176">nombre </text:span><text:span text:style-name="T177">de usuario</text:span><text:span text:style-name="T172"> mal definido es omitido para el servidor</text:span></text:p>
          <text:p text:style-name="P408"/>
        </text:list-item>
      </text:list>
      <text:p text:style-name="P160"><text:soft-page-break/></text:p>
      <text:p text:style-name="P256"><text:span text:style-name="T230">Modificar de un usuario existente,</text:span> el campo <text:span text:style-name="T9">contraseña</text:span> mal definido sintácticamente:</text:p>
      <text:p text:style-name="P161"/>
      <text:list xml:id="list3727342280" text:style-name="L7">
        <text:list-item>
          <text:p text:style-name="P409"/>
        </text:list-item>
      </text:list>
      <text:p text:style-name="P197"/>
      <text:p text:style-name="P199">Input para output NOT OK</text:p>
      <text:p text:style-name="P199"/>
      <text:p text:style-name="P75"><text:tab/>{</text:p>
      <text:p text:style-name="P2"><text:span text:style-name="T19"><text:tab/>"name"</text:span>:<text:span text:style-name="T52">"rootmod"</text:span>,</text:p>
      <text:p text:style-name="P2"><text:span text:style-name="T19"><text:tab/>"password:"</text:span>passroot<text:span text:style-name="T19">",</text:span></text:p>
      <text:p text:style-name="P2"><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9">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9">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77"><text:tab/>}</text:p>
      <text:p text:style-name="P199"/>
      <text:p text:style-name="P199">Output NOT OK</text:p>
      <text:p text:style-name="P199"/>
      <text:p text:style-name="P75"><text:tab/>{</text:p>
      <text:p text:style-name="P1"><text:span text:style-name="T19"><text:tab/>"timestamp"</text:span>: <text:span text:style-name="T52">"2021-07-06T20:17:16.154+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97"/>
      <text:p text:style-name="P197"/>
      <text:list xml:id="list212837614715774" text:continue-numbering="true" text:style-name="L7">
        <text:list-item>
          <text:p text:style-name="P409"/>
        </text:list-item>
      </text:list>
      <text:p text:style-name="P197"/>
      <text:p text:style-name="P200">Input para output NOT OK</text:p>
      <text:p text:style-name="P200"/>
      <text:p text:style-name="P76"><text:tab/>{</text:p>
      <text:p text:style-name="P9"><text:span text:style-name="T19"><text:tab/>"name"</text:span>:<text:span text:style-name="T52">"rootmod"</text:span>,</text:p>
      <text:p text:style-name="P9"><text:span text:style-name="T19"><text:tab/>password:"</text:span>passroot<text:span text:style-name="T19">",</text:span></text:p>
      <text:p text:style-name="P9"><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9">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9">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81"><text:tab/>}</text:p>
      <text:p text:style-name="P200"/>
      <text:p text:style-name="P200">Output NOT OK</text:p>
      <text:p text:style-name="P200"/>
      <text:p text:style-name="P76"><text:tab/>{</text:p>
      <text:p text:style-name="P9"><text:span text:style-name="T19"><text:tab/>"timestamp"</text:span>: <text:span text:style-name="T52">"2021-07-06T20:17:16.154+00:00"</text:span>,</text:p>
      <text:p text:style-name="P9"><text:span text:style-name="T19"><text:tab/>"status"</text:span>: <text:span text:style-name="T179">400</text:span>,</text:p>
      <text:p text:style-name="P9"><text:span text:style-name="T19"><text:tab/>"error"</text:span>: <text:span text:style-name="T52">"Bad Request"</text:span>,</text:p>
      <text:p text:style-name="P9"><text:span text:style-name="T19"><text:tab/>"path"</text:span>: <text:span text:style-name="T52">"/user/update"</text:span></text:p>
      <text:p text:style-name="P76"><text:tab/>}</text:p>
      <text:p text:style-name="P167"/>
      <text:p text:style-name="P160"/>
      <text:p text:style-name="P160"/>
      <text:p text:style-name="P160"/>
      <text:p text:style-name="P257"><text:soft-page-break/><text:span text:style-name="T37">Modificar de un usuario existente,</text:span><text:span text:style-name="T32"> el </text:span><text:span text:style-name="T35">valor del </text:span><text:span text:style-name="T32">campo </text:span><text:span text:style-name="T36">contraseña</text:span><text:span text:style-name="T32"> mal definido sintácticamente:</text:span></text:p>
      <text:p text:style-name="P67"/>
      <text:p text:style-name="P67"/>
      <text:p text:style-name="P80">Input para output NOT OK</text:p>
      <text:p text:style-name="P80"/>
      <text:p text:style-name="P81">{</text:p>
      <text:p text:style-name="P2"><text:span text:style-name="T19">"name"</text:span>:<text:span text:style-name="T52">"rootmod"</text:span>,</text:p>
      <text:p text:style-name="P2"><text:span text:style-name="T19">"passwordd"</text:span>:passroot<text:span text:style-name="T52">",</text:span></text:p>
      <text:p text:style-name="P2"><text:span text:style-name="T19">"</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9">2021-07-05</text:span><text:span text:style-name="T19">", "</text:span>services<text:span text:style-name="T19">":[]}, {"</text:span>nameRole<text:span text:style-name="T19">":"</text:span>add<text:span text:style-name="T19">", "</text:span>description<text:span text:style-name="T19">":"</text:span>permission for add user modif<text:span text:style-name="T19">", "</text:span>date<text:span text:style-name="T19">":"</text:span><text:span text:style-name="T179">2021-07-05</text:span><text:span text:style-name="T19">", "</text:span>services<text:span text:style-name="T19">":[]}, {"</text:span>nameRole<text:span text:style-name="T19">":"</text:span>update<text:span text:style-name="T19">", "</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77">}</text:p>
      <text:p text:style-name="P80"/>
      <text:p text:style-name="P80">Output NOT OK</text:p>
      <text:p text:style-name="P160"/>
      <text:p text:style-name="P68">{</text:p>
      <text:p text:style-name="P1"><text:span text:style-name="T19">"timestamp"</text:span>: <text:span text:style-name="T52">"2021-07-07T20:45:25.134+00:00"</text:span>,</text:p>
      <text:p text:style-name="P1"><text:span text:style-name="T19">"status"</text:span>: <text:span text:style-name="T179">400</text:span>,</text:p>
      <text:p text:style-name="P1"><text:span text:style-name="T19">"error"</text:span>: <text:span text:style-name="T52">"Bad Request"</text:span>,</text:p>
      <text:p text:style-name="P1"><text:span text:style-name="T19">"path"</text:span>: <text:span text:style-name="T52">"/user/update"</text:span></text:p>
      <text:p text:style-name="P1">}</text:p>
      <text:p text:style-name="P160"/>
      <text:p text:style-name="P256"><text:span text:style-name="T230">Modificar de un usuario existente,</text:span> el campo <text:span text:style-name="T10">roles </text:span>mal definido sintácticamente:</text:p>
      <text:p text:style-name="P161"/>
      <text:list xml:id="list1497132904" text:style-name="L8">
        <text:list-item>
          <text:p text:style-name="P410"/>
        </text:list-item>
      </text:list>
      <text:p text:style-name="P202"/>
      <text:p text:style-name="P205">Input para output NOT OK</text:p>
      <text:p text:style-name="P205"/>
      <text:p text:style-name="P87"><text:tab/>{</text:p>
      <text:p text:style-name="P2"><text:span text:style-name="T19"><text:tab/>"name"</text:span>:<text:span text:style-name="T52">"rootmod"</text:span>,</text:p>
      <text:p text:style-name="P2"><text:tab/>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9">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9">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77"><text:tab/>}</text:p>
      <text:p text:style-name="P205"/>
      <text:p text:style-name="P205"/>
      <text:p text:style-name="P205">Output NOT OK</text:p>
      <text:p text:style-name="P205"/>
      <text:p text:style-name="P87"><text:tab/>{</text:p>
      <text:p text:style-name="P1"><text:span text:style-name="T19"><text:tab/>"timestamp"</text:span>: <text:span text:style-name="T52">"2021-07-07T19:38:47.147+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202"/>
      <text:p text:style-name="P202"/>
      <text:p text:style-name="P202"/>
      <text:p text:style-name="P202"/>
      <text:p text:style-name="P202"/>
      <text:list xml:id="list212839563642583" text:continue-numbering="true" text:style-name="L8">
        <text:list-item>
          <text:p text:style-name="P410"><text:soft-page-break/></text:p>
        </text:list-item>
      </text:list>
      <text:p text:style-name="P202"/>
      <text:p text:style-name="P206">Input para output NOT OK</text:p>
      <text:p text:style-name="P204"/>
      <text:p text:style-name="P88"><text:tab/>{</text:p>
      <text:p text:style-name="P14"><text:span text:style-name="T19"><text:tab/>"name"</text:span>:<text:span text:style-name="T52">"rootmod"</text:span>,</text:p>
      <text:p text:style-name="P14"><text:tab/>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9">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9">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79"><text:tab/>}</text:p>
      <text:p text:style-name="P206"/>
      <text:p text:style-name="P206">Output NOT OK</text:p>
      <text:p text:style-name="P202"/>
      <text:p text:style-name="P88"><text:tab/>{</text:p>
      <text:p text:style-name="P36"><text:span text:style-name="T19"><text:tab/>"timestamp"</text:span>: <text:span text:style-name="T52">"2021-07-07T19:38:47.147+00:00"</text:span>,</text:p>
      <text:p text:style-name="P36"><text:span text:style-name="T19"><text:tab/>"status"</text:span>: <text:span text:style-name="T179">400</text:span>,</text:p>
      <text:p text:style-name="P36"><text:span text:style-name="T19"><text:tab/>"error"</text:span>: <text:span text:style-name="T52">"Bad Request"</text:span>,</text:p>
      <text:p text:style-name="P36"><text:span text:style-name="T19"><text:tab/>"path"</text:span>: <text:span text:style-name="T52">"/user/update"</text:span></text:p>
      <text:p text:style-name="P36"><text:tab/>}</text:p>
      <text:p text:style-name="P203"/>
      <text:p text:style-name="P256"><text:span text:style-name="T230">Modificar de un usuario existente,</text:span> el <text:span text:style-name="T7">valor del </text:span>campo <text:span text:style-name="T10">roles</text:span> mal definido sintácticamente <text:span text:style-name="T11">o semánticamente</text:span>:</text:p>
      <text:p text:style-name="P161"/>
      <text:list xml:id="list212839530026683" text:continue-list="list212839064474432" text:style-name="L2">
        <text:list-item>
          <text:p text:style-name="P406"><text:span text:style-name="T12">Modificar</text:span> campo id de rol, mal definido sintácticamente:</text:p>
        </text:list-item>
      </text:list>
      <text:p text:style-name="P172"/>
      <text:p text:style-name="P207">Input para output NOT OK</text:p>
      <text:p text:style-name="P207"/>
      <text:p text:style-name="P89"><text:tab/>{</text:p>
      <text:p text:style-name="P2"><text:span text:style-name="T19"><text:tab/>"name"</text:span>:<text:span text:style-name="T52">"rootmod"</text:span>,</text:p>
      <text:p text:style-name="P2"><text:span text:style-name="T19"><text:tab/>"roles"</text:span>:[{<text:span text:style-name="T19">"id:36,"</text:span>nameRole<text:span text:style-name="T19">":"</text:span>delete<text:span text:style-name="T19">", "</text:span>description<text:span text:style-name="T19">":"</text:span>permission for delete user<text:span text:style-name="T19">", <text:tab/><text:tab/><text:tab/>"</text:span>date<text:span text:style-name="T19">":"</text:span><text:span text:style-name="T179">2021-07-05</text:span><text:span text:style-name="T19">", "</text:span>services<text:span text:style-name="T19">":[]}, {"</text:span>nameRole<text:span text:style-name="T19">":"</text:span>add<text:span text:style-name="T19">", "</text:span>description<text:span text:style-name="T19">":"</text:span>permission <text:tab/><text:tab/>for add user modif<text:span text:style-name="T19">", "</text:span>date<text:span text:style-name="T19">":"</text:span><text:span text:style-name="T179">2021-07-05</text:span><text:span text:style-name="T19">", "</text:span>services<text:span text:style-name="T19">":[]}, {"</text:span>nameRole<text:span text:style-name="T19">":"</text:span>update<text:span text:style-name="T19">", <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77"><text:tab/>}</text:p>
      <text:p text:style-name="P207"/>
      <text:p text:style-name="P207"/>
      <text:p text:style-name="P207">Output NOT OK</text:p>
      <text:p text:style-name="P172"/>
      <text:p text:style-name="P63"><text:tab/>{</text:p>
      <text:p text:style-name="P1"><text:span text:style-name="T19"><text:tab/>"timestamp"</text:span>: <text:span text:style-name="T52">"2021-07-07T19:44:59.455+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72"/>
      <text:p text:style-name="P172"/>
      <text:p text:style-name="P172"/>
      <text:p text:style-name="P172"/>
      <text:p text:style-name="P172"/>
      <text:p text:style-name="P172"/>
      <text:p text:style-name="P172"/>
      <text:list xml:id="list212839232566229" text:continue-numbering="true" text:style-name="L2">
        <text:list-item>
          <text:p text:style-name="P406"><text:soft-page-break/><text:span text:style-name="T12">Modificar</text:span> el valor del campo id de rol, mal definido sintácticamente:</text:p>
        </text:list-item>
      </text:list>
      <text:p text:style-name="P172"/>
      <text:p text:style-name="P211">Input para output NOT OK</text:p>
      <text:p text:style-name="P211"/>
      <text:p text:style-name="P90"><text:tab/>{</text:p>
      <text:p text:style-name="P2"><text:span text:style-name="T19"><text:tab/>"name"</text:span>:<text:span text:style-name="T52">"rootmod"</text:span>,</text:p>
      <text:p text:style-name="P2"><text:span text:style-name="T19"><text:tab/>"roles"</text:span>:[{<text:span text:style-name="T19">"id"</text:span>:<text:span text:style-name="T52">"tres"</text:span>,<text:span text:style-name="T19">"nameRole"</text:span>:<text:span text:style-name="T52">"delete"</text:span>, <text:span text:style-name="T19">"description"</text:span>:<text:span text:style-name="T52">"permission for delete user"</text:span>, <text:tab/><text:tab/><text:tab/><text:span text:style-name="T19">"date"</text:span>:<text:span text:style-name="T52">"2021-07-05"</text:span>, <text:span text:style-name="T19">"services"</text:span>:[]}, {<text:span text:style-name="T19">"nameRole"</text:span>:<text:span text:style-name="T52">"add"</text:span>, <text:span text:style-name="T19">"description"</text:span>:<text:span text:style-name="T52">"permission <text:tab/><text:tab/>for add user modif"</text:span>, <text:span text:style-name="T19">"date"</text:span>:<text:span text:style-name="T52">"2021-07-05"</text:span>, <text:span text:style-name="T19">"services"</text:span>:[]}, {<text:span text:style-name="T19">"nameRole"</text:span>:<text:span text:style-name="T52">"update"</text:span>, <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211"/>
      <text:p text:style-name="P211">Output NOT OK</text:p>
      <text:p text:style-name="P172"/>
      <text:p text:style-name="P172"/>
      <text:p text:style-name="P63"><text:tab/>{</text:p>
      <text:p text:style-name="P1"><text:span text:style-name="T19"><text:tab/>"timestamp"</text:span>: <text:span text:style-name="T52">"2021-07-07T19:49:54.359+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72"/>
      <text:list xml:id="list212838768962124" text:continue-numbering="true" text:style-name="L2">
        <text:list-item>
          <text:p text:style-name="P411">Modificar el valor del campo id de rol, mal definido semánticamente (inexistente en base de datos) sin definir nombre de rol:</text:p>
        </text:list-item>
      </text:list>
      <text:p text:style-name="P208"/>
      <text:p text:style-name="P212">Input para output NOT OK</text:p>
      <text:p text:style-name="P213"/>
      <text:p text:style-name="P91"><text:tab/>{</text:p>
      <text:p text:style-name="P2"><text:span text:style-name="T19"><text:tab/>"name"</text:span>:<text:span text:style-name="T52">"rootmod"</text:span>,</text:p>
      <text:p text:style-name="P2"><text:span text:style-name="T19"><text:tab/>"roles"</text:span>:[{<text:span text:style-name="T19">"id"</text:span>:<text:span text:style-name="T179">100</text:span>, <text:span text:style-name="T19">"description"</text:span>:<text:span text:style-name="T52">"permission for delete user"</text:span>, <text:span text:style-name="T19">"date"</text:span>:<text:span text:style-name="T52">"2021-07-05"</text:span>, <text:tab/><text:tab/><text:tab/><text:span text:style-name="T19">"services"</text:span>:[]}, {<text:span text:style-name="T19">"nameRole"</text:span>:<text:span text:style-name="T52">"add"</text:span>, <text:span text:style-name="T19">"description"</text:span>:<text:span text:style-name="T52">"permission for add user modif"</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212"/>
      <text:p text:style-name="P212">Output NOT OK</text:p>
      <text:p text:style-name="P209"/>
      <text:p text:style-name="P209"/>
      <text:p text:style-name="P209">{"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209"/>
      <text:p text:style-name="P209"/>
      <text:p text:style-name="P209"/>
      <text:p text:style-name="P209"/>
      <text:p text:style-name="P209"/>
      <text:p text:style-name="P209"/>
      <text:p text:style-name="P209"/>
      <text:p text:style-name="P209"/>
      <text:p text:style-name="P209"/>
      <text:p text:style-name="P209"/>
      <text:list xml:id="list212838833382002" text:continue-numbering="true" text:style-name="L2">
        <text:list-item>
          <text:p text:style-name="P406"><text:soft-page-break/><text:span text:style-name="T12">Modificar</text:span> campo nombre de rol, mal definido sintácticamente:</text:p>
        </text:list-item>
      </text:list>
      <text:p text:style-name="P172"/>
      <text:p text:style-name="P219">Input para output NOT OK</text:p>
      <text:p text:style-name="P219"/>
      <text:p text:style-name="P78"><text:tab/>{</text:p>
      <text:p text:style-name="P2"><text:span text:style-name="T19"><text:tab/>"name"</text:span>:<text:span text:style-name="T52">"rootmod"</text:span>,</text:p>
      <text:p text:style-name="P2"><text:span text:style-name="T19"><text:tab/>"roles"</text:span>:[{<text:span text:style-name="T19">"nameRole:"</text:span>delete<text:span text:style-name="T19">", "</text:span>description<text:span text:style-name="T19">":"</text:span>permission for delete user<text:span text:style-name="T19">", "</text:span>date<text:span text:style-name="T19">":"</text:span><text:span text:style-name="T179">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9">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77"><text:tab/>}</text:p>
      <text:p text:style-name="P221"/>
      <text:p text:style-name="P219"/>
      <text:p text:style-name="P77">Output NOT OK</text:p>
      <text:p text:style-name="P217"/>
      <text:p text:style-name="P92"><text:tab/>{</text:p>
      <text:p text:style-name="P2"><text:span text:style-name="T19"><text:tab/>"timestamp"</text:span>: <text:span text:style-name="T52">"2021-07-07T20:13:23.725+00:00"</text:span>,</text:p>
      <text:p text:style-name="P2"><text:span text:style-name="T19"><text:tab/>"status"</text:span>: <text:span text:style-name="T179">400</text:span>,</text:p>
      <text:p text:style-name="P2"><text:span text:style-name="T19"><text:tab/>"error"</text:span>: <text:span text:style-name="T52">"Bad Request"</text:span>,</text:p>
      <text:p text:style-name="P2"><text:span text:style-name="T19"><text:tab/>"path"</text:span>: <text:span text:style-name="T52">"/user/update"</text:span></text:p>
      <text:p text:style-name="P2"><text:tab/>}</text:p>
      <text:p text:style-name="P214"/>
      <text:p text:style-name="P172"/>
      <text:list xml:id="list212837824572899" text:continue-numbering="true" text:style-name="L2">
        <text:list-item>
          <text:p text:style-name="P406"><text:span text:style-name="T12">Modificar</text:span> el valor del campo nombre de rol, mal definido sintácticamente:</text:p>
        </text:list-item>
      </text:list>
      <text:p text:style-name="P172"/>
      <text:p text:style-name="P172"/>
      <text:p text:style-name="P215">Input para output NOT OK</text:p>
      <text:p text:style-name="P215"/>
      <text:p text:style-name="P93"><text:tab/>{</text:p>
      <text:p text:style-name="P37"><text:span text:style-name="T19"><text:tab/>"name"</text:span>:<text:span text:style-name="T52">"rootmod"</text:span>,</text:p>
      <text:p text:style-name="P37"><text:span text:style-name="T19"><text:tab/>"roles"</text:span>:[{<text:span text:style-name="T19">"nameRole"</text:span>:delete<text:span text:style-name="T52">", "</text:span>description<text:span text:style-name="T19">":"</text:span>permission for delete user<text:span text:style-name="T19">", "</text:span>date<text:span text:style-name="T19">":"</text:span><text:span text:style-name="T179">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9">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80"><text:tab/>}</text:p>
      <text:p text:style-name="P216"/>
      <text:p text:style-name="P215">Output NOT OK</text:p>
      <text:p text:style-name="P215"/>
      <text:p text:style-name="P216"/>
      <text:p text:style-name="P93"><text:tab/>{</text:p>
      <text:p text:style-name="P10"><text:span text:style-name="T19"><text:tab/>"timestamp"</text:span>: <text:span text:style-name="T52">"2021-07-07T20:06:52.433+00:00"</text:span>,</text:p>
      <text:p text:style-name="P10"><text:span text:style-name="T19"><text:tab/>"status"</text:span>: <text:span text:style-name="T179">400</text:span>,</text:p>
      <text:p text:style-name="P10"><text:span text:style-name="T19"><text:tab/>"error"</text:span>: <text:span text:style-name="T52">"Bad Request"</text:span>,</text:p>
      <text:p text:style-name="P10"><text:span text:style-name="T19"><text:tab/>"path"</text:span>: <text:span text:style-name="T52">"/user/update"</text:span></text:p>
      <text:p text:style-name="P78"><text:tab/>}</text:p>
      <text:p text:style-name="P172"/>
      <text:p text:style-name="P172"/>
      <text:p text:style-name="P172"/>
      <text:p text:style-name="P172"/>
      <text:p text:style-name="P172"/>
      <text:p text:style-name="P172"/>
      <text:p text:style-name="P172"/>
      <text:list xml:id="list212838421954981" text:continue-numbering="true" text:style-name="L2">
        <text:list-item>
          <text:p text:style-name="P406"><text:soft-page-break/><text:span text:style-name="T12">Modificar</text:span> campo descripción de rol, mal definido sintácticamente:</text:p>
        </text:list-item>
      </text:list>
      <text:p text:style-name="P172"/>
      <text:p text:style-name="P172"/>
      <text:p text:style-name="P218">Input para output NOT OK</text:p>
      <text:p text:style-name="P218"/>
      <text:p text:style-name="P79"><text:tab/>{</text:p>
      <text:p text:style-name="P2"><text:span text:style-name="T19"><text:tab/>"name"</text:span>:<text:span text:style-name="T52">"rootmod"</text:span>,</text:p>
      <text:p text:style-name="P2"><text:span text:style-name="T19"><text:tab/>"roles"</text:span>:[{<text:span text:style-name="T19">"nameRole:""delete"</text:span>, <text:span text:style-name="T19">"description:"</text:span>permission for delete user<text:span text:style-name="T19">", "</text:span>date<text:span text:style-name="T19">":"</text:span><text:span text:style-name="T179">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9">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77"><text:tab/>}</text:p>
      <text:p text:style-name="P218"/>
      <text:p text:style-name="P218">Output NOT OK</text:p>
      <text:p text:style-name="P218"/>
      <text:p text:style-name="P79"><text:tab/>{</text:p>
      <text:p text:style-name="P2"><text:span text:style-name="T19"><text:tab/>"timestamp"</text:span>: <text:span text:style-name="T52">"2021-07-07T20:15:15.303+00:00"</text:span>,</text:p>
      <text:p text:style-name="P2"><text:span text:style-name="T19"><text:tab/>"status"</text:span>: <text:span text:style-name="T179">400</text:span>,</text:p>
      <text:p text:style-name="P2"><text:span text:style-name="T19"><text:tab/>"error"</text:span>: <text:span text:style-name="T52">"Bad Request"</text:span>,</text:p>
      <text:p text:style-name="P2"><text:span text:style-name="T19"><text:tab/>"path"</text:span>: <text:span text:style-name="T52">"/user/update"</text:span></text:p>
      <text:p text:style-name="P2"><text:tab/>}</text:p>
      <text:p text:style-name="P218"/>
      <text:list xml:id="list212838029647029" text:continue-numbering="true" text:style-name="L2">
        <text:list-item>
          <text:p text:style-name="P406"><text:span text:style-name="T12">Modificar</text:span> el valor del campo descripción de rol, mal definido sintácticamente:</text:p>
        </text:list-item>
      </text:list>
      <text:p text:style-name="P172"/>
      <text:p text:style-name="P218">Input para output NOT OK</text:p>
      <text:p text:style-name="P220"/>
      <text:p text:style-name="P79"><text:tab/>{</text:p>
      <text:p text:style-name="P2"><text:span text:style-name="T19"><text:tab/>"name"</text:span>:<text:span text:style-name="T52">"rootmod"</text:span>,</text:p>
      <text:p text:style-name="P2"><text:span text:style-name="T19"><text:tab/>"roles"</text:span>:[{<text:span text:style-name="T19">"nameRole:""delete"</text:span>, <text:span text:style-name="T19">"description"</text:span>:permission for delete user<text:span text:style-name="T52">", "</text:span>date<text:span text:style-name="T19">":"</text:span><text:span text:style-name="T179">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9">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9">2021-07-05</text:span><text:span text:style-name="T19">", "</text:span>services<text:span text:style-name="T19">":[]}]</text:span></text:p>
      <text:p text:style-name="P377"><text:tab/>}</text:p>
      <text:p text:style-name="P218"/>
      <text:p text:style-name="P218"/>
      <text:p text:style-name="P218">Output NOT OK</text:p>
      <text:p text:style-name="P218"/>
      <text:p text:style-name="P79"><text:tab/>{</text:p>
      <text:p text:style-name="P1"><text:span text:style-name="T19"><text:tab/>"timestamp"</text:span>: <text:span text:style-name="T52">"2021-07-07T20:16:31.495+00:00"</text:span>,</text:p>
      <text:p text:style-name="P1"><text:span text:style-name="T19"><text:tab/>"status"</text:span>: <text:span text:style-name="T179">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
      <text:p text:style-name="P1"/>
      <text:p text:style-name="P1"/>
      <text:p text:style-name="P1"/>
      <text:p text:style-name="P1"/>
      <text:p text:style-name="P1"/>
      <text:p text:style-name="P67"/>
      <text:p text:style-name="P220"/>
      <text:p text:style-name="P201"/>
      <text:p text:style-name="P113"><text:soft-page-break/>OUTPUTS WARNINGS:</text:p>
      <text:p text:style-name="P113"/>
      <text:list xml:id="list212837768475422" text:continue-numbering="true" text:style-name="L2">
        <text:list-header>
          <text:p text:style-name="P419">Modificar el valor del campo id de rol <text:span text:style-name="T207">y el valor del campo nombre de rol</text:span>, mal definido semánticamente (inexistente en base de datos). <text:span text:style-name="T208">Update de usuario puede implicar update 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list-header>
      </text:list>
      <text:p text:style-name="P210"/>
      <text:p text:style-name="P222">Input para output WARNING</text:p>
      <text:p text:style-name="P222"/>
      <text:p text:style-name="P225">Output WARNING</text:p>
      <text:p text:style-name="P225"/>
      <text:p text:style-name="P383"><text:span text:style-name="T81">Modificar de un usuario existente </text:span><text:span text:style-name="T82">el nombre o etiqueta del campo contraseña bien definido sintácticamente pero mal definido semánticamente </text:span><text:span text:style-name="T83">(campo no definido en la API)</text:span><text:span text:style-name="T82">. </text:span><text:span text:style-name="T83">En este escensario se omite </text:span><text:span text:style-name="T84">el valor del campo y se da aviso al cliente que el valor no fue registrado</text:span></text:p>
      <text:p text:style-name="P244"/>
      <text:p text:style-name="P223">Input para output WARNINGS</text:p>
      <text:p text:style-name="P223"/>
      <text:p text:style-name="P223">Output WARNING</text:p>
      <text:list xml:id="list2447905162" text:style-name="L9">
        <text:list-header>
          <text:p text:style-name="P412"/>
        </text:list-header>
      </text:list>
      <text:p text:style-name="P384"><text:span text:style-name="T81">Modificar de un usuario existente </text:span><text:span text:style-name="T82">el nombre o etiqueta del campo </text:span><text:span text:style-name="T80">rol</text:span><text:span text:style-name="T82"> bien definido sintácticamente pero mal definido semánticamente </text:span><text:span text:style-name="T83">(campo no definido en la API)</text:span><text:span text:style-name="T82">. </text:span><text:span text:style-name="T83">En este escensario se omite </text:span><text:span text:style-name="T80">el valor del campo y se da aviso al cliente que el valor no fue registrado</text:span></text:p>
      <text:p text:style-name="P198"/>
      <text:p text:style-name="P162"/>
      <text:p text:style-name="P223">Input para output WARNINGS</text:p>
      <text:p text:style-name="P223"/>
      <text:p text:style-name="P223">Output WARNING</text:p>
      <text:p text:style-name="P162"/>
      <text:p text:style-name="P115"/>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DELETE <text:span text:style-name="T95">USER</text:span>:</text:p>
      <text:p text:style-name="P114"/>
      <text:p text:style-name="P109">OUTPUTS OK:</text:p>
      <text:p text:style-name="P185"/>
      <text:p text:style-name="P272"><text:span text:style-name="T216">Eliminar usuario existente definiendo sintáctica y semánticamente </text:span><text:span text:style-name="T217">correcto </text:span><text:span text:style-name="T216">sólo id, </text:span><text:span text:style-name="T215">con endpoint </text:span><text:span text:style-name="T112">http://localhost:8040/user/update/</text:span><text:span text:style-name="T118">{id}</text:span><text:span text:style-name="T86">:</text:span></text:p>
      <text:p text:style-name="P150"/>
      <text:p text:style-name="P150"/>
      <text:p text:style-name="P154"><text:span text:style-name="T197">Get previo a </text:span><text:span text:style-name="T198">delete</text:span><text:span text:style-name="T197"> con enpoints </text:span><text:a xlink:type="simple" xlink:href="http://localhost:8040/user/get/name/nameusermod" text:style-name="Internet_20_link" text:visited-style-name="Visited_20_Internet_20_Link"><text:span text:style-name="T2">http://localhost:8040/user/get/name/</text:span></text:a><text:a xlink:type="simple" xlink:href="http://localhost:8040/user/get/name/nameusermod" text:style-name="Internet_20_link" text:visited-style-name="Visited_20_Internet_20_Link"><text:span text:style-name="T6">nameusermod</text:span></text:a><text:span text:style-name="T133">:</text:span></text:p>
      <text:p text:style-name="P323"/>
      <text:p text:style-name="P323">{"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50"/>
      <text:p text:style-name="P248"><text:span text:style-name="T209">endpoint</text:span><text:span text:style-name="T210"> para output </text:span><text:span text:style-name="T211">OK </text:span><text:a xlink:type="simple" xlink:href="http://localhost:8040/user/update/25" text:style-name="Internet_20_link" text:visited-style-name="Visited_20_Internet_20_Link"><text:span text:style-name="T143">http://localhost:8040/user/update/</text:span></text:a><text:a xlink:type="simple" xlink:href="http://localhost:8040/user/update/25" text:style-name="Internet_20_link" text:visited-style-name="Visited_20_Internet_20_Link"><text:span text:style-name="T144">25</text:span></text:a></text:p>
      <text:p text:style-name="P278"/>
      <text:p text:style-name="P278"/>
      <text:p text:style-name="P154"><text:span text:style-name="T146">Get </text:span><text:span text:style-name="T148">posterior</text:span><text:span text:style-name="T146"> a </text:span><text:span text:style-name="T147">delete</text:span><text:span text:style-name="T146"> con enpoints </text:span><text:span text:style-name="T145">http://localhost:8040/user/get/name/nameusermod</text:span><text:span text:style-name="T147">:</text:span></text:p>
      <text:p text:style-name="P224"/>
      <text:p text:style-name="P224">{"error":"Not found-&gt;User name not found"}</text:p>
      <text:p text:style-name="P150"/>
      <text:p text:style-name="P150"/>
      <text:p text:style-name="P275"><text:span text:style-name="T89">Eliminar usuario existente definiendo sintáctica y semánticamente </text:span><text:span text:style-name="T90">correcto </text:span><text:span text:style-name="T89">id </text:span><text:span text:style-name="T91">de usuario</text:span><text:span text:style-name="T89">, </text:span><text:span text:style-name="T88">con endpoint </text:span><text:span text:style-name="T119">http://localhost:8040/user/update</text:span></text:p>
      <text:p text:style-name="P297"/>
      <text:p text:style-name="P374"><text:span text:style-name="T99">Get </text:span><text:span text:style-name="T101">previo</text:span><text:span text:style-name="T99"> a </text:span><text:span text:style-name="T100">delete</text:span><text:span text:style-name="T99"> con enpoints </text:span><text:span text:style-name="T103">http://localhost:8040/user/get/name/</text:span><text:span text:style-name="T104">username</text:span><text:span text:style-name="T100">:</text:span></text:p>
      <text:p text:style-name="P324"/>
      <text:p text:style-name="P307">{"name":"username", "date":"2021-07-05", "roles":[]}</text:p>
      <text:p text:style-name="P324"/>
      <text:p text:style-name="P148"><text:span text:style-name="T140">Input </text:span><text:span text:style-name="T141">para output OK</text:span></text:p>
      <text:p text:style-name="P302"/>
      <text:p text:style-name="P292">{</text:p>
      <text:p text:style-name="P2"><text:span text:style-name="T19">"id"</text:span>:<text:span text:style-name="T179">27</text:span></text:p>
      <text:p text:style-name="P2">}</text:p>
      <text:p text:style-name="P153"/>
      <text:p text:style-name="P155"><text:span text:style-name="T108">Get </text:span><text:span text:style-name="T109">p</text:span><text:span text:style-name="T111">osterior</text:span><text:span text:style-name="T108"> a </text:span><text:span text:style-name="T110">delete</text:span><text:span text:style-name="T108"> con enpoints </text:span><text:a xlink:type="simple" xlink:href="http://localhost:8040/user/get/name/username" text:style-name="Internet_20_link" text:visited-style-name="Visited_20_Internet_20_Link"><text:span text:style-name="T114">http://localhost:8040/user/get/name/</text:span></text:a><text:a xlink:type="simple" xlink:href="http://localhost:8040/user/get/name/username" text:style-name="Internet_20_link" text:visited-style-name="Visited_20_Internet_20_Link"><text:span text:style-name="T115">username</text:span></text:a><text:span text:style-name="T110">:</text:span></text:p>
      <text:p text:style-name="P325"/>
      <text:p text:style-name="P325">{"error":"Not found-&gt;User name not found"}</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273"><text:soft-page-break/><text:span text:style-name="T216">Eliminar usuario existente definiendo sintáctica y semánticamente </text:span><text:span text:style-name="T217">correcto </text:span><text:span text:style-name="T218">nombre de usuario</text:span><text:span text:style-name="T216">, </text:span><text:span text:style-name="T215">con endpoint </text:span><text:span text:style-name="T142">http://localhost:8040/user/update</text:span></text:p>
      <text:p text:style-name="P298"/>
      <text:p text:style-name="P375"><text:span text:style-name="T99">Get </text:span><text:span text:style-name="T101">previo</text:span><text:span text:style-name="T99"> a </text:span><text:span text:style-name="T100">delete</text:span><text:span text:style-name="T99"> con enpoints </text:span><text:span text:style-name="T103">http://localhost:8040/user/get/name/</text:span><text:span text:style-name="T105">nameofuser</text:span><text:span text:style-name="T100">:</text:span></text:p>
      <text:p text:style-name="P326"/>
      <text:p text:style-name="P308">{"name":"nameofuser", "date":"2021-07-07", "roles":[]}</text:p>
      <text:p text:style-name="P326"/>
      <text:p text:style-name="P149"><text:span text:style-name="T140">Input </text:span><text:span text:style-name="T141">para output OK</text:span></text:p>
      <text:p text:style-name="P303"/>
      <text:p text:style-name="P293">{</text:p>
      <text:p text:style-name="P11"><text:span text:style-name="T19">"</text:span><text:span text:style-name="T25">name</text:span><text:span text:style-name="T19">"</text:span>:<text:span text:style-name="T179"> “</text:span><text:span text:style-name="T180">nameofuser</text:span><text:span text:style-name="T179">”</text:span></text:p>
      <text:p text:style-name="P11">}</text:p>
      <text:p text:style-name="P151"/>
      <text:p text:style-name="P156"><text:span text:style-name="T108">Get </text:span><text:span text:style-name="T109">p</text:span><text:span text:style-name="T111">osterior</text:span><text:span text:style-name="T108"> a </text:span><text:span text:style-name="T110">delete</text:span><text:span text:style-name="T108"> con enpoints </text:span><text:a xlink:type="simple" xlink:href="http://localhost:8040/user/get/name/username" text:style-name="Internet_20_link" text:visited-style-name="Visited_20_Internet_20_Link"><text:span text:style-name="T114">http://localhost:8040/user/get/name/</text:span></text:a><text:a xlink:type="simple" xlink:href="http://localhost:8040/user/get/name/username" text:style-name="Internet_20_link" text:visited-style-name="Visited_20_Internet_20_Link"><text:span text:style-name="T115">username</text:span></text:a><text:span text:style-name="T110">:</text:span></text:p>
      <text:p text:style-name="P326"/>
      <text:p text:style-name="P326">{"error":"Not found-&gt;User name not found"}</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09"><text:soft-page-break/>OUTPUTS NOT OK:</text:p>
      <text:p text:style-name="P185"/>
      <text:p text:style-name="P252"><text:span text:style-name="T222">Definir incorrectamente el</text:span> endpoint:</text:p>
      <text:p text:style-name="P304"/>
      <text:p text:style-name="P301"/>
      <text:list xml:id="list1274919793" text:style-name="L10">
        <text:list-item>
          <text:p text:style-name="P386"><text:span text:style-name="T106">Endpoint </text:span><text:span text:style-name="T102">http://localhost:8040/user/</text:span><text:span text:style-name="T107">delete</text:span><text:span text:style-name="T102">/“</text:span><text:span text:style-name="T106">30</text:span><text:span text:style-name="T102">”</text:span></text:p>
        </text:list-item>
      </text:list>
      <text:p text:style-name="P299"/>
      <text:p text:style-name="P299"/>
      <text:p text:style-name="P301">Output NOT OK</text:p>
      <text:p text:style-name="P301"/>
      <text:p text:style-name="P294"><text:tab/>{</text:p>
      <text:p text:style-name="P2"><text:span text:style-name="T19"><text:tab/>"timestamp"</text:span>: <text:span text:style-name="T52">"2021-07-07T21:42:17.958+00:00"</text:span>,</text:p>
      <text:p text:style-name="P2"><text:span text:style-name="T19"><text:tab/>"status"</text:span>: <text:span text:style-name="T179">400</text:span>,</text:p>
      <text:p text:style-name="P2"><text:span text:style-name="T19"><text:tab/>"error"</text:span>: <text:span text:style-name="T52">"Bad Request"</text:span>,</text:p>
      <text:p text:style-name="P2"><text:span text:style-name="T19"><text:tab/>"path"</text:span>: <text:span text:style-name="T52">"/user/delete/%2231%22"</text:span></text:p>
      <text:p text:style-name="P2"><text:tab/>}</text:p>
      <text:p text:style-name="P300"/>
      <text:list xml:id="list212838080713483" text:continue-numbering="true" text:style-name="L10">
        <text:list-item>
          <text:p text:style-name="P386"><text:span text:style-name="T67">Endpoint </text:span><text:span text:style-name="T102">http://localhost:8040/user/</text:span><text:span text:style-name="T107">delet</text:span></text:p>
        </text:list-item>
      </text:list>
      <text:p text:style-name="P305"/>
      <text:p text:style-name="P226"><text:span text:style-name="T108">Get </text:span><text:span text:style-name="T109">previo</text:span><text:span text:style-name="T108"> a </text:span><text:span text:style-name="T110">delete</text:span><text:span text:style-name="T108"> con enpoints </text:span><text:a xlink:type="simple" xlink:href="http://localhost:8040/user/get/name/user" text:style-name="Internet_20_link" text:visited-style-name="Visited_20_Internet_20_Link"><text:span text:style-name="T114">http://localhost:8040/user/get/name/</text:span></text:a><text:a xlink:type="simple" xlink:href="http://localhost:8040/user/get/name/user" text:style-name="Internet_20_link" text:visited-style-name="Visited_20_Internet_20_Link"><text:span text:style-name="T116">user</text:span></text:a><text:span text:style-name="T110">:</text:span></text:p>
      <text:p text:style-name="P327"/>
      <text:p text:style-name="P328"><text:tab/>{"name":"user", "date":"2021-07-07", "roles":[]}</text:p>
      <text:p text:style-name="P305"/>
      <text:p text:style-name="P304">Input para output NOT OK</text:p>
      <text:p text:style-name="P304"/>
      <text:p text:style-name="P295"><text:tab/>{</text:p>
      <text:p text:style-name="P2"><text:span text:style-name="T19"><text:tab/>"name"</text:span>:<text:span text:style-name="T52">"user"</text:span></text:p>
      <text:p text:style-name="P2"><text:tab/>}</text:p>
      <text:p text:style-name="P305"/>
      <text:p text:style-name="P301">Output NOT OK</text:p>
      <text:p text:style-name="P296"><text:tab/>{</text:p>
      <text:p text:style-name="P1"><text:span text:style-name="T19"><text:tab/>"timestamp"</text:span>: <text:span text:style-name="T52">"2021-07-07T21:44:02.619+00:00"</text:span>,</text:p>
      <text:p text:style-name="P1"><text:span text:style-name="T19"><text:tab/>"status"</text:span>: <text:span text:style-name="T179">404</text:span>,</text:p>
      <text:p text:style-name="P1"><text:span text:style-name="T19"><text:tab/>"error"</text:span>: <text:span text:style-name="T52">"Not Found"</text:span>,</text:p>
      <text:p text:style-name="P1"><text:span text:style-name="T19"><text:tab/>"path"</text:span>: <text:span text:style-name="T52">"/user/delet"</text:span></text:p>
      <text:p text:style-name="P1"><text:tab/>}</text:p>
      <text:p text:style-name="P305"/>
      <text:p text:style-name="P150"/>
      <text:p text:style-name="P253">Insertar <text:span text:style-name="T15">body</text:span> <text:span text:style-name="T16">vacío </text:span><text:span text:style-name="T223">usando endpoint de </text:span><text:span text:style-name="T17">delete sin id como parámetro:</text:span></text:p>
      <text:p text:style-name="P152"/>
      <text:p text:style-name="P152"/>
      <text:p text:style-name="P227">Output NOT OK</text:p>
      <text:p text:style-name="P227"/>
      <text:p text:style-name="P94">{</text:p>
      <text:p text:style-name="P2"><text:span text:style-name="T19">"timestamp"</text:span>: <text:span text:style-name="T52">"2021-07-07T21:47:15.338+00:00"</text:span>,</text:p>
      <text:p text:style-name="P2"><text:span text:style-name="T19">"status"</text:span>: <text:span text:style-name="T179">400</text:span>,</text:p>
      <text:p text:style-name="P2"><text:span text:style-name="T19">"error"</text:span>: <text:span text:style-name="T52">"Bad Request"</text:span>,</text:p>
      <text:p text:style-name="P2"><text:span text:style-name="T19">"path"</text:span>: <text:span text:style-name="T52">"/user/delete"</text:span></text:p>
      <text:p text:style-name="P2">}</text:p>
      <text:p text:style-name="P227"/>
      <text:p text:style-name="P150"/>
      <text:p text:style-name="P150"/>
      <text:p text:style-name="P268"><text:soft-page-break/>Eliminar usuario inexistente <text:span text:style-name="T13">definiendo sintáctica</text:span><text:span text:style-name="T14">mente correcto </text:span><text:span text:style-name="T226">el </text:span><text:span text:style-name="T13">id </text:span><text:span text:style-name="T221">de usuario </text:span><text:span text:style-name="T224">en el endpoint:</text:span></text:p>
      <text:p text:style-name="P228"/>
      <text:p text:style-name="P228"/>
      <text:p text:style-name="P249"><text:span text:style-name="T212">Endpoin</text:span><text:span text:style-name="T85">t: </text:span><text:span text:style-name="T117">http://localhost:8040/user/delete/100</text:span></text:p>
      <text:p text:style-name="P228"/>
      <text:p text:style-name="P228"/>
      <text:p text:style-name="P232">Output NOT OK</text:p>
      <text:p text:style-name="P232"/>
      <text:p text:style-name="P232">{"error":"org.springframework.dao.EmptyResultDataAccessException: No class com.example.demo.entity.EUser entity with id 100 exists!"}</text:p>
      <text:p text:style-name="P232"/>
      <text:p text:style-name="P269">Eliminar usuario inexistente <text:span text:style-name="T13">definiendo sintáctica</text:span><text:span text:style-name="T14">mente correcto </text:span><text:span text:style-name="T13">id </text:span><text:span text:style-name="T221">de usuario, </text:span><text:span text:style-name="T225">con id definido en el input</text:span><text:span text:style-name="T13">:</text:span></text:p>
      <text:p text:style-name="P229"/>
      <text:p text:style-name="P231"><text:span text:style-name="T226">Endpoin</text:span><text:span text:style-name="T87">t: </text:span><text:span text:style-name="T113">http://localhost:8040/user/delete</text:span></text:p>
      <text:p text:style-name="P229"/>
      <text:p text:style-name="P235">Input para output NOT OK</text:p>
      <text:p text:style-name="P235"/>
      <text:p text:style-name="P95">{</text:p>
      <text:p text:style-name="P2"><text:span text:style-name="T19">"id"</text:span>:<text:span text:style-name="T179">100</text:span></text:p>
      <text:p text:style-name="P2">}</text:p>
      <text:p text:style-name="P229"/>
      <text:p text:style-name="P233">Output NOT OK</text:p>
      <text:p text:style-name="P233"/>
      <text:p text:style-name="P233">{"error":"Excepcted ID user-&gt;ID user is null"}</text:p>
      <text:p text:style-name="P233"/>
      <text:p text:style-name="P233"/>
      <text:p text:style-name="P270">Eliminar usuario inexistente <text:span text:style-name="T13">definiendo sintáctica</text:span><text:span text:style-name="T14">mente correcto </text:span><text:span text:style-name="T227">nombre</text:span><text:span text:style-name="T13"> </text:span><text:span text:style-name="T221">de usuario:</text:span></text:p>
      <text:p text:style-name="P306"/>
      <text:p text:style-name="P230"/>
      <text:p text:style-name="P236">Input para output NOT OK</text:p>
      <text:p text:style-name="P236"/>
      <text:p text:style-name="P96">{</text:p>
      <text:p text:style-name="P12"><text:span text:style-name="T19">"</text:span><text:span text:style-name="T26">name</text:span><text:span text:style-name="T19">"</text:span>:<text:span text:style-name="T179"> “</text:span><text:span text:style-name="T181">asd</text:span><text:span text:style-name="T179">”</text:span></text:p>
      <text:p text:style-name="P12">}</text:p>
      <text:p text:style-name="P237"/>
      <text:p text:style-name="P230"/>
      <text:p text:style-name="P234">Output NOT OK</text:p>
      <text:p text:style-name="P234"/>
      <text:p text:style-name="P234">{"error":"User not found-&gt;user is null"}</text:p>
      <text:p text:style-name="P233"/>
      <text:p text:style-name="P157"/>
      <text:p text:style-name="P157"/>
      <text:p text:style-name="P157"/>
      <text:p text:style-name="P157"/>
      <text:p text:style-name="P157"/>
      <text:p text:style-name="P157"/>
      <text:p text:style-name="P157"/>
      <text:p text:style-name="P157"/>
      <text:p text:style-name="P258"><text:soft-page-break/><text:span text:style-name="T18">Eliminar usuario existente con</text:span> el campo <text:span text:style-name="T8">nombre</text:span> mal definido sintácticamente:</text:p>
      <text:p text:style-name="P163"/>
      <text:p text:style-name="P163"/>
      <text:p text:style-name="P240">Intput para output NOT OK</text:p>
      <text:p text:style-name="P238"/>
      <text:p text:style-name="P97">{</text:p>
      <text:p text:style-name="P2"><text:span text:style-name="T19">"name:"</text:span>user<text:span text:style-name="T19">"</text:span></text:p>
      <text:p text:style-name="P377">}</text:p>
      <text:p text:style-name="P238"/>
      <text:p text:style-name="P240">Output NOT OK</text:p>
      <text:p text:style-name="P240"/>
      <text:p text:style-name="P97">{</text:p>
      <text:p text:style-name="P2"><text:span text:style-name="T19">"timestamp"</text:span>: <text:span text:style-name="T52">"2021-07-07T22:02:23.996+00:00"</text:span>,</text:p>
      <text:p text:style-name="P2"><text:span text:style-name="T19">"status"</text:span>: <text:span text:style-name="T179">400</text:span>,</text:p>
      <text:p text:style-name="P2"><text:span text:style-name="T19">"error"</text:span>: <text:span text:style-name="T52">"Bad Request"</text:span>,</text:p>
      <text:p text:style-name="P2"><text:span text:style-name="T19">"path"</text:span>: <text:span text:style-name="T52">"/user/delete"</text:span></text:p>
      <text:p text:style-name="P2">}</text:p>
      <text:p text:style-name="P168"/>
      <text:p text:style-name="P258"><text:span text:style-name="T18">Eliminar usuario existente con</text:span> el <text:span text:style-name="T7">valor del </text:span>campo <text:span text:style-name="T8">nombre</text:span> mal definido sintácticamente:</text:p>
      <text:p text:style-name="P163"/>
      <text:p text:style-name="P164"/>
      <text:p text:style-name="P241">Intput para output NOT OK</text:p>
      <text:p text:style-name="P239"/>
      <text:p text:style-name="P98">{</text:p>
      <text:p text:style-name="P13"><text:span text:style-name="T19">"name":</text:span>user<text:span text:style-name="T19">"</text:span></text:p>
      <text:p text:style-name="P378">}</text:p>
      <text:p text:style-name="P239"/>
      <text:p text:style-name="P241">Output NOT OK</text:p>
      <text:p text:style-name="P241"/>
      <text:p text:style-name="P98">{</text:p>
      <text:p text:style-name="P13"><text:span text:style-name="T19">"timestamp"</text:span>: <text:span text:style-name="T52">"2021-07-07T22:02:23.996+00:00"</text:span>,</text:p>
      <text:p text:style-name="P13"><text:span text:style-name="T19">"status"</text:span>: <text:span text:style-name="T179">400</text:span>,</text:p>
      <text:p text:style-name="P13"><text:span text:style-name="T19">"error"</text:span>: <text:span text:style-name="T52">"Bad Request"</text:span>,</text:p>
      <text:p text:style-name="P13"><text:span text:style-name="T19">"path"</text:span>: <text:span text:style-name="T52">"/user/delete"</text:span></text:p>
      <text:p text:style-name="P99">}</text:p>
      <text:p text:style-name="P1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1" svg:font-family="'IBMPlexMono, monospace,', 'Droid Sans Fallback', '',', 'Droid Sans Mono', ',', monospace, ', monospace,', 'Droid Sans Fallback', 'font-weight: normal', 'font-size: 12px', 'line-height: 18px', 'white-space: pre'"/>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08T21:28:36.615334828</dc:date>
    <meta:editing-duration>P1DT22H23M51S</meta:editing-duration>
    <meta:editing-cycles>464</meta:editing-cycles>
    <meta:generator>LibreOffice/7.1.3.2$Linux_X86_64 LibreOffice_project/10$Build-2</meta:generator>
    <meta:document-statistic meta:table-count="0" meta:image-count="0" meta:object-count="0" meta:page-count="30" meta:paragraph-count="696" meta:word-count="3500" meta:character-count="31266" meta:non-whitespace-character-count="28011"/>
  </office:meta>
</office:document-meta>
</file>